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57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1" table:default-cell-style-name="Default"/>
        <table:table-column table:style-name="co4" table:number-columns-repeated="11" table:default-cell-style-name="Default"/>
        <table:table-row table:style-name="ro1">
          <table:table-cell office:value-type="string">
            <text:p>last_resid_dec</text:p>
          </table:table-cell>
          <table:table-cell office:value-type="string">
            <text:p>last_psi_dec</text:p>
          </table:table-cell>
          <table:table-cell office:value-type="string">
            <text:p>dest1</text:p>
          </table:table-cell>
          <table:table-cell office:value-type="string">
            <text:p>dest2</text:p>
          </table:table-cell>
          <table:table-cell office:value-type="string">
            <text:p>dest3</text:p>
          </table:table-cell>
          <table:table-cell office:value-type="string">
            <text:p>dest4</text:p>
          </table:table-cell>
          <table:table-cell office:value-type="string">
            <text:p>dest5</text:p>
          </table:table-cell>
          <table:table-cell office:value-type="string">
            <text:p>dest6</text:p>
          </table:table-cell>
          <table:table-cell office:value-type="string">
            <text:p>dest7</text:p>
          </table:table-cell>
          <table:table-cell office:value-type="string">
            <text:p>dest8</text:p>
          </table:table-cell>
          <table:table-cell office:value-type="string">
            <text:p>dest9</text:p>
          </table:table-cell>
          <table:table-cell office:value-type="string">
            <text:p>dest10</text:p>
          </table:table-cell>
          <table:table-cell office:value-type="string">
            <text:p>Marg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47409">
            <text:p>347409</text:p>
          </table:table-cell>
          <table:table-cell office:value-type="float" office:value="359874">
            <text:p>359874</text:p>
          </table:table-cell>
          <table:table-cell office:value-type="float" office:value="292552">
            <text:p>292552</text:p>
          </table:table-cell>
          <table:table-cell office:value-type="float" office:value="214194">
            <text:p>214194</text:p>
          </table:table-cell>
          <table:table-cell office:value-type="float" office:value="142543">
            <text:p>142543</text:p>
          </table:table-cell>
          <table:table-cell office:value-type="float" office:value="135785">
            <text:p>135785</text:p>
          </table:table-cell>
          <table:table-cell office:value-type="float" office:value="113378">
            <text:p>113378</text:p>
          </table:table-cell>
          <table:table-cell office:value-type="float" office:value="91638">
            <text:p>91638</text:p>
          </table:table-cell>
          <table:table-cell office:value-type="float" office:value="75226">
            <text:p>75226</text:p>
          </table:table-cell>
          <table:table-cell office:value-type="float" office:value="55205">
            <text:p>55205</text:p>
          </table:table-cell>
          <table:table-cell table:formula="of:=SUM([.C2:.L2])" office:value-type="float" office:value="1827804">
            <text:p>1827804</text:p>
          </table:table-cell>
          <table:table-cell table:formula="of:=[.C2]/[.$M2]" office:value-type="float" office:value="0.190069066486341">
            <text:p>0.19</text:p>
          </table:table-cell>
          <table:table-cell table:formula="of:=[.D2]/[.$M2]" office:value-type="float" office:value="0.196888725486978">
            <text:p>0.2</text:p>
          </table:table-cell>
          <table:table-cell table:formula="of:=[.E2]/[.$M2]" office:value-type="float" office:value="0.160056548732796">
            <text:p>0.16</text:p>
          </table:table-cell>
          <table:table-cell table:formula="of:=[.F2]/[.$M2]" office:value-type="float" office:value="0.117186525469908">
            <text:p>0.12</text:p>
          </table:table-cell>
          <table:table-cell table:formula="of:=[.G2]/[.$M2]" office:value-type="float" office:value="0.0779859328461914">
            <text:p>0.08</text:p>
          </table:table-cell>
          <table:table-cell table:formula="of:=[.H2]/[.$M2]" office:value-type="float" office:value="0.0742885998717587">
            <text:p>0.07</text:p>
          </table:table-cell>
          <table:table-cell table:formula="of:=[.I2]/[.$M2]" office:value-type="float" office:value="0.0620296268090014">
            <text:p>0.06</text:p>
          </table:table-cell>
          <table:table-cell table:formula="of:=[.J2]/[.$M2]" office:value-type="float" office:value="0.0501355725230933">
            <text:p>0.05</text:p>
          </table:table-cell>
          <table:table-cell table:formula="of:=[.K2]/[.$M2]" office:value-type="float" office:value="0.0411564916150747">
            <text:p>0.04</text:p>
          </table:table-cell>
          <table:table-cell table:formula="of:=[.L2]/[.$M2]" office:value-type="float" office:value="0.0302029101588573">
            <text:p>0.03</text:p>
          </table:table-cell>
          <table:table-cell table:formula="of:=SUM([.N2:.W2]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0459">
            <text:p>370459</text:p>
          </table:table-cell>
          <table:table-cell office:value-type="float" office:value="686482">
            <text:p>686482</text:p>
          </table:table-cell>
          <table:table-cell office:value-type="float" office:value="573392">
            <text:p>573392</text:p>
          </table:table-cell>
          <table:table-cell office:value-type="float" office:value="398277">
            <text:p>398277</text:p>
          </table:table-cell>
          <table:table-cell office:value-type="float" office:value="251538">
            <text:p>251538</text:p>
          </table:table-cell>
          <table:table-cell office:value-type="float" office:value="230321">
            <text:p>230321</text:p>
          </table:table-cell>
          <table:table-cell office:value-type="float" office:value="191147">
            <text:p>191147</text:p>
          </table:table-cell>
          <table:table-cell office:value-type="float" office:value="147690">
            <text:p>147690</text:p>
          </table:table-cell>
          <table:table-cell office:value-type="float" office:value="110044">
            <text:p>110044</text:p>
          </table:table-cell>
          <table:table-cell office:value-type="float" office:value="68864">
            <text:p>68864</text:p>
          </table:table-cell>
          <table:table-cell table:formula="of:=SUM([.C3:.L3])" office:value-type="float" office:value="3028214">
            <text:p>3028214</text:p>
          </table:table-cell>
          <table:table-cell table:formula="of:=[.C3]/[.$M3]" office:value-type="float" office:value="0.122335805857842">
            <text:p>0.12</text:p>
          </table:table-cell>
          <table:table-cell table:formula="of:=[.D3]/[.$M3]" office:value-type="float" office:value="0.22669533923296">
            <text:p>0.23</text:p>
          </table:table-cell>
          <table:table-cell table:formula="of:=[.E3]/[.$M3]" office:value-type="float" office:value="0.189349894029946">
            <text:p>0.19</text:p>
          </table:table-cell>
          <table:table-cell table:formula="of:=[.F3]/[.$M3]" office:value-type="float" office:value="0.131522078690608">
            <text:p>0.13</text:p>
          </table:table-cell>
          <table:table-cell table:formula="of:=[.G3]/[.$M3]" office:value-type="float" office:value="0.0830648032140397">
            <text:p>0.08</text:p>
          </table:table-cell>
          <table:table-cell table:formula="of:=[.H3]/[.$M3]" office:value-type="float" office:value="0.0760583631143638">
            <text:p>0.08</text:p>
          </table:table-cell>
          <table:table-cell table:formula="of:=[.I3]/[.$M3]" office:value-type="float" office:value="0.063122025061637">
            <text:p>0.06</text:p>
          </table:table-cell>
          <table:table-cell table:formula="of:=[.J3]/[.$M3]" office:value-type="float" office:value="0.0487713219739424">
            <text:p>0.05</text:p>
          </table:table-cell>
          <table:table-cell table:formula="of:=[.K3]/[.$M3]" office:value-type="float" office:value="0.0363395717739896">
            <text:p>0.04</text:p>
          </table:table-cell>
          <table:table-cell table:formula="of:=[.L3]/[.$M3]" office:value-type="float" office:value="0.0227407970506708">
            <text:p>0.02</text:p>
          </table:table-cell>
          <table:table-cell table:formula="of:=SUM([.N3:.W3]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6979">
            <text:p>296979</text:p>
          </table:table-cell>
          <table:table-cell office:value-type="float" office:value="550056">
            <text:p>550056</text:p>
          </table:table-cell>
          <table:table-cell office:value-type="float" office:value="564756">
            <text:p>564756</text:p>
          </table:table-cell>
          <table:table-cell office:value-type="float" office:value="419736">
            <text:p>419736</text:p>
          </table:table-cell>
          <table:table-cell office:value-type="float" office:value="269949">
            <text:p>269949</text:p>
          </table:table-cell>
          <table:table-cell office:value-type="float" office:value="251050">
            <text:p>251050</text:p>
          </table:table-cell>
          <table:table-cell office:value-type="float" office:value="212872">
            <text:p>212872</text:p>
          </table:table-cell>
          <table:table-cell office:value-type="float" office:value="170169">
            <text:p>170169</text:p>
          </table:table-cell>
          <table:table-cell office:value-type="float" office:value="127017">
            <text:p>127017</text:p>
          </table:table-cell>
          <table:table-cell office:value-type="float" office:value="76010">
            <text:p>76010</text:p>
          </table:table-cell>
          <table:table-cell table:formula="of:=SUM([.C4:.L4])" office:value-type="float" office:value="2938594">
            <text:p>2938594</text:p>
          </table:table-cell>
          <table:table-cell table:formula="of:=[.C4]/[.$M4]" office:value-type="float" office:value="0.101061596123861">
            <text:p>0.1</text:p>
          </table:table-cell>
          <table:table-cell table:formula="of:=[.D4]/[.$M4]" office:value-type="float" office:value="0.187183394507714">
            <text:p>0.19</text:p>
          </table:table-cell>
          <table:table-cell table:formula="of:=[.E4]/[.$M4]" office:value-type="float" office:value="0.192185786808249">
            <text:p>0.19</text:p>
          </table:table-cell>
          <table:table-cell table:formula="of:=[.F4]/[.$M4]" office:value-type="float" office:value="0.142835655418884">
            <text:p>0.14</text:p>
          </table:table-cell>
          <table:table-cell table:formula="of:=[.G4]/[.$M4]" office:value-type="float" office:value="0.0918633196692023">
            <text:p>0.09</text:p>
          </table:table-cell>
          <table:table-cell table:formula="of:=[.H4]/[.$M4]" office:value-type="float" office:value="0.0854320127244526">
            <text:p>0.09</text:p>
          </table:table-cell>
          <table:table-cell table:formula="of:=[.I4]/[.$M4]" office:value-type="float" office:value="0.0724400852924902">
            <text:p>0.07</text:p>
          </table:table-cell>
          <table:table-cell table:formula="of:=[.J4]/[.$M4]" office:value-type="float" office:value="0.0579083058088324">
            <text:p>0.06</text:p>
          </table:table-cell>
          <table:table-cell table:formula="of:=[.K4]/[.$M4]" office:value-type="float" office:value="0.0432237321657909">
            <text:p>0.04</text:p>
          </table:table-cell>
          <table:table-cell table:formula="of:=[.L4]/[.$M4]" office:value-type="float" office:value="0.0258661114805244">
            <text:p>0.03</text:p>
          </table:table-cell>
          <table:table-cell table:formula="of:=SUM([.N4:.W4]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8494">
            <text:p>208494</text:p>
          </table:table-cell>
          <table:table-cell office:value-type="float" office:value="365161">
            <text:p>365161</text:p>
          </table:table-cell>
          <table:table-cell office:value-type="float" office:value="400647">
            <text:p>400647</text:p>
          </table:table-cell>
          <table:table-cell office:value-type="float" office:value="360807">
            <text:p>360807</text:p>
          </table:table-cell>
          <table:table-cell office:value-type="float" office:value="247870">
            <text:p>247870</text:p>
          </table:table-cell>
          <table:table-cell office:value-type="float" office:value="227937">
            <text:p>227937</text:p>
          </table:table-cell>
          <table:table-cell office:value-type="float" office:value="195461">
            <text:p>195461</text:p>
          </table:table-cell>
          <table:table-cell office:value-type="float" office:value="157239">
            <text:p>157239</text:p>
          </table:table-cell>
          <table:table-cell office:value-type="float" office:value="115797">
            <text:p>115797</text:p>
          </table:table-cell>
          <table:table-cell office:value-type="float" office:value="66416">
            <text:p>66416</text:p>
          </table:table-cell>
          <table:table-cell table:formula="of:=SUM([.C5:.L5])" office:value-type="float" office:value="2345829">
            <text:p>2345829</text:p>
          </table:table-cell>
          <table:table-cell table:formula="of:=[.C5]/[.$M5]" office:value-type="float" office:value="0.0888786011256575">
            <text:p>0.09</text:p>
          </table:table-cell>
          <table:table-cell table:formula="of:=[.D5]/[.$M5]" office:value-type="float" office:value="0.155663946519546">
            <text:p>0.16</text:p>
          </table:table-cell>
          <table:table-cell table:formula="of:=[.E5]/[.$M5]" office:value-type="float" office:value="0.170791221355009">
            <text:p>0.17</text:p>
          </table:table-cell>
          <table:table-cell table:formula="of:=[.F5]/[.$M5]" office:value-type="float" office:value="0.153807886252579">
            <text:p>0.15</text:p>
          </table:table-cell>
          <table:table-cell table:formula="of:=[.G5]/[.$M5]" office:value-type="float" office:value="0.105664138349385">
            <text:p>0.11</text:p>
          </table:table-cell>
          <table:table-cell table:formula="of:=[.H5]/[.$M5]" office:value-type="float" office:value="0.0971669290472579">
            <text:p>0.1</text:p>
          </table:table-cell>
          <table:table-cell table:formula="of:=[.I5]/[.$M5]" office:value-type="float" office:value="0.0833227826921741">
            <text:p>0.08</text:p>
          </table:table-cell>
          <table:table-cell table:formula="of:=[.J5]/[.$M5]" office:value-type="float" office:value="0.0670291824340137">
            <text:p>0.07</text:p>
          </table:table-cell>
          <table:table-cell table:formula="of:=[.K5]/[.$M5]" office:value-type="float" office:value="0.0493629331038196">
            <text:p>0.05</text:p>
          </table:table-cell>
          <table:table-cell table:formula="of:=[.L5]/[.$M5]" office:value-type="float" office:value="0.0283123791205582">
            <text:p>0.03</text:p>
          </table:table-cell>
          <table:table-cell table:formula="of:=SUM([.N5:.W5]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9241">
            <text:p>139241</text:p>
          </table:table-cell>
          <table:table-cell office:value-type="float" office:value="232668">
            <text:p>232668</text:p>
          </table:table-cell>
          <table:table-cell office:value-type="float" office:value="258919">
            <text:p>258919</text:p>
          </table:table-cell>
          <table:table-cell office:value-type="float" office:value="255859">
            <text:p>255859</text:p>
          </table:table-cell>
          <table:table-cell office:value-type="float" office:value="205453">
            <text:p>205453</text:p>
          </table:table-cell>
          <table:table-cell office:value-type="float" office:value="196515">
            <text:p>196515</text:p>
          </table:table-cell>
          <table:table-cell office:value-type="float" office:value="170878">
            <text:p>170878</text:p>
          </table:table-cell>
          <table:table-cell office:value-type="float" office:value="133042">
            <text:p>133042</text:p>
          </table:table-cell>
          <table:table-cell office:value-type="float" office:value="96120">
            <text:p>96120</text:p>
          </table:table-cell>
          <table:table-cell office:value-type="float" office:value="53844">
            <text:p>53844</text:p>
          </table:table-cell>
          <table:table-cell table:formula="of:=SUM([.C6:.L6])" office:value-type="float" office:value="1742539">
            <text:p>1742539</text:p>
          </table:table-cell>
          <table:table-cell table:formula="of:=[.C6]/[.$M6]" office:value-type="float" office:value="0.0799069633448663">
            <text:p>0.08</text:p>
          </table:table-cell>
          <table:table-cell table:formula="of:=[.D6]/[.$M6]" office:value-type="float" office:value="0.133522406098228">
            <text:p>0.13</text:p>
          </table:table-cell>
          <table:table-cell table:formula="of:=[.E6]/[.$M6]" office:value-type="float" office:value="0.148587205221806">
            <text:p>0.15</text:p>
          </table:table-cell>
          <table:table-cell table:formula="of:=[.F6]/[.$M6]" office:value-type="float" office:value="0.146831146964286">
            <text:p>0.15</text:p>
          </table:table-cell>
          <table:table-cell table:formula="of:=[.G6]/[.$M6]" office:value-type="float" office:value="0.117904391236007">
            <text:p>0.12</text:p>
          </table:table-cell>
          <table:table-cell table:formula="of:=[.H6]/[.$M6]" office:value-type="float" office:value="0.112775094273356">
            <text:p>0.11</text:p>
          </table:table-cell>
          <table:table-cell table:formula="of:=[.I6]/[.$M6]" office:value-type="float" office:value="0.0980626545517776">
            <text:p>0.1</text:p>
          </table:table-cell>
          <table:table-cell table:formula="of:=[.J6]/[.$M6]" office:value-type="float" office:value="0.0763495106852702">
            <text:p>0.08</text:p>
          </table:table-cell>
          <table:table-cell table:formula="of:=[.K6]/[.$M6]" office:value-type="float" office:value="0.0551608887950284">
            <text:p>0.06</text:p>
          </table:table-cell>
          <table:table-cell table:formula="of:=[.L6]/[.$M6]" office:value-type="float" office:value="0.0308997388293748">
            <text:p>0.03</text:p>
          </table:table-cell>
          <table:table-cell table:formula="of:=SUM([.N6:.W6]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3887">
            <text:p>123887</text:p>
          </table:table-cell>
          <table:table-cell office:value-type="float" office:value="203391">
            <text:p>203391</text:p>
          </table:table-cell>
          <table:table-cell office:value-type="float" office:value="231049">
            <text:p>231049</text:p>
          </table:table-cell>
          <table:table-cell office:value-type="float" office:value="229284">
            <text:p>229284</text:p>
          </table:table-cell>
          <table:table-cell office:value-type="float" office:value="199804">
            <text:p>199804</text:p>
          </table:table-cell>
          <table:table-cell office:value-type="float" office:value="220406">
            <text:p>220406</text:p>
          </table:table-cell>
          <table:table-cell office:value-type="float" office:value="199908">
            <text:p>199908</text:p>
          </table:table-cell>
          <table:table-cell office:value-type="float" office:value="159882">
            <text:p>159882</text:p>
          </table:table-cell>
          <table:table-cell office:value-type="float" office:value="112636">
            <text:p>112636</text:p>
          </table:table-cell>
          <table:table-cell office:value-type="float" office:value="60332">
            <text:p>60332</text:p>
          </table:table-cell>
          <table:table-cell table:formula="of:=SUM([.C7:.L7])" office:value-type="float" office:value="1740579">
            <text:p>1740579</text:p>
          </table:table-cell>
          <table:table-cell table:formula="of:=[.C7]/[.$M7]" office:value-type="float" office:value="0.0711757409459726">
            <text:p>0.07</text:p>
          </table:table-cell>
          <table:table-cell table:formula="of:=[.D7]/[.$M7]" office:value-type="float" office:value="0.116852495635073">
            <text:p>0.12</text:p>
          </table:table-cell>
          <table:table-cell table:formula="of:=[.E7]/[.$M7]" office:value-type="float" office:value="0.132742610361265">
            <text:p>0.13</text:p>
          </table:table-cell>
          <table:table-cell table:formula="of:=[.F7]/[.$M7]" office:value-type="float" office:value="0.131728579972526">
            <text:p>0.13</text:p>
          </table:table-cell>
          <table:table-cell table:formula="of:=[.G7]/[.$M7]" office:value-type="float" office:value="0.114791687133994">
            <text:p>0.11</text:p>
          </table:table-cell>
          <table:table-cell table:formula="of:=[.H7]/[.$M7]" office:value-type="float" office:value="0.126627978391099">
            <text:p>0.13</text:p>
          </table:table-cell>
          <table:table-cell table:formula="of:=[.I7]/[.$M7]" office:value-type="float" office:value="0.114851437366531">
            <text:p>0.11</text:p>
          </table:table-cell>
          <table:table-cell table:formula="of:=[.J7]/[.$M7]" office:value-type="float" office:value="0.0918556411401034">
            <text:p>0.09</text:p>
          </table:table-cell>
          <table:table-cell table:formula="of:=[.K7]/[.$M7]" office:value-type="float" office:value="0.0647117999240483">
            <text:p>0.06</text:p>
          </table:table-cell>
          <table:table-cell table:formula="of:=[.L7]/[.$M7]" office:value-type="float" office:value="0.0346620291293874">
            <text:p>0.03</text:p>
          </table:table-cell>
          <table:table-cell table:formula="of:=SUM([.N7:.W7]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4281">
            <text:p>104281</text:p>
          </table:table-cell>
          <table:table-cell office:value-type="float" office:value="167600">
            <text:p>167600</text:p>
          </table:table-cell>
          <table:table-cell office:value-type="float" office:value="195372">
            <text:p>195372</text:p>
          </table:table-cell>
          <table:table-cell office:value-type="float" office:value="195652">
            <text:p>195652</text:p>
          </table:table-cell>
          <table:table-cell office:value-type="float" office:value="172991">
            <text:p>172991</text:p>
          </table:table-cell>
          <table:table-cell office:value-type="float" office:value="208724">
            <text:p>208724</text:p>
          </table:table-cell>
          <table:table-cell office:value-type="float" office:value="232813">
            <text:p>232813</text:p>
          </table:table-cell>
          <table:table-cell office:value-type="float" office:value="198888">
            <text:p>198888</text:p>
          </table:table-cell>
          <table:table-cell office:value-type="float" office:value="137007">
            <text:p>137007</text:p>
          </table:table-cell>
          <table:table-cell office:value-type="float" office:value="69267">
            <text:p>69267</text:p>
          </table:table-cell>
          <table:table-cell table:formula="of:=SUM([.C8:.L8])" office:value-type="float" office:value="1682595">
            <text:p>1682595</text:p>
          </table:table-cell>
          <table:table-cell table:formula="of:=[.C8]/[.$M8]" office:value-type="float" office:value="0.0619762925718904">
            <text:p>0.06</text:p>
          </table:table-cell>
          <table:table-cell table:formula="of:=[.D8]/[.$M8]" office:value-type="float" office:value="0.0996080459052832">
            <text:p>0.1</text:p>
          </table:table-cell>
          <table:table-cell table:formula="of:=[.E8]/[.$M8]" office:value-type="float" office:value="0.116113503249445">
            <text:p>0.12</text:p>
          </table:table-cell>
          <table:table-cell table:formula="of:=[.F8]/[.$M8]" office:value-type="float" office:value="0.116279912872676">
            <text:p>0.12</text:p>
          </table:table-cell>
          <table:table-cell table:formula="of:=[.G8]/[.$M8]" office:value-type="float" office:value="0.102812025472559">
            <text:p>0.1</text:p>
          </table:table-cell>
          <table:table-cell table:formula="of:=[.H8]/[.$M8]" office:value-type="float" office:value="0.124048864997222">
            <text:p>0.12</text:p>
          </table:table-cell>
          <table:table-cell table:formula="of:=[.I8]/[.$M8]" office:value-type="float" office:value="0.138365441475816">
            <text:p>0.14</text:p>
          </table:table-cell>
          <table:table-cell table:formula="of:=[.J8]/[.$M8]" office:value-type="float" office:value="0.118203132661157">
            <text:p>0.12</text:p>
          </table:table-cell>
          <table:table-cell table:formula="of:=[.K8]/[.$M8]" office:value-type="float" office:value="0.0814260116070712">
            <text:p>0.08</text:p>
          </table:table-cell>
          <table:table-cell table:formula="of:=[.L8]/[.$M8]" office:value-type="float" office:value="0.041166769186881">
            <text:p>0.04</text:p>
          </table:table-cell>
          <table:table-cell table:formula="of:=SUM([.N8:.W8]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1123">
            <text:p>81123</text:p>
          </table:table-cell>
          <table:table-cell office:value-type="float" office:value="127836">
            <text:p>127836</text:p>
          </table:table-cell>
          <table:table-cell office:value-type="float" office:value="154396">
            <text:p>154396</text:p>
          </table:table-cell>
          <table:table-cell office:value-type="float" office:value="156194">
            <text:p>156194</text:p>
          </table:table-cell>
          <table:table-cell office:value-type="float" office:value="139511">
            <text:p>139511</text:p>
          </table:table-cell>
          <table:table-cell office:value-type="float" office:value="171228">
            <text:p>171228</text:p>
          </table:table-cell>
          <table:table-cell office:value-type="float" office:value="209592">
            <text:p>209592</text:p>
          </table:table-cell>
          <table:table-cell office:value-type="float" office:value="227595">
            <text:p>227595</text:p>
          </table:table-cell>
          <table:table-cell office:value-type="float" office:value="175252">
            <text:p>175252</text:p>
          </table:table-cell>
          <table:table-cell office:value-type="float" office:value="82179">
            <text:p>82179</text:p>
          </table:table-cell>
          <table:table-cell table:formula="of:=SUM([.C9:.L9])" office:value-type="float" office:value="1524906">
            <text:p>1524906</text:p>
          </table:table-cell>
          <table:table-cell table:formula="of:=[.C9]/[.$M9]" office:value-type="float" office:value="0.0531986889683692">
            <text:p>0.05</text:p>
          </table:table-cell>
          <table:table-cell table:formula="of:=[.D9]/[.$M9]" office:value-type="float" office:value="0.083832052598652">
            <text:p>0.08</text:p>
          </table:table-cell>
          <table:table-cell table:formula="of:=[.E9]/[.$M9]" office:value-type="float" office:value="0.101249519642522">
            <text:p>0.1</text:p>
          </table:table-cell>
          <table:table-cell table:formula="of:=[.F9]/[.$M9]" office:value-type="float" office:value="0.102428608714242">
            <text:p>0.1</text:p>
          </table:table-cell>
          <table:table-cell table:formula="of:=[.G9]/[.$M9]" office:value-type="float" office:value="0.0914882622273111">
            <text:p>0.09</text:p>
          </table:table-cell>
          <table:table-cell table:formula="of:=[.H9]/[.$M9]" office:value-type="float" office:value="0.112287577070324">
            <text:p>0.11</text:p>
          </table:table-cell>
          <table:table-cell table:formula="of:=[.I9]/[.$M9]" office:value-type="float" office:value="0.137445849121192">
            <text:p>0.14</text:p>
          </table:table-cell>
          <table:table-cell table:formula="of:=[.J9]/[.$M9]" office:value-type="float" office:value="0.149251822735303">
            <text:p>0.15</text:p>
          </table:table-cell>
          <table:table-cell table:formula="of:=[.K9]/[.$M9]" office:value-type="float" office:value="0.114926428251971">
            <text:p>0.11</text:p>
          </table:table-cell>
          <table:table-cell table:formula="of:=[.L9]/[.$M9]" office:value-type="float" office:value="0.0538911906701134">
            <text:p>0.05</text:p>
          </table:table-cell>
          <table:table-cell table:formula="of:=SUM([.N9:.W9]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9305">
            <text:p>59305</text:p>
          </table:table-cell>
          <table:table-cell office:value-type="float" office:value="88934">
            <text:p>88934</text:p>
          </table:table-cell>
          <table:table-cell office:value-type="float" office:value="110430">
            <text:p>110430</text:p>
          </table:table-cell>
          <table:table-cell office:value-type="float" office:value="113662">
            <text:p>113662</text:p>
          </table:table-cell>
          <table:table-cell office:value-type="float" office:value="99483">
            <text:p>99483</text:p>
          </table:table-cell>
          <table:table-cell office:value-type="float" office:value="123809">
            <text:p>123809</text:p>
          </table:table-cell>
          <table:table-cell office:value-type="float" office:value="153582">
            <text:p>153582</text:p>
          </table:table-cell>
          <table:table-cell office:value-type="float" office:value="196733">
            <text:p>196733</text:p>
          </table:table-cell>
          <table:table-cell office:value-type="float" office:value="237622">
            <text:p>237622</text:p>
          </table:table-cell>
          <table:table-cell office:value-type="float" office:value="133822">
            <text:p>133822</text:p>
          </table:table-cell>
          <table:table-cell table:formula="of:=SUM([.C10:.L10])" office:value-type="float" office:value="1317382">
            <text:p>1317382</text:p>
          </table:table-cell>
          <table:table-cell table:formula="of:=[.C10]/[.$M10]" office:value-type="float" office:value="0.0450173146437404">
            <text:p>0.05</text:p>
          </table:table-cell>
          <table:table-cell table:formula="of:=[.D10]/[.$M10]" office:value-type="float" office:value="0.0675081335557948">
            <text:p>0.07</text:p>
          </table:table-cell>
          <table:table-cell table:formula="of:=[.E10]/[.$M10]" office:value-type="float" office:value="0.0838253445090338">
            <text:p>0.08</text:p>
          </table:table-cell>
          <table:table-cell table:formula="of:=[.F10]/[.$M10]" office:value-type="float" office:value="0.0862786951696623">
            <text:p>0.09</text:p>
          </table:table-cell>
          <table:table-cell table:formula="of:=[.G10]/[.$M10]" office:value-type="float" office:value="0.0755156818599313">
            <text:p>0.08</text:p>
          </table:table-cell>
          <table:table-cell table:formula="of:=[.H10]/[.$M10]" office:value-type="float" office:value="0.0939810928037578">
            <text:p>0.09</text:p>
          </table:table-cell>
          <table:table-cell table:formula="of:=[.I10]/[.$M10]" office:value-type="float" office:value="0.116581219418513">
            <text:p>0.12</text:p>
          </table:table-cell>
          <table:table-cell table:formula="of:=[.J10]/[.$M10]" office:value-type="float" office:value="0.149336335246724">
            <text:p>0.15</text:p>
          </table:table-cell>
          <table:table-cell table:formula="of:=[.K10]/[.$M10]" office:value-type="float" office:value="0.180374409245003">
            <text:p>0.18</text:p>
          </table:table-cell>
          <table:table-cell table:formula="of:=[.L10]/[.$M10]" office:value-type="float" office:value="0.10158177354784">
            <text:p>0.1</text:p>
          </table:table-cell>
          <table:table-cell table:formula="of:=SUM([.N10:.W10])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3504">
            <text:p>33504</text:p>
          </table:table-cell>
          <table:table-cell office:value-type="float" office:value="45190">
            <text:p>45190</text:p>
          </table:table-cell>
          <table:table-cell office:value-type="float" office:value="58490">
            <text:p>58490</text:p>
          </table:table-cell>
          <table:table-cell office:value-type="float" office:value="61492">
            <text:p>61492</text:p>
          </table:table-cell>
          <table:table-cell office:value-type="float" office:value="54087">
            <text:p>54087</text:p>
          </table:table-cell>
          <table:table-cell office:value-type="float" office:value="66942">
            <text:p>66942</text:p>
          </table:table-cell>
          <table:table-cell office:value-type="float" office:value="80837">
            <text:p>80837</text:p>
          </table:table-cell>
          <table:table-cell office:value-type="float" office:value="107210">
            <text:p>107210</text:p>
          </table:table-cell>
          <table:table-cell office:value-type="float" office:value="170793">
            <text:p>170793</text:p>
          </table:table-cell>
          <table:table-cell office:value-type="float" office:value="264401">
            <text:p>264401</text:p>
          </table:table-cell>
          <table:table-cell table:formula="of:=SUM([.C11:.L11])" office:value-type="float" office:value="942946">
            <text:p>942946</text:p>
          </table:table-cell>
          <table:table-cell table:formula="of:=[.C11]/[.$M11]" office:value-type="float" office:value="0.0355311969084126">
            <text:p>0.04</text:p>
          </table:table-cell>
          <table:table-cell table:formula="of:=[.D11]/[.$M11]" office:value-type="float" office:value="0.047924271379273">
            <text:p>0.05</text:p>
          </table:table-cell>
          <table:table-cell table:formula="of:=[.E11]/[.$M11]" office:value-type="float" office:value="0.0620290027212587">
            <text:p>0.06</text:p>
          </table:table-cell>
          <table:table-cell table:formula="of:=[.F11]/[.$M11]" office:value-type="float" office:value="0.0652126420813069">
            <text:p>0.07</text:p>
          </table:table-cell>
          <table:table-cell table:formula="of:=[.G11]/[.$M11]" office:value-type="float" office:value="0.0573595942927803">
            <text:p>0.06</text:p>
          </table:table-cell>
          <table:table-cell table:formula="of:=[.H11]/[.$M11]" office:value-type="float" office:value="0.0709924004131732">
            <text:p>0.07</text:p>
          </table:table-cell>
          <table:table-cell table:formula="of:=[.I11]/[.$M11]" office:value-type="float" office:value="0.0857281328941424">
            <text:p>0.09</text:p>
          </table:table-cell>
          <table:table-cell table:formula="of:=[.J11]/[.$M11]" office:value-type="float" office:value="0.113696860689796">
            <text:p>0.11</text:p>
          </table:table-cell>
          <table:table-cell table:formula="of:=[.K11]/[.$M11]" office:value-type="float" office:value="0.18112702105953">
            <text:p>0.18</text:p>
          </table:table-cell>
          <table:table-cell table:formula="of:=[.L11]/[.$M11]" office:value-type="float" office:value="0.280398877560327">
            <text:p>0.28</text:p>
          </table:table-cell>
          <table:table-cell table:formula="of:=SUM([.N11:.W11])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309">
            <text:p>100309</text:p>
          </table:table-cell>
          <table:table-cell office:value-type="float" office:value="109264">
            <text:p>109264</text:p>
          </table:table-cell>
          <table:table-cell office:value-type="float" office:value="85415">
            <text:p>85415</text:p>
          </table:table-cell>
          <table:table-cell office:value-type="float" office:value="60335">
            <text:p>60335</text:p>
          </table:table-cell>
          <table:table-cell office:value-type="float" office:value="38417">
            <text:p>38417</text:p>
          </table:table-cell>
          <table:table-cell office:value-type="float" office:value="35863">
            <text:p>35863</text:p>
          </table:table-cell>
          <table:table-cell office:value-type="float" office:value="29015">
            <text:p>29015</text:p>
          </table:table-cell>
          <table:table-cell office:value-type="float" office:value="22743">
            <text:p>22743</text:p>
          </table:table-cell>
          <table:table-cell office:value-type="float" office:value="17539">
            <text:p>17539</text:p>
          </table:table-cell>
          <table:table-cell office:value-type="float" office:value="11720">
            <text:p>11720</text:p>
          </table:table-cell>
          <table:table-cell table:formula="of:=SUM([.C12:.L12])" office:value-type="float" office:value="510620">
            <text:p>510620</text:p>
          </table:table-cell>
          <table:table-cell table:formula="of:=[.C12]/[.$M12]" office:value-type="float" office:value="0.196445497630332">
            <text:p>0.2</text:p>
          </table:table-cell>
          <table:table-cell table:formula="of:=[.D12]/[.$M12]" office:value-type="float" office:value="0.213983001057538">
            <text:p>0.21</text:p>
          </table:table-cell>
          <table:table-cell table:formula="of:=[.E12]/[.$M12]" office:value-type="float" office:value="0.167277035760448">
            <text:p>0.17</text:p>
          </table:table-cell>
          <table:table-cell table:formula="of:=[.F12]/[.$M12]" office:value-type="float" office:value="0.118160275743214">
            <text:p>0.12</text:p>
          </table:table-cell>
          <table:table-cell table:formula="of:=[.G12]/[.$M12]" office:value-type="float" office:value="0.0752359876228898">
            <text:p>0.08</text:p>
          </table:table-cell>
          <table:table-cell table:formula="of:=[.H12]/[.$M12]" office:value-type="float" office:value="0.0702342250597313">
            <text:p>0.07</text:p>
          </table:table-cell>
          <table:table-cell table:formula="of:=[.I12]/[.$M12]" office:value-type="float" office:value="0.0568230778269555">
            <text:p>0.06</text:p>
          </table:table-cell>
          <table:table-cell table:formula="of:=[.J12]/[.$M12]" office:value-type="float" office:value="0.0445399710156281">
            <text:p>0.04</text:p>
          </table:table-cell>
          <table:table-cell table:formula="of:=[.K12]/[.$M12]" office:value-type="float" office:value="0.034348439152403">
            <text:p>0.03</text:p>
          </table:table-cell>
          <table:table-cell table:formula="of:=[.L12]/[.$M12]" office:value-type="float" office:value="0.0229524891308605">
            <text:p>0.02</text:p>
          </table:table-cell>
          <table:table-cell table:formula="of:=SUM([.N12:.W12])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125436">
            <text:p>125436</text:p>
          </table:table-cell>
          <table:table-cell office:value-type="float" office:value="255632">
            <text:p>255632</text:p>
          </table:table-cell>
          <table:table-cell office:value-type="float" office:value="213091">
            <text:p>213091</text:p>
          </table:table-cell>
          <table:table-cell office:value-type="float" office:value="143056">
            <text:p>143056</text:p>
          </table:table-cell>
          <table:table-cell office:value-type="float" office:value="88188">
            <text:p>88188</text:p>
          </table:table-cell>
          <table:table-cell office:value-type="float" office:value="80422">
            <text:p>80422</text:p>
          </table:table-cell>
          <table:table-cell office:value-type="float" office:value="65474">
            <text:p>65474</text:p>
          </table:table-cell>
          <table:table-cell office:value-type="float" office:value="50435">
            <text:p>50435</text:p>
          </table:table-cell>
          <table:table-cell office:value-type="float" office:value="34091">
            <text:p>34091</text:p>
          </table:table-cell>
          <table:table-cell office:value-type="float" office:value="19195">
            <text:p>19195</text:p>
          </table:table-cell>
          <table:table-cell table:formula="of:=SUM([.C13:.L13])" office:value-type="float" office:value="1075020">
            <text:p>1075020</text:p>
          </table:table-cell>
          <table:table-cell table:formula="of:=[.C13]/[.$M13]" office:value-type="float" office:value="0.116682480325947">
            <text:p>0.12</text:p>
          </table:table-cell>
          <table:table-cell table:formula="of:=[.D13]/[.$M13]" office:value-type="float" office:value="0.237792785250507">
            <text:p>0.24</text:p>
          </table:table-cell>
          <table:table-cell table:formula="of:=[.E13]/[.$M13]" office:value-type="float" office:value="0.198220498223289">
            <text:p>0.2</text:p>
          </table:table-cell>
          <table:table-cell table:formula="of:=[.F13]/[.$M13]" office:value-type="float" office:value="0.133072873062827">
            <text:p>0.13</text:p>
          </table:table-cell>
          <table:table-cell table:formula="of:=[.G13]/[.$M13]" office:value-type="float" office:value="0.0820338226265558">
            <text:p>0.08</text:p>
          </table:table-cell>
          <table:table-cell table:formula="of:=[.H13]/[.$M13]" office:value-type="float" office:value="0.074809770981005">
            <text:p>0.07</text:p>
          </table:table-cell>
          <table:table-cell table:formula="of:=[.I13]/[.$M13]" office:value-type="float" office:value="0.0609049133969601">
            <text:p>0.06</text:p>
          </table:table-cell>
          <table:table-cell table:formula="of:=[.J13]/[.$M13]" office:value-type="float" office:value="0.0469154062250005">
            <text:p>0.05</text:p>
          </table:table-cell>
          <table:table-cell table:formula="of:=[.K13]/[.$M13]" office:value-type="float" office:value="0.0317119681494298">
            <text:p>0.03</text:p>
          </table:table-cell>
          <table:table-cell table:formula="of:=[.L13]/[.$M13]" office:value-type="float" office:value="0.0178554817584789">
            <text:p>0.02</text:p>
          </table:table-cell>
          <table:table-cell table:formula="of:=SUM([.N13:.W13])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8216">
            <text:p>98216</text:p>
          </table:table-cell>
          <table:table-cell office:value-type="float" office:value="212128">
            <text:p>212128</text:p>
          </table:table-cell>
          <table:table-cell office:value-type="float" office:value="232056">
            <text:p>232056</text:p>
          </table:table-cell>
          <table:table-cell office:value-type="float" office:value="168352">
            <text:p>168352</text:p>
          </table:table-cell>
          <table:table-cell office:value-type="float" office:value="105383">
            <text:p>105383</text:p>
          </table:table-cell>
          <table:table-cell office:value-type="float" office:value="96427">
            <text:p>96427</text:p>
          </table:table-cell>
          <table:table-cell office:value-type="float" office:value="81835">
            <text:p>81835</text:p>
          </table:table-cell>
          <table:table-cell office:value-type="float" office:value="64155">
            <text:p>64155</text:p>
          </table:table-cell>
          <table:table-cell office:value-type="float" office:value="44933">
            <text:p>44933</text:p>
          </table:table-cell>
          <table:table-cell office:value-type="float" office:value="23366">
            <text:p>23366</text:p>
          </table:table-cell>
          <table:table-cell table:formula="of:=SUM([.C14:.L14])" office:value-type="float" office:value="1126851">
            <text:p>1126851</text:p>
          </table:table-cell>
          <table:table-cell table:formula="of:=[.C14]/[.$M14]" office:value-type="float" office:value="0.0871597043442301">
            <text:p>0.09</text:p>
          </table:table-cell>
          <table:table-cell table:formula="of:=[.D14]/[.$M14]" office:value-type="float" office:value="0.188248490705515">
            <text:p>0.19</text:p>
          </table:table-cell>
          <table:table-cell table:formula="of:=[.E14]/[.$M14]" office:value-type="float" office:value="0.205933171288839">
            <text:p>0.21</text:p>
          </table:table-cell>
          <table:table-cell table:formula="of:=[.F14]/[.$M14]" office:value-type="float" office:value="0.149400408749693">
            <text:p>0.15</text:p>
          </table:table-cell>
          <table:table-cell table:formula="of:=[.G14]/[.$M14]" office:value-type="float" office:value="0.0935199063585159">
            <text:p>0.09</text:p>
          </table:table-cell>
          <table:table-cell table:formula="of:=[.H14]/[.$M14]" office:value-type="float" office:value="0.0855720942697837">
            <text:p>0.09</text:p>
          </table:table-cell>
          <table:table-cell table:formula="of:=[.I14]/[.$M14]" office:value-type="float" office:value="0.072622733617843">
            <text:p>0.07</text:p>
          </table:table-cell>
          <table:table-cell table:formula="of:=[.J14]/[.$M14]" office:value-type="float" office:value="0.0569329929156561">
            <text:p>0.06</text:p>
          </table:table-cell>
          <table:table-cell table:formula="of:=[.K14]/[.$M14]" office:value-type="float" office:value="0.0398748370458916">
            <text:p>0.04</text:p>
          </table:table-cell>
          <table:table-cell table:formula="of:=[.L14]/[.$M14]" office:value-type="float" office:value="0.0207356607040327">
            <text:p>0.02</text:p>
          </table:table-cell>
          <table:table-cell table:formula="of:=SUM([.N14:.W14])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233">
            <text:p>71233</text:p>
          </table:table-cell>
          <table:table-cell office:value-type="float" office:value="141117">
            <text:p>141117</text:p>
          </table:table-cell>
          <table:table-cell office:value-type="float" office:value="170910">
            <text:p>170910</text:p>
          </table:table-cell>
          <table:table-cell office:value-type="float" office:value="164140">
            <text:p>164140</text:p>
          </table:table-cell>
          <table:table-cell office:value-type="float" office:value="112359">
            <text:p>112359</text:p>
          </table:table-cell>
          <table:table-cell office:value-type="float" office:value="100221">
            <text:p>100221</text:p>
          </table:table-cell>
          <table:table-cell office:value-type="float" office:value="85842">
            <text:p>85842</text:p>
          </table:table-cell>
          <table:table-cell office:value-type="float" office:value="67801">
            <text:p>67801</text:p>
          </table:table-cell>
          <table:table-cell office:value-type="float" office:value="45846">
            <text:p>45846</text:p>
          </table:table-cell>
          <table:table-cell office:value-type="float" office:value="22892">
            <text:p>22892</text:p>
          </table:table-cell>
          <table:table-cell table:formula="of:=SUM([.C15:.L15])" office:value-type="float" office:value="982361">
            <text:p>982361</text:p>
          </table:table-cell>
          <table:table-cell table:formula="of:=[.C15]/[.$M15]" office:value-type="float" office:value="0.0725120398712897">
            <text:p>0.07</text:p>
          </table:table-cell>
          <table:table-cell table:formula="of:=[.D15]/[.$M15]" office:value-type="float" office:value="0.143650857475002">
            <text:p>0.14</text:p>
          </table:table-cell>
          <table:table-cell table:formula="of:=[.E15]/[.$M15]" office:value-type="float" office:value="0.173978812269624">
            <text:p>0.17</text:p>
          </table:table-cell>
          <table:table-cell table:formula="of:=[.F15]/[.$M15]" office:value-type="float" office:value="0.167087252038711">
            <text:p>0.17</text:p>
          </table:table-cell>
          <table:table-cell table:formula="of:=[.G15]/[.$M15]" office:value-type="float" office:value="0.114376486851575">
            <text:p>0.11</text:p>
          </table:table-cell>
          <table:table-cell table:formula="of:=[.H15]/[.$M15]" office:value-type="float" office:value="0.102020540310538">
            <text:p>0.1</text:p>
          </table:table-cell>
          <table:table-cell table:formula="of:=[.I15]/[.$M15]" office:value-type="float" office:value="0.0873833549988242">
            <text:p>0.09</text:p>
          </table:table-cell>
          <table:table-cell table:formula="of:=[.J15]/[.$M15]" office:value-type="float" office:value="0.0690184158369479">
            <text:p>0.07</text:p>
          </table:table-cell>
          <table:table-cell table:formula="of:=[.K15]/[.$M15]" office:value-type="float" office:value="0.0466691979832261">
            <text:p>0.05</text:p>
          </table:table-cell>
          <table:table-cell table:formula="of:=[.L15]/[.$M15]" office:value-type="float" office:value="0.0233030423642632">
            <text:p>0.02</text:p>
          </table:table-cell>
          <table:table-cell table:formula="of:=SUM([.N15:.W15])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852">
            <text:p>47852</text:p>
          </table:table-cell>
          <table:table-cell office:value-type="float" office:value="91185">
            <text:p>91185</text:p>
          </table:table-cell>
          <table:table-cell office:value-type="float" office:value="111189">
            <text:p>111189</text:p>
          </table:table-cell>
          <table:table-cell office:value-type="float" office:value="121511">
            <text:p>121511</text:p>
          </table:table-cell>
          <table:table-cell office:value-type="float" office:value="104839">
            <text:p>104839</text:p>
          </table:table-cell>
          <table:table-cell office:value-type="float" office:value="99555">
            <text:p>99555</text:p>
          </table:table-cell>
          <table:table-cell office:value-type="float" office:value="85342">
            <text:p>85342</text:p>
          </table:table-cell>
          <table:table-cell office:value-type="float" office:value="64819">
            <text:p>64819</text:p>
          </table:table-cell>
          <table:table-cell office:value-type="float" office:value="42684">
            <text:p>42684</text:p>
          </table:table-cell>
          <table:table-cell office:value-type="float" office:value="20139">
            <text:p>20139</text:p>
          </table:table-cell>
          <table:table-cell table:formula="of:=SUM([.C16:.L16])" office:value-type="float" office:value="789115">
            <text:p>789115</text:p>
          </table:table-cell>
          <table:table-cell table:formula="of:=[.C16]/[.$M16]" office:value-type="float" office:value="0.0606400841448965">
            <text:p>0.06</text:p>
          </table:table-cell>
          <table:table-cell table:formula="of:=[.D16]/[.$M16]" office:value-type="float" office:value="0.115553499806746">
            <text:p>0.12</text:p>
          </table:table-cell>
          <table:table-cell table:formula="of:=[.E16]/[.$M16]" office:value-type="float" office:value="0.140903417119178">
            <text:p>0.14</text:p>
          </table:table-cell>
          <table:table-cell table:formula="of:=[.F16]/[.$M16]" office:value-type="float" office:value="0.153983893348878">
            <text:p>0.15</text:p>
          </table:table-cell>
          <table:table-cell table:formula="of:=[.G16]/[.$M16]" office:value-type="float" office:value="0.13285642777035">
            <text:p>0.13</text:p>
          </table:table-cell>
          <table:table-cell table:formula="of:=[.H16]/[.$M16]" office:value-type="float" office:value="0.126160318838192">
            <text:p>0.13</text:p>
          </table:table-cell>
          <table:table-cell table:formula="of:=[.I16]/[.$M16]" office:value-type="float" office:value="0.108149002363407">
            <text:p>0.11</text:p>
          </table:table-cell>
          <table:table-cell table:formula="of:=[.J16]/[.$M16]" office:value-type="float" office:value="0.0821413862364801">
            <text:p>0.08</text:p>
          </table:table-cell>
          <table:table-cell table:formula="of:=[.K16]/[.$M16]" office:value-type="float" office:value="0.0540909753331264">
            <text:p>0.05</text:p>
          </table:table-cell>
          <table:table-cell table:formula="of:=[.L16]/[.$M16]" office:value-type="float" office:value="0.0255209950387459">
            <text:p>0.03</text:p>
          </table:table-cell>
          <table:table-cell table:formula="of:=SUM([.N16:.W16])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5627">
            <text:p>45627</text:p>
          </table:table-cell>
          <table:table-cell office:value-type="float" office:value="83703">
            <text:p>83703</text:p>
          </table:table-cell>
          <table:table-cell office:value-type="float" office:value="104573">
            <text:p>104573</text:p>
          </table:table-cell>
          <table:table-cell office:value-type="float" office:value="114122">
            <text:p>114122</text:p>
          </table:table-cell>
          <table:table-cell office:value-type="float" office:value="109065">
            <text:p>109065</text:p>
          </table:table-cell>
          <table:table-cell office:value-type="float" office:value="130324">
            <text:p>130324</text:p>
          </table:table-cell>
          <table:table-cell office:value-type="float" office:value="117984">
            <text:p>117984</text:p>
          </table:table-cell>
          <table:table-cell office:value-type="float" office:value="91392">
            <text:p>91392</text:p>
          </table:table-cell>
          <table:table-cell office:value-type="float" office:value="58689">
            <text:p>58689</text:p>
          </table:table-cell>
          <table:table-cell office:value-type="float" office:value="26864">
            <text:p>26864</text:p>
          </table:table-cell>
          <table:table-cell table:formula="of:=SUM([.C17:.L17])" office:value-type="float" office:value="882343">
            <text:p>882343</text:p>
          </table:table-cell>
          <table:table-cell table:formula="of:=[.C17]/[.$M17]" office:value-type="float" office:value="0.0517111826126574">
            <text:p>0.05</text:p>
          </table:table-cell>
          <table:table-cell table:formula="of:=[.D17]/[.$M17]" office:value-type="float" office:value="0.0948644688063486">
            <text:p>0.09</text:p>
          </table:table-cell>
          <table:table-cell table:formula="of:=[.E17]/[.$M17]" office:value-type="float" office:value="0.118517401962729">
            <text:p>0.12</text:p>
          </table:table-cell>
          <table:table-cell table:formula="of:=[.F17]/[.$M17]" office:value-type="float" office:value="0.129339723894223">
            <text:p>0.13</text:p>
          </table:table-cell>
          <table:table-cell table:formula="of:=[.G17]/[.$M17]" office:value-type="float" office:value="0.123608392654557">
            <text:p>0.12</text:p>
          </table:table-cell>
          <table:table-cell table:formula="of:=[.H17]/[.$M17]" office:value-type="float" office:value="0.147702197444758">
            <text:p>0.15</text:p>
          </table:table-cell>
          <table:table-cell table:formula="of:=[.I17]/[.$M17]" office:value-type="float" office:value="0.13371670654156">
            <text:p>0.13</text:p>
          </table:table-cell>
          <table:table-cell table:formula="of:=[.J17]/[.$M17]" office:value-type="float" office:value="0.103578766987441">
            <text:p>0.1</text:p>
          </table:table-cell>
          <table:table-cell table:formula="of:=[.K17]/[.$M17]" office:value-type="float" office:value="0.0665149494017633">
            <text:p>0.07</text:p>
          </table:table-cell>
          <table:table-cell table:formula="of:=[.L17]/[.$M17]" office:value-type="float" office:value="0.0304462096939626">
            <text:p>0.03</text:p>
          </table:table-cell>
          <table:table-cell table:formula="of:=SUM([.N17:.W17])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418">
            <text:p>39418</text:p>
          </table:table-cell>
          <table:table-cell office:value-type="float" office:value="71930">
            <text:p>71930</text:p>
          </table:table-cell>
          <table:table-cell office:value-type="float" office:value="91994">
            <text:p>91994</text:p>
          </table:table-cell>
          <table:table-cell office:value-type="float" office:value="101179">
            <text:p>101179</text:p>
          </table:table-cell>
          <table:table-cell office:value-type="float" office:value="99083">
            <text:p>99083</text:p>
          </table:table-cell>
          <table:table-cell office:value-type="float" office:value="131838">
            <text:p>131838</text:p>
          </table:table-cell>
          <table:table-cell office:value-type="float" office:value="157286">
            <text:p>157286</text:p>
          </table:table-cell>
          <table:table-cell office:value-type="float" office:value="134152">
            <text:p>134152</text:p>
          </table:table-cell>
          <table:table-cell office:value-type="float" office:value="85096">
            <text:p>85096</text:p>
          </table:table-cell>
          <table:table-cell office:value-type="float" office:value="36030">
            <text:p>36030</text:p>
          </table:table-cell>
          <table:table-cell table:formula="of:=SUM([.C18:.L18])" office:value-type="float" office:value="948006">
            <text:p>948006</text:p>
          </table:table-cell>
          <table:table-cell table:formula="of:=[.C18]/[.$M18]" office:value-type="float" office:value="0.0415799056124117">
            <text:p>0.04</text:p>
          </table:table-cell>
          <table:table-cell table:formula="of:=[.D18]/[.$M18]" office:value-type="float" office:value="0.0758750472043426">
            <text:p>0.08</text:p>
          </table:table-cell>
          <table:table-cell table:formula="of:=[.E18]/[.$M18]" office:value-type="float" office:value="0.0970394702143235">
            <text:p>0.1</text:p>
          </table:table-cell>
          <table:table-cell table:formula="of:=[.F18]/[.$M18]" office:value-type="float" office:value="0.106728227458476">
            <text:p>0.11</text:p>
          </table:table-cell>
          <table:table-cell table:formula="of:=[.G18]/[.$M18]" office:value-type="float" office:value="0.104517270987736">
            <text:p>0.1</text:p>
          </table:table-cell>
          <table:table-cell table:formula="of:=[.H18]/[.$M18]" office:value-type="float" office:value="0.139068740071265">
            <text:p>0.14</text:p>
          </table:table-cell>
          <table:table-cell table:formula="of:=[.I18]/[.$M18]" office:value-type="float" office:value="0.165912452030894">
            <text:p>0.17</text:p>
          </table:table-cell>
          <table:table-cell table:formula="of:=[.J18]/[.$M18]" office:value-type="float" office:value="0.141509652892492">
            <text:p>0.14</text:p>
          </table:table-cell>
          <table:table-cell table:formula="of:=[.K18]/[.$M18]" office:value-type="float" office:value="0.0897631449589981">
            <text:p>0.09</text:p>
          </table:table-cell>
          <table:table-cell table:formula="of:=[.L18]/[.$M18]" office:value-type="float" office:value="0.0380060885690597">
            <text:p>0.04</text:p>
          </table:table-cell>
          <table:table-cell table:formula="of:=SUM([.N18:.W18])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2021">
            <text:p>32021</text:p>
          </table:table-cell>
          <table:table-cell office:value-type="float" office:value="56227">
            <text:p>56227</text:p>
          </table:table-cell>
          <table:table-cell office:value-type="float" office:value="75284">
            <text:p>75284</text:p>
          </table:table-cell>
          <table:table-cell office:value-type="float" office:value="82828">
            <text:p>82828</text:p>
          </table:table-cell>
          <table:table-cell office:value-type="float" office:value="80932">
            <text:p>80932</text:p>
          </table:table-cell>
          <table:table-cell office:value-type="float" office:value="110277">
            <text:p>110277</text:p>
          </table:table-cell>
          <table:table-cell office:value-type="float" office:value="151249">
            <text:p>151249</text:p>
          </table:table-cell>
          <table:table-cell office:value-type="float" office:value="179648">
            <text:p>179648</text:p>
          </table:table-cell>
          <table:table-cell office:value-type="float" office:value="133247">
            <text:p>133247</text:p>
          </table:table-cell>
          <table:table-cell office:value-type="float" office:value="51731">
            <text:p>51731</text:p>
          </table:table-cell>
          <table:table-cell table:formula="of:=SUM([.C19:.L19])" office:value-type="float" office:value="953444">
            <text:p>953444</text:p>
          </table:table-cell>
          <table:table-cell table:formula="of:=[.C19]/[.$M19]" office:value-type="float" office:value="0.0335845629108789">
            <text:p>0.03</text:p>
          </table:table-cell>
          <table:table-cell table:formula="of:=[.D19]/[.$M19]" office:value-type="float" office:value="0.0589725248677426">
            <text:p>0.06</text:p>
          </table:table-cell>
          <table:table-cell table:formula="of:=[.E19]/[.$M19]" office:value-type="float" office:value="0.0789600647756974">
            <text:p>0.08</text:p>
          </table:table-cell>
          <table:table-cell table:formula="of:=[.F19]/[.$M19]" office:value-type="float" office:value="0.0868724329902962">
            <text:p>0.09</text:p>
          </table:table-cell>
          <table:table-cell table:formula="of:=[.G19]/[.$M19]" office:value-type="float" office:value="0.0848838526436791">
            <text:p>0.08</text:p>
          </table:table-cell>
          <table:table-cell table:formula="of:=[.H19]/[.$M19]" office:value-type="float" office:value="0.115661748356484">
            <text:p>0.12</text:p>
          </table:table-cell>
          <table:table-cell table:formula="of:=[.I19]/[.$M19]" office:value-type="float" office:value="0.158634382302474">
            <text:p>0.16</text:p>
          </table:table-cell>
          <table:table-cell table:formula="of:=[.J19]/[.$M19]" office:value-type="float" office:value="0.188420085500564">
            <text:p>0.19</text:p>
          </table:table-cell>
          <table:table-cell table:formula="of:=[.K19]/[.$M19]" office:value-type="float" office:value="0.139753357302579">
            <text:p>0.14</text:p>
          </table:table-cell>
          <table:table-cell table:formula="of:=[.L19]/[.$M19]" office:value-type="float" office:value="0.0542569883496042">
            <text:p>0.05</text:p>
          </table:table-cell>
          <table:table-cell table:formula="of:=SUM([.N19:.W19])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3445">
            <text:p>23445</text:p>
          </table:table-cell>
          <table:table-cell office:value-type="float" office:value="38621">
            <text:p>38621</text:p>
          </table:table-cell>
          <table:table-cell office:value-type="float" office:value="52682">
            <text:p>52682</text:p>
          </table:table-cell>
          <table:table-cell office:value-type="float" office:value="60065">
            <text:p>60065</text:p>
          </table:table-cell>
          <table:table-cell office:value-type="float" office:value="56742">
            <text:p>56742</text:p>
          </table:table-cell>
          <table:table-cell office:value-type="float" office:value="75492">
            <text:p>75492</text:p>
          </table:table-cell>
          <table:table-cell office:value-type="float" office:value="105333">
            <text:p>105333</text:p>
          </table:table-cell>
          <table:table-cell office:value-type="float" office:value="157068">
            <text:p>157068</text:p>
          </table:table-cell>
          <table:table-cell office:value-type="float" office:value="215923">
            <text:p>215923</text:p>
          </table:table-cell>
          <table:table-cell office:value-type="float" office:value="106433">
            <text:p>106433</text:p>
          </table:table-cell>
          <table:table-cell table:formula="of:=SUM([.C20:.L20])" office:value-type="float" office:value="891804">
            <text:p>891804</text:p>
          </table:table-cell>
          <table:table-cell table:formula="of:=[.C20]/[.$M20]" office:value-type="float" office:value="0.0262894088835663">
            <text:p>0.03</text:p>
          </table:table-cell>
          <table:table-cell table:formula="of:=[.D20]/[.$M20]" office:value-type="float" office:value="0.0433066010020139">
            <text:p>0.04</text:p>
          </table:table-cell>
          <table:table-cell table:formula="of:=[.E20]/[.$M20]" office:value-type="float" office:value="0.0590735183964189">
            <text:p>0.06</text:p>
          </table:table-cell>
          <table:table-cell table:formula="of:=[.F20]/[.$M20]" office:value-type="float" office:value="0.0673522433180385">
            <text:p>0.07</text:p>
          </table:table-cell>
          <table:table-cell table:formula="of:=[.G20]/[.$M20]" office:value-type="float" office:value="0.0636260882436051">
            <text:p>0.06</text:p>
          </table:table-cell>
          <table:table-cell table:formula="of:=[.H20]/[.$M20]" office:value-type="float" office:value="0.0846508874147234">
            <text:p>0.08</text:p>
          </table:table-cell>
          <table:table-cell table:formula="of:=[.I20]/[.$M20]" office:value-type="float" office:value="0.118112275791542">
            <text:p>0.12</text:p>
          </table:table-cell>
          <table:table-cell table:formula="of:=[.J20]/[.$M20]" office:value-type="float" office:value="0.176123901664491">
            <text:p>0.18</text:p>
          </table:table-cell>
          <table:table-cell table:formula="of:=[.K20]/[.$M20]" office:value-type="float" office:value="0.242119344609354">
            <text:p>0.24</text:p>
          </table:table-cell>
          <table:table-cell table:formula="of:=[.L20]/[.$M20]" office:value-type="float" office:value="0.119345730676247">
            <text:p>0.12</text:p>
          </table:table-cell>
          <table:table-cell table:formula="of:=SUM([.N20:.W20])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026">
            <text:p>13026</text:p>
          </table:table-cell>
          <table:table-cell office:value-type="float" office:value="18551">
            <text:p>18551</text:p>
          </table:table-cell>
          <table:table-cell office:value-type="float" office:value="25958">
            <text:p>25958</text:p>
          </table:table-cell>
          <table:table-cell office:value-type="float" office:value="29786">
            <text:p>29786</text:p>
          </table:table-cell>
          <table:table-cell office:value-type="float" office:value="27599">
            <text:p>27599</text:p>
          </table:table-cell>
          <table:table-cell office:value-type="float" office:value="35752">
            <text:p>35752</text:p>
          </table:table-cell>
          <table:table-cell office:value-type="float" office:value="47011">
            <text:p>47011</text:p>
          </table:table-cell>
          <table:table-cell office:value-type="float" office:value="72021">
            <text:p>72021</text:p>
          </table:table-cell>
          <table:table-cell office:value-type="float" office:value="136498">
            <text:p>136498</text:p>
          </table:table-cell>
          <table:table-cell office:value-type="float" office:value="247007">
            <text:p>247007</text:p>
          </table:table-cell>
          <table:table-cell table:formula="of:=SUM([.C21:.L21])" office:value-type="float" office:value="653209">
            <text:p>653209</text:p>
          </table:table-cell>
          <table:table-cell table:formula="of:=[.C21]/[.$M21]" office:value-type="float" office:value="0.0199415501011162">
            <text:p>0.02</text:p>
          </table:table-cell>
          <table:table-cell table:formula="of:=[.D21]/[.$M21]" office:value-type="float" office:value="0.0283997924094738">
            <text:p>0.03</text:p>
          </table:table-cell>
          <table:table-cell table:formula="of:=[.E21]/[.$M21]" office:value-type="float" office:value="0.0397391952652214">
            <text:p>0.04</text:p>
          </table:table-cell>
          <table:table-cell table:formula="of:=[.F21]/[.$M21]" office:value-type="float" office:value="0.0455994941894554">
            <text:p>0.05</text:p>
          </table:table-cell>
          <table:table-cell table:formula="of:=[.G21]/[.$M21]" office:value-type="float" office:value="0.0422514080485725">
            <text:p>0.04</text:p>
          </table:table-cell>
          <table:table-cell table:formula="of:=[.H21]/[.$M21]" office:value-type="float" office:value="0.0547328649788965">
            <text:p>0.05</text:p>
          </table:table-cell>
          <table:table-cell table:formula="of:=[.I21]/[.$M21]" office:value-type="float" office:value="0.0719693084449234">
            <text:p>0.07</text:p>
          </table:table-cell>
          <table:table-cell table:formula="of:=[.J21]/[.$M21]" office:value-type="float" office:value="0.110257207111353">
            <text:p>0.11</text:p>
          </table:table-cell>
          <table:table-cell table:formula="of:=[.K21]/[.$M21]" office:value-type="float" office:value="0.208965277575784">
            <text:p>0.21</text:p>
          </table:table-cell>
          <table:table-cell table:formula="of:=[.L21]/[.$M21]" office:value-type="float" office:value="0.378143901875204">
            <text:p>0.38</text:p>
          </table:table-cell>
          <table:table-cell table:formula="of:=SUM([.N21:.W21])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5317">
            <text:p>75317</text:p>
          </table:table-cell>
          <table:table-cell office:value-type="float" office:value="81393">
            <text:p>81393</text:p>
          </table:table-cell>
          <table:table-cell office:value-type="float" office:value="62925">
            <text:p>62925</text:p>
          </table:table-cell>
          <table:table-cell office:value-type="float" office:value="44244">
            <text:p>44244</text:p>
          </table:table-cell>
          <table:table-cell office:value-type="float" office:value="28027">
            <text:p>28027</text:p>
          </table:table-cell>
          <table:table-cell office:value-type="float" office:value="26051">
            <text:p>26051</text:p>
          </table:table-cell>
          <table:table-cell office:value-type="float" office:value="21471">
            <text:p>21471</text:p>
          </table:table-cell>
          <table:table-cell office:value-type="float" office:value="16384">
            <text:p>16384</text:p>
          </table:table-cell>
          <table:table-cell office:value-type="float" office:value="12383">
            <text:p>12383</text:p>
          </table:table-cell>
          <table:table-cell office:value-type="float" office:value="7942">
            <text:p>7942</text:p>
          </table:table-cell>
          <table:table-cell table:formula="of:=SUM([.C22:.L22])" office:value-type="float" office:value="376137">
            <text:p>376137</text:p>
          </table:table-cell>
          <table:table-cell table:formula="of:=[.C22]/[.$M22]" office:value-type="float" office:value="0.200238211077347">
            <text:p>0.2</text:p>
          </table:table-cell>
          <table:table-cell table:formula="of:=[.D22]/[.$M22]" office:value-type="float" office:value="0.216391899759928">
            <text:p>0.22</text:p>
          </table:table-cell>
          <table:table-cell table:formula="of:=[.E22]/[.$M22]" office:value-type="float" office:value="0.167292768326434">
            <text:p>0.17</text:p>
          </table:table-cell>
          <table:table-cell table:formula="of:=[.F22]/[.$M22]" office:value-type="float" office:value="0.117627353863087">
            <text:p>0.12</text:p>
          </table:table-cell>
          <table:table-cell table:formula="of:=[.G22]/[.$M22]" office:value-type="float" office:value="0.0745127440267775">
            <text:p>0.07</text:p>
          </table:table-cell>
          <table:table-cell table:formula="of:=[.H22]/[.$M22]" office:value-type="float" office:value="0.0692593390174325">
            <text:p>0.07</text:p>
          </table:table-cell>
          <table:table-cell table:formula="of:=[.I22]/[.$M22]" office:value-type="float" office:value="0.0570829245726956">
            <text:p>0.06</text:p>
          </table:table-cell>
          <table:table-cell table:formula="of:=[.J22]/[.$M22]" office:value-type="float" office:value="0.043558597000561">
            <text:p>0.04</text:p>
          </table:table-cell>
          <table:table-cell table:formula="of:=[.K22]/[.$M22]" office:value-type="float" office:value="0.0329215152989469">
            <text:p>0.03</text:p>
          </table:table-cell>
          <table:table-cell table:formula="of:=[.L22]/[.$M22]" office:value-type="float" office:value="0.0211146470567905">
            <text:p>0.02</text:p>
          </table:table-cell>
          <table:table-cell table:formula="of:=SUM([.N22:.W22])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4091">
            <text:p>94091</text:p>
          </table:table-cell>
          <table:table-cell office:value-type="float" office:value="201160">
            <text:p>201160</text:p>
          </table:table-cell>
          <table:table-cell office:value-type="float" office:value="166521">
            <text:p>166521</text:p>
          </table:table-cell>
          <table:table-cell office:value-type="float" office:value="111220">
            <text:p>111220</text:p>
          </table:table-cell>
          <table:table-cell office:value-type="float" office:value="67921">
            <text:p>67921</text:p>
          </table:table-cell>
          <table:table-cell office:value-type="float" office:value="61828">
            <text:p>61828</text:p>
          </table:table-cell>
          <table:table-cell office:value-type="float" office:value="51365">
            <text:p>51365</text:p>
          </table:table-cell>
          <table:table-cell office:value-type="float" office:value="38836">
            <text:p>38836</text:p>
          </table:table-cell>
          <table:table-cell office:value-type="float" office:value="25926">
            <text:p>25926</text:p>
          </table:table-cell>
          <table:table-cell office:value-type="float" office:value="14020">
            <text:p>14020</text:p>
          </table:table-cell>
          <table:table-cell table:formula="of:=SUM([.C23:.L23])" office:value-type="float" office:value="832888">
            <text:p>832888</text:p>
          </table:table-cell>
          <table:table-cell table:formula="of:=[.C23]/[.$M23]" office:value-type="float" office:value="0.11296957093871">
            <text:p>0.11</text:p>
          </table:table-cell>
          <table:table-cell table:formula="of:=[.D23]/[.$M23]" office:value-type="float" office:value="0.241521068859198">
            <text:p>0.24</text:p>
          </table:table-cell>
          <table:table-cell table:formula="of:=[.E23]/[.$M23]" office:value-type="float" office:value="0.199932043684145">
            <text:p>0.2</text:p>
          </table:table-cell>
          <table:table-cell table:formula="of:=[.F23]/[.$M23]" office:value-type="float" office:value="0.133535361297077">
            <text:p>0.13</text:p>
          </table:table-cell>
          <table:table-cell table:formula="of:=[.G23]/[.$M23]" office:value-type="float" office:value="0.0815487796678545">
            <text:p>0.08</text:p>
          </table:table-cell>
          <table:table-cell table:formula="of:=[.H23]/[.$M23]" office:value-type="float" office:value="0.0742332702596267">
            <text:p>0.07</text:p>
          </table:table-cell>
          <table:table-cell table:formula="of:=[.I23]/[.$M23]" office:value-type="float" office:value="0.0616709569593991">
            <text:p>0.06</text:p>
          </table:table-cell>
          <table:table-cell table:formula="of:=[.J23]/[.$M23]" office:value-type="float" office:value="0.0466281180662946">
            <text:p>0.05</text:p>
          </table:table-cell>
          <table:table-cell table:formula="of:=[.K23]/[.$M23]" office:value-type="float" office:value="0.0311278347148716">
            <text:p>0.03</text:p>
          </table:table-cell>
          <table:table-cell table:formula="of:=[.L23]/[.$M23]" office:value-type="float" office:value="0.0168329955528234">
            <text:p>0.02</text:p>
          </table:table-cell>
          <table:table-cell table:formula="of:=SUM([.N23:.W23])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72183">
            <text:p>72183</text:p>
          </table:table-cell>
          <table:table-cell office:value-type="float" office:value="163640">
            <text:p>163640</text:p>
          </table:table-cell>
          <table:table-cell office:value-type="float" office:value="190173">
            <text:p>190173</text:p>
          </table:table-cell>
          <table:table-cell office:value-type="float" office:value="137426">
            <text:p>137426</text:p>
          </table:table-cell>
          <table:table-cell office:value-type="float" office:value="85540">
            <text:p>85540</text:p>
          </table:table-cell>
          <table:table-cell office:value-type="float" office:value="77281">
            <text:p>77281</text:p>
          </table:table-cell>
          <table:table-cell office:value-type="float" office:value="66050">
            <text:p>66050</text:p>
          </table:table-cell>
          <table:table-cell office:value-type="float" office:value="51482">
            <text:p>51482</text:p>
          </table:table-cell>
          <table:table-cell office:value-type="float" office:value="35189">
            <text:p>35189</text:p>
          </table:table-cell>
          <table:table-cell office:value-type="float" office:value="17398">
            <text:p>17398</text:p>
          </table:table-cell>
          <table:table-cell table:formula="of:=SUM([.C24:.L24])" office:value-type="float" office:value="896362">
            <text:p>896362</text:p>
          </table:table-cell>
          <table:table-cell table:formula="of:=[.C24]/[.$M24]" office:value-type="float" office:value="0.0805288488356267">
            <text:p>0.08</text:p>
          </table:table-cell>
          <table:table-cell table:formula="of:=[.D24]/[.$M24]" office:value-type="float" office:value="0.182560171002341">
            <text:p>0.18</text:p>
          </table:table-cell>
          <table:table-cell table:formula="of:=[.E24]/[.$M24]" office:value-type="float" office:value="0.212160934979394">
            <text:p>0.21</text:p>
          </table:table-cell>
          <table:table-cell table:formula="of:=[.F24]/[.$M24]" office:value-type="float" office:value="0.153315290027913">
            <text:p>0.15</text:p>
          </table:table-cell>
          <table:table-cell table:formula="of:=[.G24]/[.$M24]" office:value-type="float" office:value="0.0954301944973125">
            <text:p>0.1</text:p>
          </table:table-cell>
          <table:table-cell table:formula="of:=[.H24]/[.$M24]" office:value-type="float" office:value="0.0862162831534581">
            <text:p>0.09</text:p>
          </table:table-cell>
          <table:table-cell table:formula="of:=[.I24]/[.$M24]" office:value-type="float" office:value="0.0736867470954815">
            <text:p>0.07</text:p>
          </table:table-cell>
          <table:table-cell table:formula="of:=[.J24]/[.$M24]" office:value-type="float" office:value="0.0574343847686537">
            <text:p>0.06</text:p>
          </table:table-cell>
          <table:table-cell table:formula="of:=[.K24]/[.$M24]" office:value-type="float" office:value="0.0392575767379697">
            <text:p>0.04</text:p>
          </table:table-cell>
          <table:table-cell table:formula="of:=[.L24]/[.$M24]" office:value-type="float" office:value="0.0194095689018499">
            <text:p>0.02</text:p>
          </table:table-cell>
          <table:table-cell table:formula="of:=SUM([.N24:.W24])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415">
            <text:p>52415</text:p>
          </table:table-cell>
          <table:table-cell office:value-type="float" office:value="108656">
            <text:p>108656</text:p>
          </table:table-cell>
          <table:table-cell office:value-type="float" office:value="138795">
            <text:p>138795</text:p>
          </table:table-cell>
          <table:table-cell office:value-type="float" office:value="142209">
            <text:p>142209</text:p>
          </table:table-cell>
          <table:table-cell office:value-type="float" office:value="97152">
            <text:p>97152</text:p>
          </table:table-cell>
          <table:table-cell office:value-type="float" office:value="85708">
            <text:p>85708</text:p>
          </table:table-cell>
          <table:table-cell office:value-type="float" office:value="72389">
            <text:p>72389</text:p>
          </table:table-cell>
          <table:table-cell office:value-type="float" office:value="56759">
            <text:p>56759</text:p>
          </table:table-cell>
          <table:table-cell office:value-type="float" office:value="38377">
            <text:p>38377</text:p>
          </table:table-cell>
          <table:table-cell office:value-type="float" office:value="18116">
            <text:p>18116</text:p>
          </table:table-cell>
          <table:table-cell table:formula="of:=SUM([.C25:.L25])" office:value-type="float" office:value="810576">
            <text:p>810576</text:p>
          </table:table-cell>
          <table:table-cell table:formula="of:=[.C25]/[.$M25]" office:value-type="float" office:value="0.0646638933301751">
            <text:p>0.06</text:p>
          </table:table-cell>
          <table:table-cell table:formula="of:=[.D25]/[.$M25]" office:value-type="float" office:value="0.134047886934723">
            <text:p>0.13</text:p>
          </table:table-cell>
          <table:table-cell table:formula="of:=[.E25]/[.$M25]" office:value-type="float" office:value="0.171230088233552">
            <text:p>0.17</text:p>
          </table:table-cell>
          <table:table-cell table:formula="of:=[.F25]/[.$M25]" office:value-type="float" office:value="0.17544190797655">
            <text:p>0.18</text:p>
          </table:table-cell>
          <table:table-cell table:formula="of:=[.G25]/[.$M25]" office:value-type="float" office:value="0.119855510155741">
            <text:p>0.12</text:p>
          </table:table-cell>
          <table:table-cell table:formula="of:=[.H25]/[.$M25]" office:value-type="float" office:value="0.105737154813367">
            <text:p>0.11</text:p>
          </table:table-cell>
          <table:table-cell table:formula="of:=[.I25]/[.$M25]" office:value-type="float" office:value="0.0893056295769922">
            <text:p>0.09</text:p>
          </table:table-cell>
          <table:table-cell table:formula="of:=[.J25]/[.$M25]" office:value-type="float" office:value="0.0700230453405973">
            <text:p>0.07</text:p>
          </table:table-cell>
          <table:table-cell table:formula="of:=[.K25]/[.$M25]" office:value-type="float" office:value="0.0473453445451136">
            <text:p>0.05</text:p>
          </table:table-cell>
          <table:table-cell table:formula="of:=[.L25]/[.$M25]" office:value-type="float" office:value="0.022349539093188">
            <text:p>0.02</text:p>
          </table:table-cell>
          <table:table-cell table:formula="of:=SUM([.N25:.W25])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410">
            <text:p>35410</text:p>
          </table:table-cell>
          <table:table-cell office:value-type="float" office:value="69514">
            <text:p>69514</text:p>
          </table:table-cell>
          <table:table-cell office:value-type="float" office:value="90406">
            <text:p>90406</text:p>
          </table:table-cell>
          <table:table-cell office:value-type="float" office:value="104509">
            <text:p>104509</text:p>
          </table:table-cell>
          <table:table-cell office:value-type="float" office:value="97015">
            <text:p>97015</text:p>
          </table:table-cell>
          <table:table-cell office:value-type="float" office:value="91003">
            <text:p>91003</text:p>
          </table:table-cell>
          <table:table-cell office:value-type="float" office:value="78328">
            <text:p>78328</text:p>
          </table:table-cell>
          <table:table-cell office:value-type="float" office:value="57313">
            <text:p>57313</text:p>
          </table:table-cell>
          <table:table-cell office:value-type="float" office:value="37177">
            <text:p>37177</text:p>
          </table:table-cell>
          <table:table-cell office:value-type="float" office:value="16979">
            <text:p>16979</text:p>
          </table:table-cell>
          <table:table-cell table:formula="of:=SUM([.C26:.L26])" office:value-type="float" office:value="677654">
            <text:p>677654</text:p>
          </table:table-cell>
          <table:table-cell table:formula="of:=[.C26]/[.$M26]" office:value-type="float" office:value="0.0522538050391498">
            <text:p>0.05</text:p>
          </table:table-cell>
          <table:table-cell table:formula="of:=[.D26]/[.$M26]" office:value-type="float" office:value="0.102580372874653">
            <text:p>0.1</text:p>
          </table:table-cell>
          <table:table-cell table:formula="of:=[.E26]/[.$M26]" office:value-type="float" office:value="0.133410265415684">
            <text:p>0.13</text:p>
          </table:table-cell>
          <table:table-cell table:formula="of:=[.F26]/[.$M26]" office:value-type="float" office:value="0.154221770992276">
            <text:p>0.15</text:p>
          </table:table-cell>
          <table:table-cell table:formula="of:=[.G26]/[.$M26]" office:value-type="float" office:value="0.143163030100907">
            <text:p>0.14</text:p>
          </table:table-cell>
          <table:table-cell table:formula="of:=[.H26]/[.$M26]" office:value-type="float" office:value="0.134291245975085">
            <text:p>0.13</text:p>
          </table:table-cell>
          <table:table-cell table:formula="of:=[.I26]/[.$M26]" office:value-type="float" office:value="0.115587010480275">
            <text:p>0.12</text:p>
          </table:table-cell>
          <table:table-cell table:formula="of:=[.J26]/[.$M26]" office:value-type="float" office:value="0.0845756093817789">
            <text:p>0.08</text:p>
          </table:table-cell>
          <table:table-cell table:formula="of:=[.K26]/[.$M26]" office:value-type="float" office:value="0.0548613304134558">
            <text:p>0.05</text:p>
          </table:table-cell>
          <table:table-cell table:formula="of:=[.L26]/[.$M26]" office:value-type="float" office:value="0.0250555593267361">
            <text:p>0.03</text:p>
          </table:table-cell>
          <table:table-cell table:formula="of:=SUM([.N26:.W26])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4664">
            <text:p>34664</text:p>
          </table:table-cell>
          <table:table-cell office:value-type="float" office:value="65432">
            <text:p>65432</text:p>
          </table:table-cell>
          <table:table-cell office:value-type="float" office:value="84815">
            <text:p>84815</text:p>
          </table:table-cell>
          <table:table-cell office:value-type="float" office:value="98513">
            <text:p>98513</text:p>
          </table:table-cell>
          <table:table-cell office:value-type="float" office:value="101020">
            <text:p>101020</text:p>
          </table:table-cell>
          <table:table-cell office:value-type="float" office:value="126237">
            <text:p>126237</text:p>
          </table:table-cell>
          <table:table-cell office:value-type="float" office:value="113997">
            <text:p>113997</text:p>
          </table:table-cell>
          <table:table-cell office:value-type="float" office:value="86635">
            <text:p>86635</text:p>
          </table:table-cell>
          <table:table-cell office:value-type="float" office:value="54274">
            <text:p>54274</text:p>
          </table:table-cell>
          <table:table-cell office:value-type="float" office:value="23458">
            <text:p>23458</text:p>
          </table:table-cell>
          <table:table-cell table:formula="of:=SUM([.C27:.L27])" office:value-type="float" office:value="789045">
            <text:p>789045</text:p>
          </table:table-cell>
          <table:table-cell table:formula="of:=[.C27]/[.$M27]" office:value-type="float" office:value="0.0439315881857182">
            <text:p>0.04</text:p>
          </table:table-cell>
          <table:table-cell table:formula="of:=[.D27]/[.$M27]" office:value-type="float" office:value="0.0829255619134523">
            <text:p>0.08</text:p>
          </table:table-cell>
          <table:table-cell table:formula="of:=[.E27]/[.$M27]" office:value-type="float" office:value="0.107490700783859">
            <text:p>0.11</text:p>
          </table:table-cell>
          <table:table-cell table:formula="of:=[.F27]/[.$M27]" office:value-type="float" office:value="0.124850927386904">
            <text:p>0.12</text:p>
          </table:table-cell>
          <table:table-cell table:formula="of:=[.G27]/[.$M27]" office:value-type="float" office:value="0.128028185971649">
            <text:p>0.13</text:p>
          </table:table-cell>
          <table:table-cell table:formula="of:=[.H27]/[.$M27]" office:value-type="float" office:value="0.159987072980628">
            <text:p>0.16</text:p>
          </table:table-cell>
          <table:table-cell table:formula="of:=[.I27]/[.$M27]" office:value-type="float" office:value="0.144474649734806">
            <text:p>0.14</text:p>
          </table:table-cell>
          <table:table-cell table:formula="of:=[.J27]/[.$M27]" office:value-type="float" office:value="0.109797286593287">
            <text:p>0.11</text:p>
          </table:table-cell>
          <table:table-cell table:formula="of:=[.K27]/[.$M27]" office:value-type="float" office:value="0.0687844166048831">
            <text:p>0.07</text:p>
          </table:table-cell>
          <table:table-cell table:formula="of:=[.L27]/[.$M27]" office:value-type="float" office:value="0.0297296098448124">
            <text:p>0.03</text:p>
          </table:table-cell>
          <table:table-cell table:formula="of:=SUM([.N27:.W27])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136">
            <text:p>30136</text:p>
          </table:table-cell>
          <table:table-cell office:value-type="float" office:value="56611">
            <text:p>56611</text:p>
          </table:table-cell>
          <table:table-cell office:value-type="float" office:value="75063">
            <text:p>75063</text:p>
          </table:table-cell>
          <table:table-cell office:value-type="float" office:value="85974">
            <text:p>85974</text:p>
          </table:table-cell>
          <table:table-cell office:value-type="float" office:value="90157">
            <text:p>90157</text:p>
          </table:table-cell>
          <table:table-cell office:value-type="float" office:value="126884">
            <text:p>126884</text:p>
          </table:table-cell>
          <table:table-cell office:value-type="float" office:value="161182">
            <text:p>161182</text:p>
          </table:table-cell>
          <table:table-cell office:value-type="float" office:value="135990">
            <text:p>135990</text:p>
          </table:table-cell>
          <table:table-cell office:value-type="float" office:value="84397">
            <text:p>84397</text:p>
          </table:table-cell>
          <table:table-cell office:value-type="float" office:value="33388">
            <text:p>33388</text:p>
          </table:table-cell>
          <table:table-cell table:formula="of:=SUM([.C28:.L28])" office:value-type="float" office:value="879782">
            <text:p>879782</text:p>
          </table:table-cell>
          <table:table-cell table:formula="of:=[.C28]/[.$M28]" office:value-type="float" office:value="0.0342539401806357">
            <text:p>0.03</text:p>
          </table:table-cell>
          <table:table-cell table:formula="of:=[.D28]/[.$M28]" office:value-type="float" office:value="0.0643466222314164">
            <text:p>0.06</text:p>
          </table:table-cell>
          <table:table-cell table:formula="of:=[.E28]/[.$M28]" office:value-type="float" office:value="0.0853199997272052">
            <text:p>0.09</text:p>
          </table:table-cell>
          <table:table-cell table:formula="of:=[.F28]/[.$M28]" office:value-type="float" office:value="0.0977219356613343">
            <text:p>0.1</text:p>
          </table:table-cell>
          <table:table-cell table:formula="of:=[.G28]/[.$M28]" office:value-type="float" office:value="0.102476522593097">
            <text:p>0.1</text:p>
          </table:table-cell>
          <table:table-cell table:formula="of:=[.H28]/[.$M28]" office:value-type="float" office:value="0.144222091381729">
            <text:p>0.14</text:p>
          </table:table-cell>
          <table:table-cell table:formula="of:=[.I28]/[.$M28]" office:value-type="float" office:value="0.183206748944625">
            <text:p>0.18</text:p>
          </table:table-cell>
          <table:table-cell table:formula="of:=[.J28]/[.$M28]" office:value-type="float" office:value="0.154572382703897">
            <text:p>0.15</text:p>
          </table:table-cell>
          <table:table-cell table:formula="of:=[.K28]/[.$M28]" office:value-type="float" office:value="0.0959294461582528">
            <text:p>0.1</text:p>
          </table:table-cell>
          <table:table-cell table:formula="of:=[.L28]/[.$M28]" office:value-type="float" office:value="0.037950310417808">
            <text:p>0.04</text:p>
          </table:table-cell>
          <table:table-cell table:formula="of:=SUM([.N28:.W28])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4877">
            <text:p>24877</text:p>
          </table:table-cell>
          <table:table-cell office:value-type="float" office:value="44839">
            <text:p>44839</text:p>
          </table:table-cell>
          <table:table-cell office:value-type="float" office:value="62095">
            <text:p>62095</text:p>
          </table:table-cell>
          <table:table-cell office:value-type="float" office:value="71040">
            <text:p>71040</text:p>
          </table:table-cell>
          <table:table-cell office:value-type="float" office:value="71428">
            <text:p>71428</text:p>
          </table:table-cell>
          <table:table-cell office:value-type="float" office:value="103031">
            <text:p>103031</text:p>
          </table:table-cell>
          <table:table-cell office:value-type="float" office:value="150608">
            <text:p>150608</text:p>
          </table:table-cell>
          <table:table-cell office:value-type="float" office:value="189788">
            <text:p>189788</text:p>
          </table:table-cell>
          <table:table-cell office:value-type="float" office:value="140167">
            <text:p>140167</text:p>
          </table:table-cell>
          <table:table-cell office:value-type="float" office:value="52028">
            <text:p>52028</text:p>
          </table:table-cell>
          <table:table-cell table:formula="of:=SUM([.C29:.L29])" office:value-type="float" office:value="909901">
            <text:p>909901</text:p>
          </table:table-cell>
          <table:table-cell table:formula="of:=[.C29]/[.$M29]" office:value-type="float" office:value="0.0273403370256764">
            <text:p>0.03</text:p>
          </table:table-cell>
          <table:table-cell table:formula="of:=[.D29]/[.$M29]" office:value-type="float" office:value="0.0492789874942439">
            <text:p>0.05</text:p>
          </table:table-cell>
          <table:table-cell table:formula="of:=[.E29]/[.$M29]" office:value-type="float" office:value="0.068243688049579">
            <text:p>0.07</text:p>
          </table:table-cell>
          <table:table-cell table:formula="of:=[.F29]/[.$M29]" office:value-type="float" office:value="0.0780744278773185">
            <text:p>0.08</text:p>
          </table:table-cell>
          <table:table-cell table:formula="of:=[.G29]/[.$M29]" office:value-type="float" office:value="0.0785008478944413">
            <text:p>0.08</text:p>
          </table:table-cell>
          <table:table-cell table:formula="of:=[.H29]/[.$M29]" office:value-type="float" office:value="0.113233197897354">
            <text:p>0.11</text:p>
          </table:table-cell>
          <table:table-cell table:formula="of:=[.I29]/[.$M29]" office:value-type="float" office:value="0.165521303966036">
            <text:p>0.17</text:p>
          </table:table-cell>
          <table:table-cell table:formula="of:=[.J29]/[.$M29]" office:value-type="float" office:value="0.208580933530131">
            <text:p>0.21</text:p>
          </table:table-cell>
          <table:table-cell table:formula="of:=[.K29]/[.$M29]" office:value-type="float" office:value="0.154046429226916">
            <text:p>0.15</text:p>
          </table:table-cell>
          <table:table-cell table:formula="of:=[.L29]/[.$M29]" office:value-type="float" office:value="0.0571798470383042">
            <text:p>0.06</text:p>
          </table:table-cell>
          <table:table-cell table:formula="of:=SUM([.N29:.W29])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246">
            <text:p>18246</text:p>
          </table:table-cell>
          <table:table-cell office:value-type="float" office:value="30594">
            <text:p>30594</text:p>
          </table:table-cell>
          <table:table-cell office:value-type="float" office:value="42466">
            <text:p>42466</text:p>
          </table:table-cell>
          <table:table-cell office:value-type="float" office:value="50087">
            <text:p>50087</text:p>
          </table:table-cell>
          <table:table-cell office:value-type="float" office:value="47905">
            <text:p>47905</text:p>
          </table:table-cell>
          <table:table-cell office:value-type="float" office:value="66246">
            <text:p>66246</text:p>
          </table:table-cell>
          <table:table-cell office:value-type="float" office:value="98324">
            <text:p>98324</text:p>
          </table:table-cell>
          <table:table-cell office:value-type="float" office:value="157774">
            <text:p>157774</text:p>
          </table:table-cell>
          <table:table-cell office:value-type="float" office:value="236845">
            <text:p>236845</text:p>
          </table:table-cell>
          <table:table-cell office:value-type="float" office:value="115227">
            <text:p>115227</text:p>
          </table:table-cell>
          <table:table-cell table:formula="of:=SUM([.C30:.L30])" office:value-type="float" office:value="863714">
            <text:p>863714</text:p>
          </table:table-cell>
          <table:table-cell table:formula="of:=[.C30]/[.$M30]" office:value-type="float" office:value="0.02112504833776">
            <text:p>0.02</text:p>
          </table:table-cell>
          <table:table-cell table:formula="of:=[.D30]/[.$M30]" office:value-type="float" office:value="0.0354214473772568">
            <text:p>0.04</text:p>
          </table:table-cell>
          <table:table-cell table:formula="of:=[.E30]/[.$M30]" office:value-type="float" office:value="0.0491667380637572">
            <text:p>0.05</text:p>
          </table:table-cell>
          <table:table-cell table:formula="of:=[.F30]/[.$M30]" office:value-type="float" office:value="0.0579902606649886">
            <text:p>0.06</text:p>
          </table:table-cell>
          <table:table-cell table:formula="of:=[.G30]/[.$M30]" office:value-type="float" office:value="0.0554639614502023">
            <text:p>0.06</text:p>
          </table:table-cell>
          <table:table-cell table:formula="of:=[.H30]/[.$M30]" office:value-type="float" office:value="0.07669899990043">
            <text:p>0.08</text:p>
          </table:table-cell>
          <table:table-cell table:formula="of:=[.I30]/[.$M30]" office:value-type="float" office:value="0.113838608613499">
            <text:p>0.11</text:p>
          </table:table-cell>
          <table:table-cell table:formula="of:=[.J30]/[.$M30]" office:value-type="float" office:value="0.182669263205181">
            <text:p>0.18</text:p>
          </table:table-cell>
          <table:table-cell table:formula="of:=[.K30]/[.$M30]" office:value-type="float" office:value="0.274216928288762">
            <text:p>0.27</text:p>
          </table:table-cell>
          <table:table-cell table:formula="of:=[.L30]/[.$M30]" office:value-type="float" office:value="0.133408744098162">
            <text:p>0.13</text:p>
          </table:table-cell>
          <table:table-cell table:formula="of:=SUM([.N30:.W30])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316">
            <text:p>10316</text:p>
          </table:table-cell>
          <table:table-cell office:value-type="float" office:value="14462">
            <text:p>14462</text:p>
          </table:table-cell>
          <table:table-cell office:value-type="float" office:value="20221">
            <text:p>20221</text:p>
          </table:table-cell>
          <table:table-cell office:value-type="float" office:value="23997">
            <text:p>23997</text:p>
          </table:table-cell>
          <table:table-cell office:value-type="float" office:value="22205">
            <text:p>22205</text:p>
          </table:table-cell>
          <table:table-cell office:value-type="float" office:value="29140">
            <text:p>29140</text:p>
          </table:table-cell>
          <table:table-cell office:value-type="float" office:value="39633">
            <text:p>39633</text:p>
          </table:table-cell>
          <table:table-cell office:value-type="float" office:value="62638">
            <text:p>62638</text:p>
          </table:table-cell>
          <table:table-cell office:value-type="float" office:value="132336">
            <text:p>132336</text:p>
          </table:table-cell>
          <table:table-cell office:value-type="float" office:value="267456">
            <text:p>267456</text:p>
          </table:table-cell>
          <table:table-cell table:formula="of:=SUM([.C31:.L31])" office:value-type="float" office:value="622404">
            <text:p>622404</text:p>
          </table:table-cell>
          <table:table-cell table:formula="of:=[.C31]/[.$M31]" office:value-type="float" office:value="0.0165744436089742">
            <text:p>0.02</text:p>
          </table:table-cell>
          <table:table-cell table:formula="of:=[.D31]/[.$M31]" office:value-type="float" office:value="0.0232357118527516">
            <text:p>0.02</text:p>
          </table:table-cell>
          <table:table-cell table:formula="of:=[.E31]/[.$M31]" office:value-type="float" office:value="0.032488544418095">
            <text:p>0.03</text:p>
          </table:table-cell>
          <table:table-cell table:formula="of:=[.F31]/[.$M31]" office:value-type="float" office:value="0.0385553434746563">
            <text:p>0.04</text:p>
          </table:table-cell>
          <table:table-cell table:formula="of:=[.G31]/[.$M31]" office:value-type="float" office:value="0.035676184600356">
            <text:p>0.04</text:p>
          </table:table-cell>
          <table:table-cell table:formula="of:=[.H31]/[.$M31]" office:value-type="float" office:value="0.046818465176959">
            <text:p>0.05</text:p>
          </table:table-cell>
          <table:table-cell table:formula="of:=[.I31]/[.$M31]" office:value-type="float" office:value="0.0636772899917096">
            <text:p>0.06</text:p>
          </table:table-cell>
          <table:table-cell table:formula="of:=[.J31]/[.$M31]" office:value-type="float" office:value="0.100638813375235">
            <text:p>0.1</text:p>
          </table:table-cell>
          <table:table-cell table:formula="of:=[.K31]/[.$M31]" office:value-type="float" office:value="0.212620741511944">
            <text:p>0.21</text:p>
          </table:table-cell>
          <table:table-cell table:formula="of:=[.L31]/[.$M31]" office:value-type="float" office:value="0.429714461989319">
            <text:p>0.43</text:p>
          </table:table-cell>
          <table:table-cell table:formula="of:=SUM([.N31:.W31])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7599">
            <text:p>67599</text:p>
          </table:table-cell>
          <table:table-cell office:value-type="float" office:value="71893">
            <text:p>71893</text:p>
          </table:table-cell>
          <table:table-cell office:value-type="float" office:value="54917">
            <text:p>54917</text:p>
          </table:table-cell>
          <table:table-cell office:value-type="float" office:value="39215">
            <text:p>39215</text:p>
          </table:table-cell>
          <table:table-cell office:value-type="float" office:value="24559">
            <text:p>24559</text:p>
          </table:table-cell>
          <table:table-cell office:value-type="float" office:value="22736">
            <text:p>22736</text:p>
          </table:table-cell>
          <table:table-cell office:value-type="float" office:value="18724">
            <text:p>18724</text:p>
          </table:table-cell>
          <table:table-cell office:value-type="float" office:value="14392">
            <text:p>14392</text:p>
          </table:table-cell>
          <table:table-cell office:value-type="float" office:value="10676">
            <text:p>10676</text:p>
          </table:table-cell>
          <table:table-cell office:value-type="float" office:value="6658">
            <text:p>6658</text:p>
          </table:table-cell>
          <table:table-cell table:formula="of:=SUM([.C32:.L32])" office:value-type="float" office:value="331369">
            <text:p>331369</text:p>
          </table:table-cell>
          <table:table-cell table:formula="of:=[.C32]/[.$M32]" office:value-type="float" office:value="0.203999167091671">
            <text:p>0.2</text:p>
          </table:table-cell>
          <table:table-cell table:formula="of:=[.D32]/[.$M32]" office:value-type="float" office:value="0.216957530728583">
            <text:p>0.22</text:p>
          </table:table-cell>
          <table:table-cell table:formula="of:=[.E32]/[.$M32]" office:value-type="float" office:value="0.165727632940921">
            <text:p>0.17</text:p>
          </table:table-cell>
          <table:table-cell table:formula="of:=[.F32]/[.$M32]" office:value-type="float" office:value="0.118342391714373">
            <text:p>0.12</text:p>
          </table:table-cell>
          <table:table-cell table:formula="of:=[.G32]/[.$M32]" office:value-type="float" office:value="0.0741137523425547">
            <text:p>0.07</text:p>
          </table:table-cell>
          <table:table-cell table:formula="of:=[.H32]/[.$M32]" office:value-type="float" office:value="0.0686123324752768">
            <text:p>0.07</text:p>
          </table:table-cell>
          <table:table-cell table:formula="of:=[.I32]/[.$M32]" office:value-type="float" office:value="0.0565049838699456">
            <text:p>0.06</text:p>
          </table:table-cell>
          <table:table-cell table:formula="of:=[.J32]/[.$M32]" office:value-type="float" office:value="0.0434319444486358">
            <text:p>0.04</text:p>
          </table:table-cell>
          <table:table-cell table:formula="of:=[.K32]/[.$M32]" office:value-type="float" office:value="0.0322178598480848">
            <text:p>0.03</text:p>
          </table:table-cell>
          <table:table-cell table:formula="of:=[.L32]/[.$M32]" office:value-type="float" office:value="0.0200924045399539">
            <text:p>0.02</text:p>
          </table:table-cell>
          <table:table-cell table:formula="of:=SUM([.N32:.W32])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2036">
            <text:p>82036</text:p>
          </table:table-cell>
          <table:table-cell office:value-type="float" office:value="184410">
            <text:p>184410</text:p>
          </table:table-cell>
          <table:table-cell office:value-type="float" office:value="152243">
            <text:p>152243</text:p>
          </table:table-cell>
          <table:table-cell office:value-type="float" office:value="100807">
            <text:p>100807</text:p>
          </table:table-cell>
          <table:table-cell office:value-type="float" office:value="62258">
            <text:p>62258</text:p>
          </table:table-cell>
          <table:table-cell office:value-type="float" office:value="56887">
            <text:p>56887</text:p>
          </table:table-cell>
          <table:table-cell office:value-type="float" office:value="46286">
            <text:p>46286</text:p>
          </table:table-cell>
          <table:table-cell office:value-type="float" office:value="35356">
            <text:p>35356</text:p>
          </table:table-cell>
          <table:table-cell office:value-type="float" office:value="23330">
            <text:p>23330</text:p>
          </table:table-cell>
          <table:table-cell office:value-type="float" office:value="12066">
            <text:p>12066</text:p>
          </table:table-cell>
          <table:table-cell table:formula="of:=SUM([.C33:.L33])" office:value-type="float" office:value="755679">
            <text:p>755679</text:p>
          </table:table-cell>
          <table:table-cell table:formula="of:=[.C33]/[.$M33]" office:value-type="float" office:value="0.108559322146044">
            <text:p>0.11</text:p>
          </table:table-cell>
          <table:table-cell table:formula="of:=[.D33]/[.$M33]" office:value-type="float" office:value="0.244032188270416">
            <text:p>0.24</text:p>
          </table:table-cell>
          <table:table-cell table:formula="of:=[.E33]/[.$M33]" office:value-type="float" office:value="0.201465172381395">
            <text:p>0.2</text:p>
          </table:table-cell>
          <table:table-cell table:formula="of:=[.F33]/[.$M33]" office:value-type="float" office:value="0.133399234330979">
            <text:p>0.13</text:p>
          </table:table-cell>
          <table:table-cell table:formula="of:=[.G33]/[.$M33]" office:value-type="float" office:value="0.0823868335629282">
            <text:p>0.08</text:p>
          </table:table-cell>
          <table:table-cell table:formula="of:=[.H33]/[.$M33]" office:value-type="float" office:value="0.0752793183349015">
            <text:p>0.08</text:p>
          </table:table-cell>
          <table:table-cell table:formula="of:=[.I33]/[.$M33]" office:value-type="float" office:value="0.0612508750408573">
            <text:p>0.06</text:p>
          </table:table-cell>
          <table:table-cell table:formula="of:=[.J33]/[.$M33]" office:value-type="float" office:value="0.0467870617021248">
            <text:p>0.05</text:p>
          </table:table-cell>
          <table:table-cell table:formula="of:=[.K33]/[.$M33]" office:value-type="float" office:value="0.0308728970899019">
            <text:p>0.03</text:p>
          </table:table-cell>
          <table:table-cell table:formula="of:=[.L33]/[.$M33]" office:value-type="float" office:value="0.0159670971404525">
            <text:p>0.02</text:p>
          </table:table-cell>
          <table:table-cell table:formula="of:=SUM([.N33:.W33])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037">
            <text:p>61037</text:p>
          </table:table-cell>
          <table:table-cell office:value-type="float" office:value="147891">
            <text:p>147891</text:p>
          </table:table-cell>
          <table:table-cell office:value-type="float" office:value="181648">
            <text:p>181648</text:p>
          </table:table-cell>
          <table:table-cell office:value-type="float" office:value="130979">
            <text:p>130979</text:p>
          </table:table-cell>
          <table:table-cell office:value-type="float" office:value="81860">
            <text:p>81860</text:p>
          </table:table-cell>
          <table:table-cell office:value-type="float" office:value="73900">
            <text:p>73900</text:p>
          </table:table-cell>
          <table:table-cell office:value-type="float" office:value="62154">
            <text:p>62154</text:p>
          </table:table-cell>
          <table:table-cell office:value-type="float" office:value="48719">
            <text:p>48719</text:p>
          </table:table-cell>
          <table:table-cell office:value-type="float" office:value="32619">
            <text:p>32619</text:p>
          </table:table-cell>
          <table:table-cell office:value-type="float" office:value="15789">
            <text:p>15789</text:p>
          </table:table-cell>
          <table:table-cell table:formula="of:=SUM([.C34:.L34])" office:value-type="float" office:value="836596">
            <text:p>836596</text:p>
          </table:table-cell>
          <table:table-cell table:formula="of:=[.C34]/[.$M34]" office:value-type="float" office:value="0.0729587518945823">
            <text:p>0.07</text:p>
          </table:table-cell>
          <table:table-cell table:formula="of:=[.D34]/[.$M34]" office:value-type="float" office:value="0.176777082367116">
            <text:p>0.18</text:p>
          </table:table-cell>
          <table:table-cell table:formula="of:=[.E34]/[.$M34]" office:value-type="float" office:value="0.217127502402593">
            <text:p>0.22</text:p>
          </table:table-cell>
          <table:table-cell table:formula="of:=[.F34]/[.$M34]" office:value-type="float" office:value="0.156561829126604">
            <text:p>0.16</text:p>
          </table:table-cell>
          <table:table-cell table:formula="of:=[.G34]/[.$M34]" office:value-type="float" office:value="0.0978489019789719">
            <text:p>0.1</text:p>
          </table:table-cell>
          <table:table-cell table:formula="of:=[.H34]/[.$M34]" office:value-type="float" office:value="0.0883341541197902">
            <text:p>0.09</text:p>
          </table:table-cell>
          <table:table-cell table:formula="of:=[.I34]/[.$M34]" office:value-type="float" office:value="0.0742939244270831">
            <text:p>0.07</text:p>
          </table:table-cell>
          <table:table-cell table:formula="of:=[.J34]/[.$M34]" office:value-type="float" office:value="0.0582347991145069">
            <text:p>0.06</text:p>
          </table:table-cell>
          <table:table-cell table:formula="of:=[.K34]/[.$M34]" office:value-type="float" office:value="0.0389901457812373">
            <text:p>0.04</text:p>
          </table:table-cell>
          <table:table-cell table:formula="of:=[.L34]/[.$M34]" office:value-type="float" office:value="0.0188729087875151">
            <text:p>0.02</text:p>
          </table:table-cell>
          <table:table-cell table:formula="of:=SUM([.N34:.W34])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44102">
            <text:p>44102</text:p>
          </table:table-cell>
          <table:table-cell office:value-type="float" office:value="96261">
            <text:p>96261</text:p>
          </table:table-cell>
          <table:table-cell office:value-type="float" office:value="131420">
            <text:p>131420</text:p>
          </table:table-cell>
          <table:table-cell office:value-type="float" office:value="143145">
            <text:p>143145</text:p>
          </table:table-cell>
          <table:table-cell office:value-type="float" office:value="98593">
            <text:p>98593</text:p>
          </table:table-cell>
          <table:table-cell office:value-type="float" office:value="85844">
            <text:p>85844</text:p>
          </table:table-cell>
          <table:table-cell office:value-type="float" office:value="71845">
            <text:p>71845</text:p>
          </table:table-cell>
          <table:table-cell office:value-type="float" office:value="56093">
            <text:p>56093</text:p>
          </table:table-cell>
          <table:table-cell office:value-type="float" office:value="37507">
            <text:p>37507</text:p>
          </table:table-cell>
          <table:table-cell office:value-type="float" office:value="17060">
            <text:p>17060</text:p>
          </table:table-cell>
          <table:table-cell table:formula="of:=SUM([.C35:.L35])" office:value-type="float" office:value="781870">
            <text:p>781870</text:p>
          </table:table-cell>
          <table:table-cell table:formula="of:=[.C35]/[.$M35]" office:value-type="float" office:value="0.0564057963600087">
            <text:p>0.06</text:p>
          </table:table-cell>
          <table:table-cell table:formula="of:=[.D35]/[.$M35]" office:value-type="float" office:value="0.123116374844923">
            <text:p>0.12</text:p>
          </table:table-cell>
          <table:table-cell table:formula="of:=[.E35]/[.$M35]" office:value-type="float" office:value="0.168084208372236">
            <text:p>0.17</text:p>
          </table:table-cell>
          <table:table-cell table:formula="of:=[.F35]/[.$M35]" office:value-type="float" office:value="0.183080307467993">
            <text:p>0.18</text:p>
          </table:table-cell>
          <table:table-cell table:formula="of:=[.G35]/[.$M35]" office:value-type="float" office:value="0.126098967859107">
            <text:p>0.13</text:p>
          </table:table-cell>
          <table:table-cell table:formula="of:=[.H35]/[.$M35]" office:value-type="float" office:value="0.109793188125903">
            <text:p>0.11</text:p>
          </table:table-cell>
          <table:table-cell table:formula="of:=[.I35]/[.$M35]" office:value-type="float" office:value="0.0918886771458171">
            <text:p>0.09</text:p>
          </table:table-cell>
          <table:table-cell table:formula="of:=[.J35]/[.$M35]" office:value-type="float" office:value="0.0717421054651029">
            <text:p>0.07</text:p>
          </table:table-cell>
          <table:table-cell table:formula="of:=[.K35]/[.$M35]" office:value-type="float" office:value="0.0479708903014568">
            <text:p>0.05</text:p>
          </table:table-cell>
          <table:table-cell table:formula="of:=[.L35]/[.$M35]" office:value-type="float" office:value="0.021819484057452">
            <text:p>0.02</text:p>
          </table:table-cell>
          <table:table-cell table:formula="of:=SUM([.N35:.W35])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263">
            <text:p>30263</text:p>
          </table:table-cell>
          <table:table-cell office:value-type="float" office:value="61106">
            <text:p>61106</text:p>
          </table:table-cell>
          <table:table-cell office:value-type="float" office:value="83882">
            <text:p>83882</text:p>
          </table:table-cell>
          <table:table-cell office:value-type="float" office:value="104695">
            <text:p>104695</text:p>
          </table:table-cell>
          <table:table-cell office:value-type="float" office:value="104403">
            <text:p>104403</text:p>
          </table:table-cell>
          <table:table-cell office:value-type="float" office:value="96156">
            <text:p>96156</text:p>
          </table:table-cell>
          <table:table-cell office:value-type="float" office:value="83235">
            <text:p>83235</text:p>
          </table:table-cell>
          <table:table-cell office:value-type="float" office:value="59918">
            <text:p>59918</text:p>
          </table:table-cell>
          <table:table-cell office:value-type="float" office:value="38246">
            <text:p>38246</text:p>
          </table:table-cell>
          <table:table-cell office:value-type="float" office:value="16964">
            <text:p>16964</text:p>
          </table:table-cell>
          <table:table-cell table:formula="of:=SUM([.C36:.L36])" office:value-type="float" office:value="678868">
            <text:p>678868</text:p>
          </table:table-cell>
          <table:table-cell table:formula="of:=[.C36]/[.$M36]" office:value-type="float" office:value="0.0445786220590748">
            <text:p>0.04</text:p>
          </table:table-cell>
          <table:table-cell table:formula="of:=[.D36]/[.$M36]" office:value-type="float" office:value="0.090011607558465">
            <text:p>0.09</text:p>
          </table:table-cell>
          <table:table-cell table:formula="of:=[.E36]/[.$M36]" office:value-type="float" office:value="0.1235615760354">
            <text:p>0.12</text:p>
          </table:table-cell>
          <table:table-cell table:formula="of:=[.F36]/[.$M36]" office:value-type="float" office:value="0.154219966178992">
            <text:p>0.15</text:p>
          </table:table-cell>
          <table:table-cell table:formula="of:=[.G36]/[.$M36]" office:value-type="float" office:value="0.153789838378006">
            <text:p>0.15</text:p>
          </table:table-cell>
          <table:table-cell table:formula="of:=[.H36]/[.$M36]" office:value-type="float" office:value="0.14164167408097">
            <text:p>0.14</text:p>
          </table:table-cell>
          <table:table-cell table:formula="of:=[.I36]/[.$M36]" office:value-type="float" office:value="0.122608518887324">
            <text:p>0.12</text:p>
          </table:table-cell>
          <table:table-cell table:formula="of:=[.J36]/[.$M36]" office:value-type="float" office:value="0.0882616355462328">
            <text:p>0.09</text:p>
          </table:table-cell>
          <table:table-cell table:formula="of:=[.K36]/[.$M36]" office:value-type="float" office:value="0.0563379036867255">
            <text:p>0.06</text:p>
          </table:table-cell>
          <table:table-cell table:formula="of:=[.L36]/[.$M36]" office:value-type="float" office:value="0.0249886575888096">
            <text:p>0.02</text:p>
          </table:table-cell>
          <table:table-cell table:formula="of:=SUM([.N36:.W36])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9618">
            <text:p>29618</text:p>
          </table:table-cell>
          <table:table-cell office:value-type="float" office:value="58745">
            <text:p>58745</text:p>
          </table:table-cell>
          <table:table-cell office:value-type="float" office:value="78338">
            <text:p>78338</text:p>
          </table:table-cell>
          <table:table-cell office:value-type="float" office:value="95726">
            <text:p>95726</text:p>
          </table:table-cell>
          <table:table-cell office:value-type="float" office:value="105596">
            <text:p>105596</text:p>
          </table:table-cell>
          <table:table-cell office:value-type="float" office:value="136640">
            <text:p>136640</text:p>
          </table:table-cell>
          <table:table-cell office:value-type="float" office:value="126625">
            <text:p>126625</text:p>
          </table:table-cell>
          <table:table-cell office:value-type="float" office:value="95176">
            <text:p>95176</text:p>
          </table:table-cell>
          <table:table-cell office:value-type="float" office:value="58960">
            <text:p>58960</text:p>
          </table:table-cell>
          <table:table-cell office:value-type="float" office:value="24330">
            <text:p>24330</text:p>
          </table:table-cell>
          <table:table-cell table:formula="of:=SUM([.C37:.L37])" office:value-type="float" office:value="809754">
            <text:p>809754</text:p>
          </table:table-cell>
          <table:table-cell table:formula="of:=[.C37]/[.$M37]" office:value-type="float" office:value="0.0365765405295929">
            <text:p>0.04</text:p>
          </table:table-cell>
          <table:table-cell table:formula="of:=[.D37]/[.$M37]" office:value-type="float" office:value="0.0725467240668154">
            <text:p>0.07</text:p>
          </table:table-cell>
          <table:table-cell table:formula="of:=[.E37]/[.$M37]" office:value-type="float" office:value="0.096742961442611">
            <text:p>0.1</text:p>
          </table:table-cell>
          <table:table-cell table:formula="of:=[.F37]/[.$M37]" office:value-type="float" office:value="0.11821614959605">
            <text:p>0.12</text:p>
          </table:table-cell>
          <table:table-cell table:formula="of:=[.G37]/[.$M37]" office:value-type="float" office:value="0.13040503659136">
            <text:p>0.13</text:p>
          </table:table-cell>
          <table:table-cell table:formula="of:=[.H37]/[.$M37]" office:value-type="float" office:value="0.168742605779039">
            <text:p>0.17</text:p>
          </table:table-cell>
          <table:table-cell table:formula="of:=[.I37]/[.$M37]" office:value-type="float" office:value="0.156374652054822">
            <text:p>0.16</text:p>
          </table:table-cell>
          <table:table-cell table:formula="of:=[.J37]/[.$M37]" office:value-type="float" office:value="0.117536930969159">
            <text:p>0.12</text:p>
          </table:table-cell>
          <table:table-cell table:formula="of:=[.K37]/[.$M37]" office:value-type="float" office:value="0.0728122368027821">
            <text:p>0.07</text:p>
          </table:table-cell>
          <table:table-cell table:formula="of:=[.L37]/[.$M37]" office:value-type="float" office:value="0.0300461621677695">
            <text:p>0.03</text:p>
          </table:table-cell>
          <table:table-cell table:formula="of:=SUM([.N37:.W37])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409">
            <text:p>26409</text:p>
          </table:table-cell>
          <table:table-cell office:value-type="float" office:value="49576">
            <text:p>49576</text:p>
          </table:table-cell>
          <table:table-cell office:value-type="float" office:value="68417">
            <text:p>68417</text:p>
          </table:table-cell>
          <table:table-cell office:value-type="float" office:value="83077">
            <text:p>83077</text:p>
          </table:table-cell>
          <table:table-cell office:value-type="float" office:value="90435">
            <text:p>90435</text:p>
          </table:table-cell>
          <table:table-cell office:value-type="float" office:value="138097">
            <text:p>138097</text:p>
          </table:table-cell>
          <table:table-cell office:value-type="float" office:value="183067">
            <text:p>183067</text:p>
          </table:table-cell>
          <table:table-cell office:value-type="float" office:value="156431">
            <text:p>156431</text:p>
          </table:table-cell>
          <table:table-cell office:value-type="float" office:value="96310">
            <text:p>96310</text:p>
          </table:table-cell>
          <table:table-cell office:value-type="float" office:value="36638">
            <text:p>36638</text:p>
          </table:table-cell>
          <table:table-cell table:formula="of:=SUM([.C38:.L38])" office:value-type="float" office:value="928457">
            <text:p>928457</text:p>
          </table:table-cell>
          <table:table-cell table:formula="of:=[.C38]/[.$M38]" office:value-type="float" office:value="0.0284439667103592">
            <text:p>0.03</text:p>
          </table:table-cell>
          <table:table-cell table:formula="of:=[.D38]/[.$M38]" office:value-type="float" office:value="0.0533961185062959">
            <text:p>0.05</text:p>
          </table:table-cell>
          <table:table-cell table:formula="of:=[.E38]/[.$M38]" office:value-type="float" office:value="0.0736889268969915">
            <text:p>0.07</text:p>
          </table:table-cell>
          <table:table-cell table:formula="of:=[.F38]/[.$M38]" office:value-type="float" office:value="0.0894785649739299">
            <text:p>0.09</text:p>
          </table:table-cell>
          <table:table-cell table:formula="of:=[.G38]/[.$M38]" office:value-type="float" office:value="0.0974035415748925">
            <text:p>0.1</text:p>
          </table:table-cell>
          <table:table-cell table:formula="of:=[.H38]/[.$M38]" office:value-type="float" office:value="0.148738175273599">
            <text:p>0.15</text:p>
          </table:table-cell>
          <table:table-cell table:formula="of:=[.I38]/[.$M38]" office:value-type="float" office:value="0.197173374749719">
            <text:p>0.2</text:p>
          </table:table-cell>
          <table:table-cell table:formula="of:=[.J38]/[.$M38]" office:value-type="float" office:value="0.168484916372002">
            <text:p>0.17</text:p>
          </table:table-cell>
          <table:table-cell table:formula="of:=[.K38]/[.$M38]" office:value-type="float" office:value="0.103731244419505">
            <text:p>0.1</text:p>
          </table:table-cell>
          <table:table-cell table:formula="of:=[.L38]/[.$M38]" office:value-type="float" office:value="0.0394611705227059">
            <text:p>0.04</text:p>
          </table:table-cell>
          <table:table-cell table:formula="of:=SUM([.N38:.W38])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726">
            <text:p>21726</text:p>
          </table:table-cell>
          <table:table-cell office:value-type="float" office:value="39816">
            <text:p>39816</text:p>
          </table:table-cell>
          <table:table-cell office:value-type="float" office:value="55867">
            <text:p>55867</text:p>
          </table:table-cell>
          <table:table-cell office:value-type="float" office:value="66702">
            <text:p>66702</text:p>
          </table:table-cell>
          <table:table-cell office:value-type="float" office:value="68706">
            <text:p>68706</text:p>
          </table:table-cell>
          <table:table-cell office:value-type="float" office:value="105258">
            <text:p>105258</text:p>
          </table:table-cell>
          <table:table-cell office:value-type="float" office:value="164381">
            <text:p>164381</text:p>
          </table:table-cell>
          <table:table-cell office:value-type="float" office:value="224107">
            <text:p>224107</text:p>
          </table:table-cell>
          <table:table-cell office:value-type="float" office:value="167390">
            <text:p>167390</text:p>
          </table:table-cell>
          <table:table-cell office:value-type="float" office:value="59347">
            <text:p>59347</text:p>
          </table:table-cell>
          <table:table-cell table:formula="of:=SUM([.C39:.L39])" office:value-type="float" office:value="973300">
            <text:p>973300</text:p>
          </table:table-cell>
          <table:table-cell table:formula="of:=[.C39]/[.$M39]" office:value-type="float" office:value="0.0223219973286756">
            <text:p>0.02</text:p>
          </table:table-cell>
          <table:table-cell table:formula="of:=[.D39]/[.$M39]" office:value-type="float" office:value="0.0409082502825439">
            <text:p>0.04</text:p>
          </table:table-cell>
          <table:table-cell table:formula="of:=[.E39]/[.$M39]" office:value-type="float" office:value="0.0573995684783726">
            <text:p>0.06</text:p>
          </table:table-cell>
          <table:table-cell table:formula="of:=[.F39]/[.$M39]" office:value-type="float" office:value="0.0685317990342135">
            <text:p>0.07</text:p>
          </table:table-cell>
          <table:table-cell table:formula="of:=[.G39]/[.$M39]" office:value-type="float" office:value="0.0705907736566321">
            <text:p>0.07</text:p>
          </table:table-cell>
          <table:table-cell table:formula="of:=[.H39]/[.$M39]" office:value-type="float" office:value="0.108145484434398">
            <text:p>0.11</text:p>
          </table:table-cell>
          <table:table-cell table:formula="of:=[.I39]/[.$M39]" office:value-type="float" office:value="0.168890372957978">
            <text:p>0.17</text:p>
          </table:table-cell>
          <table:table-cell table:formula="of:=[.J39]/[.$M39]" office:value-type="float" office:value="0.230254803246687">
            <text:p>0.23</text:p>
          </table:table-cell>
          <table:table-cell table:formula="of:=[.K39]/[.$M39]" office:value-type="float" office:value="0.171981917188945">
            <text:p>0.17</text:p>
          </table:table-cell>
          <table:table-cell table:formula="of:=[.L39]/[.$M39]" office:value-type="float" office:value="0.0609750333915545">
            <text:p>0.06</text:p>
          </table:table-cell>
          <table:table-cell table:formula="of:=SUM([.N39:.W39])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6412">
            <text:p>16412</text:p>
          </table:table-cell>
          <table:table-cell office:value-type="float" office:value="27209">
            <text:p>27209</text:p>
          </table:table-cell>
          <table:table-cell office:value-type="float" office:value="38557">
            <text:p>38557</text:p>
          </table:table-cell>
          <table:table-cell office:value-type="float" office:value="46895">
            <text:p>46895</text:p>
          </table:table-cell>
          <table:table-cell office:value-type="float" office:value="44603">
            <text:p>44603</text:p>
          </table:table-cell>
          <table:table-cell office:value-type="float" office:value="64179">
            <text:p>64179</text:p>
          </table:table-cell>
          <table:table-cell office:value-type="float" office:value="99511">
            <text:p>99511</text:p>
          </table:table-cell>
          <table:table-cell office:value-type="float" office:value="172336">
            <text:p>172336</text:p>
          </table:table-cell>
          <table:table-cell office:value-type="float" office:value="284822">
            <text:p>284822</text:p>
          </table:table-cell>
          <table:table-cell office:value-type="float" office:value="142322">
            <text:p>142322</text:p>
          </table:table-cell>
          <table:table-cell table:formula="of:=SUM([.C40:.L40])" office:value-type="float" office:value="936846">
            <text:p>936846</text:p>
          </table:table-cell>
          <table:table-cell table:formula="of:=[.C40]/[.$M40]" office:value-type="float" office:value="0.0175183541371794">
            <text:p>0.02</text:p>
          </table:table-cell>
          <table:table-cell table:formula="of:=[.D40]/[.$M40]" office:value-type="float" office:value="0.0290431938653738">
            <text:p>0.03</text:p>
          </table:table-cell>
          <table:table-cell table:formula="of:=[.E40]/[.$M40]" office:value-type="float" office:value="0.0411561772158925">
            <text:p>0.04</text:p>
          </table:table-cell>
          <table:table-cell table:formula="of:=[.F40]/[.$M40]" office:value-type="float" office:value="0.0500562525751298">
            <text:p>0.05</text:p>
          </table:table-cell>
          <table:table-cell table:formula="of:=[.G40]/[.$M40]" office:value-type="float" office:value="0.0476097458920676">
            <text:p>0.05</text:p>
          </table:table-cell>
          <table:table-cell table:formula="of:=[.H40]/[.$M40]" office:value-type="float" office:value="0.0685053893596173">
            <text:p>0.07</text:p>
          </table:table-cell>
          <table:table-cell table:formula="of:=[.I40]/[.$M40]" office:value-type="float" office:value="0.10621916515628">
            <text:p>0.11</text:p>
          </table:table-cell>
          <table:table-cell table:formula="of:=[.J40]/[.$M40]" office:value-type="float" office:value="0.183953392553312">
            <text:p>0.18</text:p>
          </table:table-cell>
          <table:table-cell table:formula="of:=[.K40]/[.$M40]" office:value-type="float" office:value="0.304022219233471">
            <text:p>0.3</text:p>
          </table:table-cell>
          <table:table-cell table:formula="of:=[.L40]/[.$M40]" office:value-type="float" office:value="0.151916110011678">
            <text:p>0.15</text:p>
          </table:table-cell>
          <table:table-cell table:formula="of:=SUM([.N40:.W40])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171">
            <text:p>9171</text:p>
          </table:table-cell>
          <table:table-cell office:value-type="float" office:value="12850">
            <text:p>12850</text:p>
          </table:table-cell>
          <table:table-cell office:value-type="float" office:value="18361">
            <text:p>18361</text:p>
          </table:table-cell>
          <table:table-cell office:value-type="float" office:value="21322">
            <text:p>21322</text:p>
          </table:table-cell>
          <table:table-cell office:value-type="float" office:value="20045">
            <text:p>20045</text:p>
          </table:table-cell>
          <table:table-cell office:value-type="float" office:value="26652">
            <text:p>26652</text:p>
          </table:table-cell>
          <table:table-cell office:value-type="float" office:value="36345">
            <text:p>36345</text:p>
          </table:table-cell>
          <table:table-cell office:value-type="float" office:value="58815">
            <text:p>58815</text:p>
          </table:table-cell>
          <table:table-cell office:value-type="float" office:value="138216">
            <text:p>138216</text:p>
          </table:table-cell>
          <table:table-cell office:value-type="float" office:value="319253">
            <text:p>319253</text:p>
          </table:table-cell>
          <table:table-cell table:formula="of:=SUM([.C41:.L41])" office:value-type="float" office:value="661030">
            <text:p>661030</text:p>
          </table:table-cell>
          <table:table-cell table:formula="of:=[.C41]/[.$M41]" office:value-type="float" office:value="0.0138738030044022">
            <text:p>0.01</text:p>
          </table:table-cell>
          <table:table-cell table:formula="of:=[.D41]/[.$M41]" office:value-type="float" office:value="0.0194393597869991">
            <text:p>0.02</text:p>
          </table:table-cell>
          <table:table-cell table:formula="of:=[.E41]/[.$M41]" office:value-type="float" office:value="0.0277763490310576">
            <text:p>0.03</text:p>
          </table:table-cell>
          <table:table-cell table:formula="of:=[.F41]/[.$M41]" office:value-type="float" office:value="0.0322557221306143">
            <text:p>0.03</text:p>
          </table:table-cell>
          <table:table-cell table:formula="of:=[.G41]/[.$M41]" office:value-type="float" office:value="0.0303238884770737">
            <text:p>0.03</text:p>
          </table:table-cell>
          <table:table-cell table:formula="of:=[.H41]/[.$M41]" office:value-type="float" office:value="0.0403188962679455">
            <text:p>0.04</text:p>
          </table:table-cell>
          <table:table-cell table:formula="of:=[.I41]/[.$M41]" office:value-type="float" office:value="0.0549823759889869">
            <text:p>0.05</text:p>
          </table:table-cell>
          <table:table-cell table:formula="of:=[.J41]/[.$M41]" office:value-type="float" office:value="0.0889747817799495">
            <text:p>0.09</text:p>
          </table:table-cell>
          <table:table-cell table:formula="of:=[.K41]/[.$M41]" office:value-type="float" office:value="0.209091871775865">
            <text:p>0.21</text:p>
          </table:table-cell>
          <table:table-cell table:formula="of:=[.L41]/[.$M41]" office:value-type="float" office:value="0.482962951757106">
            <text:p>0.48</text:p>
          </table:table-cell>
          <table:table-cell table:formula="of:=SUM([.N41:.W41])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9942">
            <text:p>69942</text:p>
          </table:table-cell>
          <table:table-cell office:value-type="float" office:value="71871">
            <text:p>71871</text:p>
          </table:table-cell>
          <table:table-cell office:value-type="float" office:value="54445">
            <text:p>54445</text:p>
          </table:table-cell>
          <table:table-cell office:value-type="float" office:value="39594">
            <text:p>39594</text:p>
          </table:table-cell>
          <table:table-cell office:value-type="float" office:value="25012">
            <text:p>25012</text:p>
          </table:table-cell>
          <table:table-cell office:value-type="float" office:value="23374">
            <text:p>23374</text:p>
          </table:table-cell>
          <table:table-cell office:value-type="float" office:value="18793">
            <text:p>18793</text:p>
          </table:table-cell>
          <table:table-cell office:value-type="float" office:value="14790">
            <text:p>14790</text:p>
          </table:table-cell>
          <table:table-cell office:value-type="float" office:value="11157">
            <text:p>11157</text:p>
          </table:table-cell>
          <table:table-cell office:value-type="float" office:value="7437">
            <text:p>7437</text:p>
          </table:table-cell>
          <table:table-cell table:formula="of:=SUM([.C42:.L42])" office:value-type="float" office:value="336415">
            <text:p>336415</text:p>
          </table:table-cell>
          <table:table-cell table:formula="of:=[.C42]/[.$M42]" office:value-type="float" office:value="0.207903928183939">
            <text:p>0.21</text:p>
          </table:table-cell>
          <table:table-cell table:formula="of:=[.D42]/[.$M42]" office:value-type="float" office:value="0.213637917453146">
            <text:p>0.21</text:p>
          </table:table-cell>
          <table:table-cell table:formula="of:=[.E42]/[.$M42]" office:value-type="float" office:value="0.161838800291307">
            <text:p>0.16</text:p>
          </table:table-cell>
          <table:table-cell table:formula="of:=[.F42]/[.$M42]" office:value-type="float" office:value="0.11769391971226">
            <text:p>0.12</text:p>
          </table:table-cell>
          <table:table-cell table:formula="of:=[.G42]/[.$M42]" office:value-type="float" office:value="0.0743486467606974">
            <text:p>0.07</text:p>
          </table:table-cell>
          <table:table-cell table:formula="of:=[.H42]/[.$M42]" office:value-type="float" office:value="0.0694796605383232">
            <text:p>0.07</text:p>
          </table:table-cell>
          <table:table-cell table:formula="of:=[.I42]/[.$M42]" office:value-type="float" office:value="0.0558625507186065">
            <text:p>0.06</text:p>
          </table:table-cell>
          <table:table-cell table:formula="of:=[.J42]/[.$M42]" office:value-type="float" office:value="0.0439635569163087">
            <text:p>0.04</text:p>
          </table:table-cell>
          <table:table-cell table:formula="of:=[.K42]/[.$M42]" office:value-type="float" office:value="0.033164395166684">
            <text:p>0.03</text:p>
          </table:table-cell>
          <table:table-cell table:formula="of:=[.L42]/[.$M42]" office:value-type="float" office:value="0.0221066242587281">
            <text:p>0.02</text:p>
          </table:table-cell>
          <table:table-cell table:formula="of:=SUM([.N42:.W42])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7444">
            <text:p>77444</text:p>
          </table:table-cell>
          <table:table-cell office:value-type="float" office:value="184908">
            <text:p>184908</text:p>
          </table:table-cell>
          <table:table-cell office:value-type="float" office:value="151985">
            <text:p>151985</text:p>
          </table:table-cell>
          <table:table-cell office:value-type="float" office:value="101926">
            <text:p>101926</text:p>
          </table:table-cell>
          <table:table-cell office:value-type="float" office:value="62998">
            <text:p>62998</text:p>
          </table:table-cell>
          <table:table-cell office:value-type="float" office:value="57763">
            <text:p>57763</text:p>
          </table:table-cell>
          <table:table-cell office:value-type="float" office:value="47118">
            <text:p>47118</text:p>
          </table:table-cell>
          <table:table-cell office:value-type="float" office:value="35984">
            <text:p>35984</text:p>
          </table:table-cell>
          <table:table-cell office:value-type="float" office:value="23370">
            <text:p>23370</text:p>
          </table:table-cell>
          <table:table-cell office:value-type="float" office:value="12438">
            <text:p>12438</text:p>
          </table:table-cell>
          <table:table-cell table:formula="of:=SUM([.C43:.L43])" office:value-type="float" office:value="755934">
            <text:p>755934</text:p>
          </table:table-cell>
          <table:table-cell table:formula="of:=[.C43]/[.$M43]" office:value-type="float" office:value="0.102448097320666">
            <text:p>0.1</text:p>
          </table:table-cell>
          <table:table-cell table:formula="of:=[.D43]/[.$M43]" office:value-type="float" office:value="0.244608656311265">
            <text:p>0.24</text:p>
          </table:table-cell>
          <table:table-cell table:formula="of:=[.E43]/[.$M43]" office:value-type="float" office:value="0.201055912288639">
            <text:p>0.2</text:p>
          </table:table-cell>
          <table:table-cell table:formula="of:=[.F43]/[.$M43]" office:value-type="float" office:value="0.134834522590597">
            <text:p>0.13</text:p>
          </table:table-cell>
          <table:table-cell table:formula="of:=[.G43]/[.$M43]" office:value-type="float" office:value="0.0833379633671723">
            <text:p>0.08</text:p>
          </table:table-cell>
          <table:table-cell table:formula="of:=[.H43]/[.$M43]" office:value-type="float" office:value="0.0764127556109396">
            <text:p>0.08</text:p>
          </table:table-cell>
          <table:table-cell table:formula="of:=[.I43]/[.$M43]" office:value-type="float" office:value="0.0623308384065276">
            <text:p>0.06</text:p>
          </table:table-cell>
          <table:table-cell table:formula="of:=[.J43]/[.$M43]" office:value-type="float" office:value="0.047602039331476">
            <text:p>0.05</text:p>
          </table:table-cell>
          <table:table-cell table:formula="of:=[.K43]/[.$M43]" office:value-type="float" office:value="0.0309153973759614">
            <text:p>0.03</text:p>
          </table:table-cell>
          <table:table-cell table:formula="of:=[.L43]/[.$M43]" office:value-type="float" office:value="0.0164538173967569">
            <text:p>0.02</text:p>
          </table:table-cell>
          <table:table-cell table:formula="of:=SUM([.N43:.W43])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6728">
            <text:p>56728</text:p>
          </table:table-cell>
          <table:table-cell office:value-type="float" office:value="144706">
            <text:p>144706</text:p>
          </table:table-cell>
          <table:table-cell office:value-type="float" office:value="189275">
            <text:p>189275</text:p>
          </table:table-cell>
          <table:table-cell office:value-type="float" office:value="137014">
            <text:p>137014</text:p>
          </table:table-cell>
          <table:table-cell office:value-type="float" office:value="86149">
            <text:p>86149</text:p>
          </table:table-cell>
          <table:table-cell office:value-type="float" office:value="76935">
            <text:p>76935</text:p>
          </table:table-cell>
          <table:table-cell office:value-type="float" office:value="65663">
            <text:p>65663</text:p>
          </table:table-cell>
          <table:table-cell office:value-type="float" office:value="50647">
            <text:p>50647</text:p>
          </table:table-cell>
          <table:table-cell office:value-type="float" office:value="33802">
            <text:p>33802</text:p>
          </table:table-cell>
          <table:table-cell office:value-type="float" office:value="16469">
            <text:p>16469</text:p>
          </table:table-cell>
          <table:table-cell table:formula="of:=SUM([.C44:.L44])" office:value-type="float" office:value="857388">
            <text:p>857388</text:p>
          </table:table-cell>
          <table:table-cell table:formula="of:=[.C44]/[.$M44]" office:value-type="float" office:value="0.0661637438359296">
            <text:p>0.07</text:p>
          </table:table-cell>
          <table:table-cell table:formula="of:=[.D44]/[.$M44]" office:value-type="float" office:value="0.168775396903152">
            <text:p>0.17</text:p>
          </table:table-cell>
          <table:table-cell table:formula="of:=[.E44]/[.$M44]" office:value-type="float" office:value="0.220757696632097">
            <text:p>0.22</text:p>
          </table:table-cell>
          <table:table-cell table:formula="of:=[.F44]/[.$M44]" office:value-type="float" office:value="0.159803962733325">
            <text:p>0.16</text:p>
          </table:table-cell>
          <table:table-cell table:formula="of:=[.G44]/[.$M44]" office:value-type="float" office:value="0.100478429835734">
            <text:p>0.1</text:p>
          </table:table-cell>
          <table:table-cell table:formula="of:=[.H44]/[.$M44]" office:value-type="float" office:value="0.0897318366947053">
            <text:p>0.09</text:p>
          </table:table-cell>
          <table:table-cell table:formula="of:=[.I44]/[.$M44]" office:value-type="float" office:value="0.0765849300433409">
            <text:p>0.08</text:p>
          </table:table-cell>
          <table:table-cell table:formula="of:=[.J44]/[.$M44]" office:value-type="float" office:value="0.0590712722827938">
            <text:p>0.06</text:p>
          </table:table-cell>
          <table:table-cell table:formula="of:=[.K44]/[.$M44]" office:value-type="float" office:value="0.0394243912907575">
            <text:p>0.04</text:p>
          </table:table-cell>
          <table:table-cell table:formula="of:=[.L44]/[.$M44]" office:value-type="float" office:value="0.0192083397481654">
            <text:p>0.02</text:p>
          </table:table-cell>
          <table:table-cell table:formula="of:=SUM([.N44:.W44])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0798">
            <text:p>40798</text:p>
          </table:table-cell>
          <table:table-cell office:value-type="float" office:value="89898">
            <text:p>89898</text:p>
          </table:table-cell>
          <table:table-cell office:value-type="float" office:value="131380">
            <text:p>131380</text:p>
          </table:table-cell>
          <table:table-cell office:value-type="float" office:value="157974">
            <text:p>157974</text:p>
          </table:table-cell>
          <table:table-cell office:value-type="float" office:value="109825">
            <text:p>109825</text:p>
          </table:table-cell>
          <table:table-cell office:value-type="float" office:value="92889">
            <text:p>92889</text:p>
          </table:table-cell>
          <table:table-cell office:value-type="float" office:value="78350">
            <text:p>78350</text:p>
          </table:table-cell>
          <table:table-cell office:value-type="float" office:value="60646">
            <text:p>60646</text:p>
          </table:table-cell>
          <table:table-cell office:value-type="float" office:value="41057">
            <text:p>41057</text:p>
          </table:table-cell>
          <table:table-cell office:value-type="float" office:value="18723">
            <text:p>18723</text:p>
          </table:table-cell>
          <table:table-cell table:formula="of:=SUM([.C45:.L45])" office:value-type="float" office:value="821540">
            <text:p>821540</text:p>
          </table:table-cell>
          <table:table-cell table:formula="of:=[.C45]/[.$M45]" office:value-type="float" office:value="0.0496603938943935">
            <text:p>0.05</text:p>
          </table:table-cell>
          <table:table-cell table:formula="of:=[.D45]/[.$M45]" office:value-type="float" office:value="0.109426199576405">
            <text:p>0.11</text:p>
          </table:table-cell>
          <table:table-cell table:formula="of:=[.E45]/[.$M45]" office:value-type="float" office:value="0.159919176181318">
            <text:p>0.16</text:p>
          </table:table-cell>
          <table:table-cell table:formula="of:=[.F45]/[.$M45]" office:value-type="float" office:value="0.192290089344402">
            <text:p>0.19</text:p>
          </table:table-cell>
          <table:table-cell table:formula="of:=[.G45]/[.$M45]" office:value-type="float" office:value="0.133681865764296">
            <text:p>0.13</text:p>
          </table:table-cell>
          <table:table-cell table:formula="of:=[.H45]/[.$M45]" office:value-type="float" office:value="0.11306692309565">
            <text:p>0.11</text:p>
          </table:table-cell>
          <table:table-cell table:formula="of:=[.I45]/[.$M45]" office:value-type="float" office:value="0.0953696715923753">
            <text:p>0.1</text:p>
          </table:table-cell>
          <table:table-cell table:formula="of:=[.J45]/[.$M45]" office:value-type="float" office:value="0.0738198992136719">
            <text:p>0.07</text:p>
          </table:table-cell>
          <table:table-cell table:formula="of:=[.K45]/[.$M45]" office:value-type="float" office:value="0.0499756554763006">
            <text:p>0.05</text:p>
          </table:table-cell>
          <table:table-cell table:formula="of:=[.L45]/[.$M45]" office:value-type="float" office:value="0.0227901258611875">
            <text:p>0.02</text:p>
          </table:table-cell>
          <table:table-cell table:formula="of:=SUM([.N45:.W45])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float" office:value="27860">
            <text:p>27860</text:p>
          </table:table-cell>
          <table:table-cell office:value-type="float" office:value="57199">
            <text:p>57199</text:p>
          </table:table-cell>
          <table:table-cell office:value-type="float" office:value="80817">
            <text:p>80817</text:p>
          </table:table-cell>
          <table:table-cell office:value-type="float" office:value="108313">
            <text:p>108313</text:p>
          </table:table-cell>
          <table:table-cell office:value-type="float" office:value="117398">
            <text:p>117398</text:p>
          </table:table-cell>
          <table:table-cell office:value-type="float" office:value="109328">
            <text:p>109328</text:p>
          </table:table-cell>
          <table:table-cell office:value-type="float" office:value="95838">
            <text:p>95838</text:p>
          </table:table-cell>
          <table:table-cell office:value-type="float" office:value="66997">
            <text:p>66997</text:p>
          </table:table-cell>
          <table:table-cell office:value-type="float" office:value="42564">
            <text:p>42564</text:p>
          </table:table-cell>
          <table:table-cell office:value-type="float" office:value="19017">
            <text:p>19017</text:p>
          </table:table-cell>
          <table:table-cell table:formula="of:=SUM([.C46:.L46])" office:value-type="float" office:value="725331">
            <text:p>725331</text:p>
          </table:table-cell>
          <table:table-cell table:formula="of:=[.C46]/[.$M46]" office:value-type="float" office:value="0.0384100500323301">
            <text:p>0.04</text:p>
          </table:table-cell>
          <table:table-cell table:formula="of:=[.D46]/[.$M46]" office:value-type="float" office:value="0.0788591691241654">
            <text:p>0.08</text:p>
          </table:table-cell>
          <table:table-cell table:formula="of:=[.E46]/[.$M46]" office:value-type="float" office:value="0.111420854754588">
            <text:p>0.11</text:p>
          </table:table-cell>
          <table:table-cell table:formula="of:=[.F46]/[.$M46]" office:value-type="float" office:value="0.149329064937249">
            <text:p>0.15</text:p>
          </table:table-cell>
          <table:table-cell table:formula="of:=[.G46]/[.$M46]" office:value-type="float" office:value="0.16185438096538">
            <text:p>0.16</text:p>
          </table:table-cell>
          <table:table-cell table:formula="of:=[.H46]/[.$M46]" office:value-type="float" office:value="0.150728426056518">
            <text:p>0.15</text:p>
          </table:table-cell>
          <table:table-cell table:formula="of:=[.I46]/[.$M46]" office:value-type="float" office:value="0.132130020638853">
            <text:p>0.13</text:p>
          </table:table-cell>
          <table:table-cell table:formula="of:=[.J46]/[.$M46]" office:value-type="float" office:value="0.092367484638048">
            <text:p>0.09</text:p>
          </table:table-cell>
          <table:table-cell table:formula="of:=[.K46]/[.$M46]" office:value-type="float" office:value="0.0586821740694938">
            <text:p>0.06</text:p>
          </table:table-cell>
          <table:table-cell table:formula="of:=[.L46]/[.$M46]" office:value-type="float" office:value="0.0262183747833748">
            <text:p>0.03</text:p>
          </table:table-cell>
          <table:table-cell table:formula="of:=SUM([.N46:.W46])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7423">
            <text:p>27423</text:p>
          </table:table-cell>
          <table:table-cell office:value-type="float" office:value="54666">
            <text:p>54666</text:p>
          </table:table-cell>
          <table:table-cell office:value-type="float" office:value="73176">
            <text:p>73176</text:p>
          </table:table-cell>
          <table:table-cell office:value-type="float" office:value="95055">
            <text:p>95055</text:p>
          </table:table-cell>
          <table:table-cell office:value-type="float" office:value="111706">
            <text:p>111706</text:p>
          </table:table-cell>
          <table:table-cell office:value-type="float" office:value="153729">
            <text:p>153729</text:p>
          </table:table-cell>
          <table:table-cell office:value-type="float" office:value="146870">
            <text:p>146870</text:p>
          </table:table-cell>
          <table:table-cell office:value-type="float" office:value="113180">
            <text:p>113180</text:p>
          </table:table-cell>
          <table:table-cell office:value-type="float" office:value="69852">
            <text:p>69852</text:p>
          </table:table-cell>
          <table:table-cell office:value-type="float" office:value="27613">
            <text:p>27613</text:p>
          </table:table-cell>
          <table:table-cell table:formula="of:=SUM([.C47:.L47])" office:value-type="float" office:value="873270">
            <text:p>873270</text:p>
          </table:table-cell>
          <table:table-cell table:formula="of:=[.C47]/[.$M47]" office:value-type="float" office:value="0.0314026589714521">
            <text:p>0.03</text:p>
          </table:table-cell>
          <table:table-cell table:formula="of:=[.D47]/[.$M47]" office:value-type="float" office:value="0.0625991961249098">
            <text:p>0.06</text:p>
          </table:table-cell>
          <table:table-cell table:formula="of:=[.E47]/[.$M47]" office:value-type="float" office:value="0.0837953897420042">
            <text:p>0.08</text:p>
          </table:table-cell>
          <table:table-cell table:formula="of:=[.F47]/[.$M47]" office:value-type="float" office:value="0.108849496719228">
            <text:p>0.11</text:p>
          </table:table-cell>
          <table:table-cell table:formula="of:=[.G47]/[.$M47]" office:value-type="float" office:value="0.127916910004924">
            <text:p>0.13</text:p>
          </table:table-cell>
          <table:table-cell table:formula="of:=[.H47]/[.$M47]" office:value-type="float" office:value="0.176038338658147">
            <text:p>0.18</text:p>
          </table:table-cell>
          <table:table-cell table:formula="of:=[.I47]/[.$M47]" office:value-type="float" office:value="0.168183952271348">
            <text:p>0.17</text:p>
          </table:table-cell>
          <table:table-cell table:formula="of:=[.J47]/[.$M47]" office:value-type="float" office:value="0.129604818670056">
            <text:p>0.13</text:p>
          </table:table-cell>
          <table:table-cell table:formula="of:=[.K47]/[.$M47]" office:value-type="float" office:value="0.0799890068363736">
            <text:p>0.08</text:p>
          </table:table-cell>
          <table:table-cell table:formula="of:=[.L47]/[.$M47]" office:value-type="float" office:value="0.0316202320015574">
            <text:p>0.03</text:p>
          </table:table-cell>
          <table:table-cell table:formula="of:=SUM([.N47:.W47])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4145">
            <text:p>24145</text:p>
          </table:table-cell>
          <table:table-cell office:value-type="float" office:value="45613">
            <text:p>45613</text:p>
          </table:table-cell>
          <table:table-cell office:value-type="float" office:value="64044">
            <text:p>64044</text:p>
          </table:table-cell>
          <table:table-cell office:value-type="float" office:value="79897">
            <text:p>79897</text:p>
          </table:table-cell>
          <table:table-cell office:value-type="float" office:value="91175">
            <text:p>91175</text:p>
          </table:table-cell>
          <table:table-cell office:value-type="float" office:value="149528">
            <text:p>149528</text:p>
          </table:table-cell>
          <table:table-cell office:value-type="float" office:value="210716">
            <text:p>210716</text:p>
          </table:table-cell>
          <table:table-cell office:value-type="float" office:value="188157">
            <text:p>188157</text:p>
          </table:table-cell>
          <table:table-cell office:value-type="float" office:value="119951">
            <text:p>119951</text:p>
          </table:table-cell>
          <table:table-cell office:value-type="float" office:value="43620">
            <text:p>43620</text:p>
          </table:table-cell>
          <table:table-cell table:formula="of:=SUM([.C48:.L48])" office:value-type="float" office:value="1016846">
            <text:p>1016846</text:p>
          </table:table-cell>
          <table:table-cell table:formula="of:=[.C48]/[.$M48]" office:value-type="float" office:value="0.0237449918670084">
            <text:p>0.02</text:p>
          </table:table-cell>
          <table:table-cell table:formula="of:=[.D48]/[.$M48]" office:value-type="float" office:value="0.0448573333621807">
            <text:p>0.04</text:p>
          </table:table-cell>
          <table:table-cell table:formula="of:=[.E48]/[.$M48]" office:value-type="float" office:value="0.0629829885744744">
            <text:p>0.06</text:p>
          </table:table-cell>
          <table:table-cell table:formula="of:=[.F48]/[.$M48]" office:value-type="float" office:value="0.0785733532904688">
            <text:p>0.08</text:p>
          </table:table-cell>
          <table:table-cell table:formula="of:=[.G48]/[.$M48]" office:value-type="float" office:value="0.0896645116369637">
            <text:p>0.09</text:p>
          </table:table-cell>
          <table:table-cell table:formula="of:=[.H48]/[.$M48]" office:value-type="float" office:value="0.147050782517707">
            <text:p>0.15</text:p>
          </table:table-cell>
          <table:table-cell table:formula="of:=[.I48]/[.$M48]" office:value-type="float" office:value="0.20722508619791">
            <text:p>0.21</text:p>
          </table:table-cell>
          <table:table-cell table:formula="of:=[.J48]/[.$M48]" office:value-type="float" office:value="0.185039819205661">
            <text:p>0.19</text:p>
          </table:table-cell>
          <table:table-cell table:formula="of:=[.K48]/[.$M48]" office:value-type="float" office:value="0.1179637821263">
            <text:p>0.12</text:p>
          </table:table-cell>
          <table:table-cell table:formula="of:=[.L48]/[.$M48]" office:value-type="float" office:value="0.0428973512213256">
            <text:p>0.04</text:p>
          </table:table-cell>
          <table:table-cell table:formula="of:=SUM([.N48:.W48])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152">
            <text:p>20152</text:p>
          </table:table-cell>
          <table:table-cell office:value-type="float" office:value="36460">
            <text:p>36460</text:p>
          </table:table-cell>
          <table:table-cell office:value-type="float" office:value="51640">
            <text:p>51640</text:p>
          </table:table-cell>
          <table:table-cell office:value-type="float" office:value="62742">
            <text:p>62742</text:p>
          </table:table-cell>
          <table:table-cell office:value-type="float" office:value="65797">
            <text:p>65797</text:p>
          </table:table-cell>
          <table:table-cell office:value-type="float" office:value="105612">
            <text:p>105612</text:p>
          </table:table-cell>
          <table:table-cell office:value-type="float" office:value="178289">
            <text:p>178289</text:p>
          </table:table-cell>
          <table:table-cell office:value-type="float" office:value="267745">
            <text:p>267745</text:p>
          </table:table-cell>
          <table:table-cell office:value-type="float" office:value="206889">
            <text:p>206889</text:p>
          </table:table-cell>
          <table:table-cell office:value-type="float" office:value="73173">
            <text:p>73173</text:p>
          </table:table-cell>
          <table:table-cell table:formula="of:=SUM([.C49:.L49])" office:value-type="float" office:value="1068499">
            <text:p>1068499</text:p>
          </table:table-cell>
          <table:table-cell table:formula="of:=[.C49]/[.$M49]" office:value-type="float" office:value="0.0188601018812371">
            <text:p>0.02</text:p>
          </table:table-cell>
          <table:table-cell table:formula="of:=[.D49]/[.$M49]" office:value-type="float" office:value="0.0341226337132744">
            <text:p>0.03</text:p>
          </table:table-cell>
          <table:table-cell table:formula="of:=[.E49]/[.$M49]" office:value-type="float" office:value="0.0483294790168264">
            <text:p>0.05</text:p>
          </table:table-cell>
          <table:table-cell table:formula="of:=[.F49]/[.$M49]" office:value-type="float" office:value="0.0587197554700566">
            <text:p>0.06</text:p>
          </table:table-cell>
          <table:table-cell table:formula="of:=[.G49]/[.$M49]" office:value-type="float" office:value="0.0615789064847042">
            <text:p>0.06</text:p>
          </table:table-cell>
          <table:table-cell table:formula="of:=[.H49]/[.$M49]" office:value-type="float" office:value="0.0988414589063724">
            <text:p>0.1</text:p>
          </table:table-cell>
          <table:table-cell table:formula="of:=[.I49]/[.$M49]" office:value-type="float" office:value="0.166859304500987">
            <text:p>0.17</text:p>
          </table:table-cell>
          <table:table-cell table:formula="of:=[.J49]/[.$M49]" office:value-type="float" office:value="0.25058048720682">
            <text:p>0.25</text:p>
          </table:table-cell>
          <table:table-cell table:formula="of:=[.K49]/[.$M49]" office:value-type="float" office:value="0.193625824638114">
            <text:p>0.19</text:p>
          </table:table-cell>
          <table:table-cell table:formula="of:=[.L49]/[.$M49]" office:value-type="float" office:value="0.068482048181608">
            <text:p>0.07</text:p>
          </table:table-cell>
          <table:table-cell table:formula="of:=SUM([.N49:.W49])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601">
            <text:p>15601</text:p>
          </table:table-cell>
          <table:table-cell office:value-type="float" office:value="25214">
            <text:p>25214</text:p>
          </table:table-cell>
          <table:table-cell office:value-type="float" office:value="36262">
            <text:p>36262</text:p>
          </table:table-cell>
          <table:table-cell office:value-type="float" office:value="43742">
            <text:p>43742</text:p>
          </table:table-cell>
          <table:table-cell office:value-type="float" office:value="42114">
            <text:p>42114</text:p>
          </table:table-cell>
          <table:table-cell office:value-type="float" office:value="61514">
            <text:p>61514</text:p>
          </table:table-cell>
          <table:table-cell office:value-type="float" office:value="98545">
            <text:p>98545</text:p>
          </table:table-cell>
          <table:table-cell office:value-type="float" office:value="187459">
            <text:p>187459</text:p>
          </table:table-cell>
          <table:table-cell office:value-type="float" office:value="349680">
            <text:p>349680</text:p>
          </table:table-cell>
          <table:table-cell office:value-type="float" office:value="190494">
            <text:p>190494</text:p>
          </table:table-cell>
          <table:table-cell table:formula="of:=SUM([.C50:.L50])" office:value-type="float" office:value="1050625">
            <text:p>1050625</text:p>
          </table:table-cell>
          <table:table-cell table:formula="of:=[.C50]/[.$M50]" office:value-type="float" office:value="0.014849256395003">
            <text:p>0.01</text:p>
          </table:table-cell>
          <table:table-cell table:formula="of:=[.D50]/[.$M50]" office:value-type="float" office:value="0.0239990481856038">
            <text:p>0.02</text:p>
          </table:table-cell>
          <table:table-cell table:formula="of:=[.E50]/[.$M50]" office:value-type="float" office:value="0.0345146936347412">
            <text:p>0.03</text:p>
          </table:table-cell>
          <table:table-cell table:formula="of:=[.F50]/[.$M50]" office:value-type="float" office:value="0.0416342653182629">
            <text:p>0.04</text:p>
          </table:table-cell>
          <table:table-cell table:formula="of:=[.G50]/[.$M50]" office:value-type="float" office:value="0.0400847114812612">
            <text:p>0.04</text:p>
          </table:table-cell>
          <table:table-cell table:formula="of:=[.H50]/[.$M50]" office:value-type="float" office:value="0.0585499107674004">
            <text:p>0.06</text:p>
          </table:table-cell>
          <table:table-cell table:formula="of:=[.I50]/[.$M50]" office:value-type="float" office:value="0.0937965496728138">
            <text:p>0.09</text:p>
          </table:table-cell>
          <table:table-cell table:formula="of:=[.J50]/[.$M50]" office:value-type="float" office:value="0.178426174895895">
            <text:p>0.18</text:p>
          </table:table-cell>
          <table:table-cell table:formula="of:=[.K50]/[.$M50]" office:value-type="float" office:value="0.332830458060678">
            <text:p>0.33</text:p>
          </table:table-cell>
          <table:table-cell table:formula="of:=[.L50]/[.$M50]" office:value-type="float" office:value="0.18131493158834">
            <text:p>0.18</text:p>
          </table:table-cell>
          <table:table-cell table:formula="of:=SUM([.N50:.W50])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295">
            <text:p>10295</text:p>
          </table:table-cell>
          <table:table-cell office:value-type="float" office:value="13796">
            <text:p>13796</text:p>
          </table:table-cell>
          <table:table-cell office:value-type="float" office:value="18642">
            <text:p>18642</text:p>
          </table:table-cell>
          <table:table-cell office:value-type="float" office:value="22007">
            <text:p>22007</text:p>
          </table:table-cell>
          <table:table-cell office:value-type="float" office:value="20486">
            <text:p>20486</text:p>
          </table:table-cell>
          <table:table-cell office:value-type="float" office:value="26842">
            <text:p>26842</text:p>
          </table:table-cell>
          <table:table-cell office:value-type="float" office:value="35769">
            <text:p>35769</text:p>
          </table:table-cell>
          <table:table-cell office:value-type="float" office:value="59175">
            <text:p>59175</text:p>
          </table:table-cell>
          <table:table-cell office:value-type="float" office:value="146737">
            <text:p>146737</text:p>
          </table:table-cell>
          <table:table-cell office:value-type="float" office:value="403997">
            <text:p>403997</text:p>
          </table:table-cell>
          <table:table-cell table:formula="of:=SUM([.C51:.L51])" office:value-type="float" office:value="757746">
            <text:p>757746</text:p>
          </table:table-cell>
          <table:table-cell table:formula="of:=[.C51]/[.$M51]" office:value-type="float" office:value="0.01358634687613">
            <text:p>0.01</text:p>
          </table:table-cell>
          <table:table-cell table:formula="of:=[.D51]/[.$M51]" office:value-type="float" office:value="0.0182066286064196">
            <text:p>0.02</text:p>
          </table:table-cell>
          <table:table-cell table:formula="of:=[.E51]/[.$M51]" office:value-type="float" office:value="0.0246019114584571">
            <text:p>0.02</text:p>
          </table:table-cell>
          <table:table-cell table:formula="of:=[.F51]/[.$M51]" office:value-type="float" office:value="0.0290427135214175">
            <text:p>0.03</text:p>
          </table:table-cell>
          <table:table-cell table:formula="of:=[.G51]/[.$M51]" office:value-type="float" office:value="0.0270354445948906">
            <text:p>0.03</text:p>
          </table:table-cell>
          <table:table-cell table:formula="of:=[.H51]/[.$M51]" office:value-type="float" office:value="0.0354234796356563">
            <text:p>0.04</text:p>
          </table:table-cell>
          <table:table-cell table:formula="of:=[.I51]/[.$M51]" office:value-type="float" office:value="0.0472044722110048">
            <text:p>0.05</text:p>
          </table:table-cell>
          <table:table-cell table:formula="of:=[.J51]/[.$M51]" office:value-type="float" office:value="0.0780934508397273">
            <text:p>0.08</text:p>
          </table:table-cell>
          <table:table-cell table:formula="of:=[.K51]/[.$M51]" office:value-type="float" office:value="0.193649323124108">
            <text:p>0.19</text:p>
          </table:table-cell>
          <table:table-cell table:formula="of:=[.L51]/[.$M51]" office:value-type="float" office:value="0.533156229132189">
            <text:p>0.53</text:p>
          </table:table-cell>
          <table:table-cell table:formula="of:=SUM([.N51:.W51])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4231">
            <text:p>74231</text:p>
          </table:table-cell>
          <table:table-cell office:value-type="float" office:value="77930">
            <text:p>77930</text:p>
          </table:table-cell>
          <table:table-cell office:value-type="float" office:value="59229">
            <text:p>59229</text:p>
          </table:table-cell>
          <table:table-cell office:value-type="float" office:value="43155">
            <text:p>43155</text:p>
          </table:table-cell>
          <table:table-cell office:value-type="float" office:value="27665">
            <text:p>27665</text:p>
          </table:table-cell>
          <table:table-cell office:value-type="float" office:value="25873">
            <text:p>25873</text:p>
          </table:table-cell>
          <table:table-cell office:value-type="float" office:value="21422">
            <text:p>21422</text:p>
          </table:table-cell>
          <table:table-cell office:value-type="float" office:value="16620">
            <text:p>16620</text:p>
          </table:table-cell>
          <table:table-cell office:value-type="float" office:value="12310">
            <text:p>12310</text:p>
          </table:table-cell>
          <table:table-cell office:value-type="float" office:value="8496">
            <text:p>8496</text:p>
          </table:table-cell>
          <table:table-cell table:formula="of:=SUM([.C52:.L52])" office:value-type="float" office:value="366931">
            <text:p>366931</text:p>
          </table:table-cell>
          <table:table-cell table:formula="of:=[.C52]/[.$M52]" office:value-type="float" office:value="0.202302340222004">
            <text:p>0.2</text:p>
          </table:table-cell>
          <table:table-cell table:formula="of:=[.D52]/[.$M52]" office:value-type="float" office:value="0.212383254617353">
            <text:p>0.21</text:p>
          </table:table-cell>
          <table:table-cell table:formula="of:=[.E52]/[.$M52]" office:value-type="float" office:value="0.16141726918685">
            <text:p>0.16</text:p>
          </table:table-cell>
          <table:table-cell table:formula="of:=[.F52]/[.$M52]" office:value-type="float" office:value="0.117610667945745">
            <text:p>0.12</text:p>
          </table:table-cell>
          <table:table-cell table:formula="of:=[.G52]/[.$M52]" office:value-type="float" office:value="0.0753956465929562">
            <text:p>0.08</text:p>
          </table:table-cell>
          <table:table-cell table:formula="of:=[.H52]/[.$M52]" office:value-type="float" office:value="0.0705118946068879">
            <text:p>0.07</text:p>
          </table:table-cell>
          <table:table-cell table:formula="of:=[.I52]/[.$M52]" office:value-type="float" office:value="0.0583815485745276">
            <text:p>0.06</text:p>
          </table:table-cell>
          <table:table-cell table:formula="of:=[.J52]/[.$M52]" office:value-type="float" office:value="0.0452946194243604">
            <text:p>0.05</text:p>
          </table:table-cell>
          <table:table-cell table:formula="of:=[.K52]/[.$M52]" office:value-type="float" office:value="0.0335485418239397">
            <text:p>0.03</text:p>
          </table:table-cell>
          <table:table-cell table:formula="of:=[.L52]/[.$M52]" office:value-type="float" office:value="0.023154217005377">
            <text:p>0.02</text:p>
          </table:table-cell>
          <table:table-cell table:formula="of:=SUM([.N52:.W52])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6065">
            <text:p>76065</text:p>
          </table:table-cell>
          <table:table-cell office:value-type="float" office:value="191459">
            <text:p>191459</text:p>
          </table:table-cell>
          <table:table-cell office:value-type="float" office:value="161433">
            <text:p>161433</text:p>
          </table:table-cell>
          <table:table-cell office:value-type="float" office:value="108449">
            <text:p>108449</text:p>
          </table:table-cell>
          <table:table-cell office:value-type="float" office:value="67586">
            <text:p>67586</text:p>
          </table:table-cell>
          <table:table-cell office:value-type="float" office:value="62084">
            <text:p>62084</text:p>
          </table:table-cell>
          <table:table-cell office:value-type="float" office:value="51415">
            <text:p>51415</text:p>
          </table:table-cell>
          <table:table-cell office:value-type="float" office:value="39275">
            <text:p>39275</text:p>
          </table:table-cell>
          <table:table-cell office:value-type="float" office:value="25746">
            <text:p>25746</text:p>
          </table:table-cell>
          <table:table-cell office:value-type="float" office:value="13659">
            <text:p>13659</text:p>
          </table:table-cell>
          <table:table-cell table:formula="of:=SUM([.C53:.L53])" office:value-type="float" office:value="797171">
            <text:p>797171</text:p>
          </table:table-cell>
          <table:table-cell table:formula="of:=[.C53]/[.$M53]" office:value-type="float" office:value="0.0954186742869472">
            <text:p>0.1</text:p>
          </table:table-cell>
          <table:table-cell table:formula="of:=[.D53]/[.$M53]" office:value-type="float" office:value="0.240173061990464">
            <text:p>0.24</text:p>
          </table:table-cell>
          <table:table-cell table:formula="of:=[.E53]/[.$M53]" office:value-type="float" office:value="0.202507366675406">
            <text:p>0.2</text:p>
          </table:table-cell>
          <table:table-cell table:formula="of:=[.F53]/[.$M53]" office:value-type="float" office:value="0.13604232968836">
            <text:p>0.14</text:p>
          </table:table-cell>
          <table:table-cell table:formula="of:=[.G53]/[.$M53]" office:value-type="float" office:value="0.084782311448861">
            <text:p>0.08</text:p>
          </table:table-cell>
          <table:table-cell table:formula="of:=[.H53]/[.$M53]" office:value-type="float" office:value="0.0778804045806985">
            <text:p>0.08</text:p>
          </table:table-cell>
          <table:table-cell table:formula="of:=[.I53]/[.$M53]" office:value-type="float" office:value="0.0644968269041398">
            <text:p>0.06</text:p>
          </table:table-cell>
          <table:table-cell table:formula="of:=[.J53]/[.$M53]" office:value-type="float" office:value="0.049267973872607">
            <text:p>0.05</text:p>
          </table:table-cell>
          <table:table-cell table:formula="of:=[.K53]/[.$M53]" office:value-type="float" office:value="0.032296709238043">
            <text:p>0.03</text:p>
          </table:table-cell>
          <table:table-cell table:formula="of:=[.L53]/[.$M53]" office:value-type="float" office:value="0.0171343413144733">
            <text:p>0.02</text:p>
          </table:table-cell>
          <table:table-cell table:formula="of:=SUM([.N53:.W53])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4186">
            <text:p>54186</text:p>
          </table:table-cell>
          <table:table-cell office:value-type="float" office:value="142462">
            <text:p>142462</text:p>
          </table:table-cell>
          <table:table-cell office:value-type="float" office:value="196552">
            <text:p>196552</text:p>
          </table:table-cell>
          <table:table-cell office:value-type="float" office:value="144719">
            <text:p>144719</text:p>
          </table:table-cell>
          <table:table-cell office:value-type="float" office:value="90713">
            <text:p>90713</text:p>
          </table:table-cell>
          <table:table-cell office:value-type="float" office:value="82460">
            <text:p>82460</text:p>
          </table:table-cell>
          <table:table-cell office:value-type="float" office:value="70678">
            <text:p>70678</text:p>
          </table:table-cell>
          <table:table-cell office:value-type="float" office:value="55666">
            <text:p>55666</text:p>
          </table:table-cell>
          <table:table-cell office:value-type="float" office:value="37304">
            <text:p>37304</text:p>
          </table:table-cell>
          <table:table-cell office:value-type="float" office:value="18581">
            <text:p>18581</text:p>
          </table:table-cell>
          <table:table-cell table:formula="of:=SUM([.C54:.L54])" office:value-type="float" office:value="893321">
            <text:p>893321</text:p>
          </table:table-cell>
          <table:table-cell table:formula="of:=[.C54]/[.$M54]" office:value-type="float" office:value="0.0606568075753285">
            <text:p>0.06</text:p>
          </table:table-cell>
          <table:table-cell table:formula="of:=[.D54]/[.$M54]" office:value-type="float" office:value="0.159474589761127">
            <text:p>0.16</text:p>
          </table:table-cell>
          <table:table-cell table:formula="of:=[.E54]/[.$M54]" office:value-type="float" office:value="0.220023933166241">
            <text:p>0.22</text:p>
          </table:table-cell>
          <table:table-cell table:formula="of:=[.F54]/[.$M54]" office:value-type="float" office:value="0.162001117179603">
            <text:p>0.16</text:p>
          </table:table-cell>
          <table:table-cell table:formula="of:=[.G54]/[.$M54]" office:value-type="float" office:value="0.101545804923426">
            <text:p>0.1</text:p>
          </table:table-cell>
          <table:table-cell table:formula="of:=[.H54]/[.$M54]" office:value-type="float" office:value="0.0923072445403164">
            <text:p>0.09</text:p>
          </table:table-cell>
          <table:table-cell table:formula="of:=[.I54]/[.$M54]" office:value-type="float" office:value="0.0791182564833918">
            <text:p>0.08</text:p>
          </table:table-cell>
          <table:table-cell table:formula="of:=[.J54]/[.$M54]" office:value-type="float" office:value="0.0623135468661321">
            <text:p>0.06</text:p>
          </table:table-cell>
          <table:table-cell table:formula="of:=[.K54]/[.$M54]" office:value-type="float" office:value="0.0417587854757696">
            <text:p>0.04</text:p>
          </table:table-cell>
          <table:table-cell table:formula="of:=[.L54]/[.$M54]" office:value-type="float" office:value="0.0207999140286638">
            <text:p>0.02</text:p>
          </table:table-cell>
          <table:table-cell table:formula="of:=SUM([.N54:.W54])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8884">
            <text:p>38884</text:p>
          </table:table-cell>
          <table:table-cell office:value-type="float" office:value="86098">
            <text:p>86098</text:p>
          </table:table-cell>
          <table:table-cell office:value-type="float" office:value="128604">
            <text:p>128604</text:p>
          </table:table-cell>
          <table:table-cell office:value-type="float" office:value="165570">
            <text:p>165570</text:p>
          </table:table-cell>
          <table:table-cell office:value-type="float" office:value="117445">
            <text:p>117445</text:p>
          </table:table-cell>
          <table:table-cell office:value-type="float" office:value="100298">
            <text:p>100298</text:p>
          </table:table-cell>
          <table:table-cell office:value-type="float" office:value="84704">
            <text:p>84704</text:p>
          </table:table-cell>
          <table:table-cell office:value-type="float" office:value="66802">
            <text:p>66802</text:p>
          </table:table-cell>
          <table:table-cell office:value-type="float" office:value="45050">
            <text:p>45050</text:p>
          </table:table-cell>
          <table:table-cell office:value-type="float" office:value="21208">
            <text:p>21208</text:p>
          </table:table-cell>
          <table:table-cell table:formula="of:=SUM([.C55:.L55])" office:value-type="float" office:value="854663">
            <text:p>854663</text:p>
          </table:table-cell>
          <table:table-cell table:formula="of:=[.C55]/[.$M55]" office:value-type="float" office:value="0.0454962950309069">
            <text:p>0.05</text:p>
          </table:table-cell>
          <table:table-cell table:formula="of:=[.D55]/[.$M55]" office:value-type="float" office:value="0.100739121735702">
            <text:p>0.1</text:p>
          </table:table-cell>
          <table:table-cell table:formula="of:=[.E55]/[.$M55]" office:value-type="float" office:value="0.150473344464426">
            <text:p>0.15</text:p>
          </table:table-cell>
          <table:table-cell table:formula="of:=[.F55]/[.$M55]" office:value-type="float" office:value="0.193725480101514">
            <text:p>0.19</text:p>
          </table:table-cell>
          <table:table-cell table:formula="of:=[.G55]/[.$M55]" office:value-type="float" office:value="0.137416736187246">
            <text:p>0.14</text:p>
          </table:table-cell>
          <table:table-cell table:formula="of:=[.H55]/[.$M55]" office:value-type="float" office:value="0.117353857602353">
            <text:p>0.12</text:p>
          </table:table-cell>
          <table:table-cell table:formula="of:=[.I55]/[.$M55]" office:value-type="float" office:value="0.099108069496398">
            <text:p>0.1</text:p>
          </table:table-cell>
          <table:table-cell table:formula="of:=[.J55]/[.$M55]" office:value-type="float" office:value="0.0781618017862011">
            <text:p>0.08</text:p>
          </table:table-cell>
          <table:table-cell table:formula="of:=[.K55]/[.$M55]" office:value-type="float" office:value="0.0527108345628628">
            <text:p>0.05</text:p>
          </table:table-cell>
          <table:table-cell table:formula="of:=[.L55]/[.$M55]" office:value-type="float" office:value="0.0248144590323905">
            <text:p>0.02</text:p>
          </table:table-cell>
          <table:table-cell table:formula="of:=SUM([.N55:.W55])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6407">
            <text:p>26407</text:p>
          </table:table-cell>
          <table:table-cell office:value-type="float" office:value="53563">
            <text:p>53563</text:p>
          </table:table-cell>
          <table:table-cell office:value-type="float" office:value="76328">
            <text:p>76328</text:p>
          </table:table-cell>
          <table:table-cell office:value-type="float" office:value="105304">
            <text:p>105304</text:p>
          </table:table-cell>
          <table:table-cell office:value-type="float" office:value="118834">
            <text:p>118834</text:p>
          </table:table-cell>
          <table:table-cell office:value-type="float" office:value="114697">
            <text:p>114697</text:p>
          </table:table-cell>
          <table:table-cell office:value-type="float" office:value="101572">
            <text:p>101572</text:p>
          </table:table-cell>
          <table:table-cell office:value-type="float" office:value="72929">
            <text:p>72929</text:p>
          </table:table-cell>
          <table:table-cell office:value-type="float" office:value="47352">
            <text:p>47352</text:p>
          </table:table-cell>
          <table:table-cell office:value-type="float" office:value="21420">
            <text:p>21420</text:p>
          </table:table-cell>
          <table:table-cell table:formula="of:=SUM([.C56:.L56])" office:value-type="float" office:value="738406">
            <text:p>738406</text:p>
          </table:table-cell>
          <table:table-cell table:formula="of:=[.C56]/[.$M56]" office:value-type="float" office:value="0.035762168779777">
            <text:p>0.04</text:p>
          </table:table-cell>
          <table:table-cell table:formula="of:=[.D56]/[.$M56]" office:value-type="float" office:value="0.0725386846802437">
            <text:p>0.07</text:p>
          </table:table-cell>
          <table:table-cell table:formula="of:=[.E56]/[.$M56]" office:value-type="float" office:value="0.103368607514023">
            <text:p>0.1</text:p>
          </table:table-cell>
          <table:table-cell table:formula="of:=[.F56]/[.$M56]" office:value-type="float" office:value="0.14260989211897">
            <text:p>0.14</text:p>
          </table:table-cell>
          <table:table-cell table:formula="of:=[.G56]/[.$M56]" office:value-type="float" office:value="0.160933145180294">
            <text:p>0.16</text:p>
          </table:table-cell>
          <table:table-cell table:formula="of:=[.H56]/[.$M56]" office:value-type="float" office:value="0.155330536317419">
            <text:p>0.16</text:p>
          </table:table-cell>
          <table:table-cell table:formula="of:=[.I56]/[.$M56]" office:value-type="float" office:value="0.137555762006268">
            <text:p>0.14</text:p>
          </table:table-cell>
          <table:table-cell table:formula="of:=[.J56]/[.$M56]" office:value-type="float" office:value="0.0987654488181299">
            <text:p>0.1</text:p>
          </table:table-cell>
          <table:table-cell table:formula="of:=[.K56]/[.$M56]" office:value-type="float" office:value="0.0641273229090771">
            <text:p>0.06</text:p>
          </table:table-cell>
          <table:table-cell table:formula="of:=[.L56]/[.$M56]" office:value-type="float" office:value="0.0290084316757989">
            <text:p>0.03</text:p>
          </table:table-cell>
          <table:table-cell table:formula="of:=SUM([.N56:.W56])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25237">
            <text:p>25237</text:p>
          </table:table-cell>
          <table:table-cell office:value-type="float" office:value="49500">
            <text:p>49500</text:p>
          </table:table-cell>
          <table:table-cell office:value-type="float" office:value="67623">
            <text:p>67623</text:p>
          </table:table-cell>
          <table:table-cell office:value-type="float" office:value="89022">
            <text:p>89022</text:p>
          </table:table-cell>
          <table:table-cell office:value-type="float" office:value="106828">
            <text:p>106828</text:p>
          </table:table-cell>
          <table:table-cell office:value-type="float" office:value="153839">
            <text:p>153839</text:p>
          </table:table-cell>
          <table:table-cell office:value-type="float" office:value="151485">
            <text:p>151485</text:p>
          </table:table-cell>
          <table:table-cell office:value-type="float" office:value="121781">
            <text:p>121781</text:p>
          </table:table-cell>
          <table:table-cell office:value-type="float" office:value="76069">
            <text:p>76069</text:p>
          </table:table-cell>
          <table:table-cell office:value-type="float" office:value="30814">
            <text:p>30814</text:p>
          </table:table-cell>
          <table:table-cell table:formula="of:=SUM([.C57:.L57])" office:value-type="float" office:value="872198">
            <text:p>872198</text:p>
          </table:table-cell>
          <table:table-cell table:formula="of:=[.C57]/[.$M57]" office:value-type="float" office:value="0.0289349436710472">
            <text:p>0.03</text:p>
          </table:table-cell>
          <table:table-cell table:formula="of:=[.D57]/[.$M57]" office:value-type="float" office:value="0.0567531684319386">
            <text:p>0.06</text:p>
          </table:table-cell>
          <table:table-cell table:formula="of:=[.E57]/[.$M57]" office:value-type="float" office:value="0.0775317072499593">
            <text:p>0.08</text:p>
          </table:table-cell>
          <table:table-cell table:formula="of:=[.F57]/[.$M57]" office:value-type="float" office:value="0.102066273942385">
            <text:p>0.1</text:p>
          </table:table-cell>
          <table:table-cell table:formula="of:=[.G57]/[.$M57]" office:value-type="float" office:value="0.12248136317671">
            <text:p>0.12</text:p>
          </table:table-cell>
          <table:table-cell table:formula="of:=[.H57]/[.$M57]" office:value-type="float" office:value="0.176380821785879">
            <text:p>0.18</text:p>
          </table:table-cell>
          <table:table-cell table:formula="of:=[.I57]/[.$M57]" office:value-type="float" office:value="0.17368189333156">
            <text:p>0.17</text:p>
          </table:table-cell>
          <table:table-cell table:formula="of:=[.J57]/[.$M57]" office:value-type="float" office:value="0.139625406157776">
            <text:p>0.14</text:p>
          </table:table-cell>
          <table:table-cell table:formula="of:=[.K57]/[.$M57]" office:value-type="float" office:value="0.0872152882716998">
            <text:p>0.09</text:p>
          </table:table-cell>
          <table:table-cell table:formula="of:=[.L57]/[.$M57]" office:value-type="float" office:value="0.0353291339810456">
            <text:p>0.04</text:p>
          </table:table-cell>
          <table:table-cell table:formula="of:=SUM([.N57:.W57])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2904">
            <text:p>22904</text:p>
          </table:table-cell>
          <table:table-cell office:value-type="float" office:value="41490">
            <text:p>41490</text:p>
          </table:table-cell>
          <table:table-cell office:value-type="float" office:value="57984">
            <text:p>57984</text:p>
          </table:table-cell>
          <table:table-cell office:value-type="float" office:value="72430">
            <text:p>72430</text:p>
          </table:table-cell>
          <table:table-cell office:value-type="float" office:value="83011">
            <text:p>83011</text:p>
          </table:table-cell>
          <table:table-cell office:value-type="float" office:value="139526">
            <text:p>139526</text:p>
          </table:table-cell>
          <table:table-cell office:value-type="float" office:value="211302">
            <text:p>211302</text:p>
          </table:table-cell>
          <table:table-cell office:value-type="float" office:value="197808">
            <text:p>197808</text:p>
          </table:table-cell>
          <table:table-cell office:value-type="float" office:value="130032">
            <text:p>130032</text:p>
          </table:table-cell>
          <table:table-cell office:value-type="float" office:value="48881">
            <text:p>48881</text:p>
          </table:table-cell>
          <table:table-cell table:formula="of:=SUM([.C58:.L58])" office:value-type="float" office:value="1005368">
            <text:p>1005368</text:p>
          </table:table-cell>
          <table:table-cell table:formula="of:=[.C58]/[.$M58]" office:value-type="float" office:value="0.0227817077925695">
            <text:p>0.02</text:p>
          </table:table-cell>
          <table:table-cell table:formula="of:=[.D58]/[.$M58]" office:value-type="float" office:value="0.0412684708484853">
            <text:p>0.04</text:p>
          </table:table-cell>
          <table:table-cell table:formula="of:=[.E58]/[.$M58]" office:value-type="float" office:value="0.0576744038003995">
            <text:p>0.06</text:p>
          </table:table-cell>
          <table:table-cell table:formula="of:=[.F58]/[.$M58]" office:value-type="float" office:value="0.0720432717174209">
            <text:p>0.07</text:p>
          </table:table-cell>
          <table:table-cell table:formula="of:=[.G58]/[.$M58]" office:value-type="float" office:value="0.0825677761774793">
            <text:p>0.08</text:p>
          </table:table-cell>
          <table:table-cell table:formula="of:=[.H58]/[.$M58]" office:value-type="float" office:value="0.138781023466034">
            <text:p>0.14</text:p>
          </table:table-cell>
          <table:table-cell table:formula="of:=[.I58]/[.$M58]" office:value-type="float" office:value="0.210173787110789">
            <text:p>0.21</text:p>
          </table:table-cell>
          <table:table-cell table:formula="of:=[.J58]/[.$M58]" office:value-type="float" office:value="0.196751836143581">
            <text:p>0.2</text:p>
          </table:table-cell>
          <table:table-cell table:formula="of:=[.K58]/[.$M58]" office:value-type="float" office:value="0.129337715145101">
            <text:p>0.13</text:p>
          </table:table-cell>
          <table:table-cell table:formula="of:=[.L58]/[.$M58]" office:value-type="float" office:value="0.0486200077981396">
            <text:p>0.05</text:p>
          </table:table-cell>
          <table:table-cell table:formula="of:=SUM([.N58:.W58])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204">
            <text:p>19204</text:p>
          </table:table-cell>
          <table:table-cell office:value-type="float" office:value="33287">
            <text:p>33287</text:p>
          </table:table-cell>
          <table:table-cell office:value-type="float" office:value="46409">
            <text:p>46409</text:p>
          </table:table-cell>
          <table:table-cell office:value-type="float" office:value="56228">
            <text:p>56228</text:p>
          </table:table-cell>
          <table:table-cell office:value-type="float" office:value="60232">
            <text:p>60232</text:p>
          </table:table-cell>
          <table:table-cell office:value-type="float" office:value="96355">
            <text:p>96355</text:p>
          </table:table-cell>
          <table:table-cell office:value-type="float" office:value="165383">
            <text:p>165383</text:p>
          </table:table-cell>
          <table:table-cell office:value-type="float" office:value="270612">
            <text:p>270612</text:p>
          </table:table-cell>
          <table:table-cell office:value-type="float" office:value="222721">
            <text:p>222721</text:p>
          </table:table-cell>
          <table:table-cell office:value-type="float" office:value="80914">
            <text:p>80914</text:p>
          </table:table-cell>
          <table:table-cell table:formula="of:=SUM([.C59:.L59])" office:value-type="float" office:value="1051345">
            <text:p>1051345</text:p>
          </table:table-cell>
          <table:table-cell table:formula="of:=[.C59]/[.$M59]" office:value-type="float" office:value="0.0182661257722251">
            <text:p>0.02</text:p>
          </table:table-cell>
          <table:table-cell table:formula="of:=[.D59]/[.$M59]" office:value-type="float" office:value="0.0316613480826941">
            <text:p>0.03</text:p>
          </table:table-cell>
          <table:table-cell table:formula="of:=[.E59]/[.$M59]" office:value-type="float" office:value="0.044142503174505">
            <text:p>0.04</text:p>
          </table:table-cell>
          <table:table-cell table:formula="of:=[.F59]/[.$M59]" office:value-type="float" office:value="0.0534819683357984">
            <text:p>0.05</text:p>
          </table:table-cell>
          <table:table-cell table:formula="of:=[.G59]/[.$M59]" office:value-type="float" office:value="0.0572904232197804">
            <text:p>0.06</text:p>
          </table:table-cell>
          <table:table-cell table:formula="of:=[.H59]/[.$M59]" office:value-type="float" office:value="0.0916492683182019">
            <text:p>0.09</text:p>
          </table:table-cell>
          <table:table-cell table:formula="of:=[.I59]/[.$M59]" office:value-type="float" office:value="0.157306117401995">
            <text:p>0.16</text:p>
          </table:table-cell>
          <table:table-cell table:formula="of:=[.J59]/[.$M59]" office:value-type="float" office:value="0.257396002263767">
            <text:p>0.26</text:p>
          </table:table-cell>
          <table:table-cell table:formula="of:=[.K59]/[.$M59]" office:value-type="float" office:value="0.211843876177658">
            <text:p>0.21</text:p>
          </table:table-cell>
          <table:table-cell table:formula="of:=[.L59]/[.$M59]" office:value-type="float" office:value="0.0769623672533754">
            <text:p>0.08</text:p>
          </table:table-cell>
          <table:table-cell table:formula="of:=SUM([.N59:.W59])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368">
            <text:p>15368</text:p>
          </table:table-cell>
          <table:table-cell office:value-type="float" office:value="23935">
            <text:p>23935</text:p>
          </table:table-cell>
          <table:table-cell office:value-type="float" office:value="33510">
            <text:p>33510</text:p>
          </table:table-cell>
          <table:table-cell office:value-type="float" office:value="40306">
            <text:p>40306</text:p>
          </table:table-cell>
          <table:table-cell office:value-type="float" office:value="38332">
            <text:p>38332</text:p>
          </table:table-cell>
          <table:table-cell office:value-type="float" office:value="55606">
            <text:p>55606</text:p>
          </table:table-cell>
          <table:table-cell office:value-type="float" office:value="87997">
            <text:p>87997</text:p>
          </table:table-cell>
          <table:table-cell office:value-type="float" office:value="175330">
            <text:p>175330</text:p>
          </table:table-cell>
          <table:table-cell office:value-type="float" office:value="358730">
            <text:p>358730</text:p>
          </table:table-cell>
          <table:table-cell office:value-type="float" office:value="220358">
            <text:p>220358</text:p>
          </table:table-cell>
          <table:table-cell table:formula="of:=SUM([.C60:.L60])" office:value-type="float" office:value="1049472">
            <text:p>1049472</text:p>
          </table:table-cell>
          <table:table-cell table:formula="of:=[.C60]/[.$M60]" office:value-type="float" office:value="0.0146435540919624">
            <text:p>0.01</text:p>
          </table:table-cell>
          <table:table-cell table:formula="of:=[.D60]/[.$M60]" office:value-type="float" office:value="0.0228067066105623">
            <text:p>0.02</text:p>
          </table:table-cell>
          <table:table-cell table:formula="of:=[.E60]/[.$M60]" office:value-type="float" office:value="0.0319303421148921">
            <text:p>0.03</text:p>
          </table:table-cell>
          <table:table-cell table:formula="of:=[.F60]/[.$M60]" office:value-type="float" office:value="0.0384059793877302">
            <text:p>0.04</text:p>
          </table:table-cell>
          <table:table-cell table:formula="of:=[.G60]/[.$M60]" office:value-type="float" office:value="0.0365250335406757">
            <text:p>0.04</text:p>
          </table:table-cell>
          <table:table-cell table:formula="of:=[.H60]/[.$M60]" office:value-type="float" office:value="0.0529847389925601">
            <text:p>0.05</text:p>
          </table:table-cell>
          <table:table-cell table:formula="of:=[.I60]/[.$M60]" office:value-type="float" office:value="0.0838488306500793">
            <text:p>0.08</text:p>
          </table:table-cell>
          <table:table-cell table:formula="of:=[.J60]/[.$M60]" office:value-type="float" office:value="0.167064962190511">
            <text:p>0.17</text:p>
          </table:table-cell>
          <table:table-cell table:formula="of:=[.K60]/[.$M60]" office:value-type="float" office:value="0.341819505427491">
            <text:p>0.34</text:p>
          </table:table-cell>
          <table:table-cell table:formula="of:=[.L60]/[.$M60]" office:value-type="float" office:value="0.209970346993536">
            <text:p>0.21</text:p>
          </table:table-cell>
          <table:table-cell table:formula="of:=SUM([.N60:.W60])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892">
            <text:p>10892</text:p>
          </table:table-cell>
          <table:table-cell office:value-type="float" office:value="15033">
            <text:p>15033</text:p>
          </table:table-cell>
          <table:table-cell office:value-type="float" office:value="19618">
            <text:p>19618</text:p>
          </table:table-cell>
          <table:table-cell office:value-type="float" office:value="22381">
            <text:p>22381</text:p>
          </table:table-cell>
          <table:table-cell office:value-type="float" office:value="20079">
            <text:p>20079</text:p>
          </table:table-cell>
          <table:table-cell office:value-type="float" office:value="25844">
            <text:p>25844</text:p>
          </table:table-cell>
          <table:table-cell office:value-type="float" office:value="33796">
            <text:p>33796</text:p>
          </table:table-cell>
          <table:table-cell office:value-type="float" office:value="55452">
            <text:p>55452</text:p>
          </table:table-cell>
          <table:table-cell office:value-type="float" office:value="135790">
            <text:p>135790</text:p>
          </table:table-cell>
          <table:table-cell office:value-type="float" office:value="448598">
            <text:p>448598</text:p>
          </table:table-cell>
          <table:table-cell table:formula="of:=SUM([.C61:.L61])" office:value-type="float" office:value="787483">
            <text:p>787483</text:p>
          </table:table-cell>
          <table:table-cell table:formula="of:=[.C61]/[.$M61]" office:value-type="float" office:value="0.0138314096939236">
            <text:p>0.01</text:p>
          </table:table-cell>
          <table:table-cell table:formula="of:=[.D61]/[.$M61]" office:value-type="float" office:value="0.0190899359097276">
            <text:p>0.02</text:p>
          </table:table-cell>
          <table:table-cell table:formula="of:=[.E61]/[.$M61]" office:value-type="float" office:value="0.0249122838207301">
            <text:p>0.02</text:p>
          </table:table-cell>
          <table:table-cell table:formula="of:=[.F61]/[.$M61]" office:value-type="float" office:value="0.0284209309915262">
            <text:p>0.03</text:p>
          </table:table-cell>
          <table:table-cell table:formula="of:=[.G61]/[.$M61]" office:value-type="float" office:value="0.0254976932835375">
            <text:p>0.03</text:p>
          </table:table-cell>
          <table:table-cell table:formula="of:=[.H61]/[.$M61]" office:value-type="float" office:value="0.0328184862403379">
            <text:p>0.03</text:p>
          </table:table-cell>
          <table:table-cell table:formula="of:=[.I61]/[.$M61]" office:value-type="float" office:value="0.0429164820065957">
            <text:p>0.04</text:p>
          </table:table-cell>
          <table:table-cell table:formula="of:=[.J61]/[.$M61]" office:value-type="float" office:value="0.0704167582030342">
            <text:p>0.07</text:p>
          </table:table-cell>
          <table:table-cell table:formula="of:=[.K61]/[.$M61]" office:value-type="float" office:value="0.172435468448208">
            <text:p>0.17</text:p>
          </table:table-cell>
          <table:table-cell table:formula="of:=[.L61]/[.$M61]" office:value-type="float" office:value="0.569660551402379">
            <text:p>0.57</text:p>
          </table:table-cell>
          <table:table-cell table:formula="of:=SUM([.N61:.W61])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6458">
            <text:p>76458</text:p>
          </table:table-cell>
          <table:table-cell office:value-type="float" office:value="84676">
            <text:p>84676</text:p>
          </table:table-cell>
          <table:table-cell office:value-type="float" office:value="64515">
            <text:p>64515</text:p>
          </table:table-cell>
          <table:table-cell office:value-type="float" office:value="47746">
            <text:p>47746</text:p>
          </table:table-cell>
          <table:table-cell office:value-type="float" office:value="29928">
            <text:p>29928</text:p>
          </table:table-cell>
          <table:table-cell office:value-type="float" office:value="27728">
            <text:p>27728</text:p>
          </table:table-cell>
          <table:table-cell office:value-type="float" office:value="22474">
            <text:p>22474</text:p>
          </table:table-cell>
          <table:table-cell office:value-type="float" office:value="17553">
            <text:p>17553</text:p>
          </table:table-cell>
          <table:table-cell office:value-type="float" office:value="12199">
            <text:p>12199</text:p>
          </table:table-cell>
          <table:table-cell office:value-type="float" office:value="7146">
            <text:p>7146</text:p>
          </table:table-cell>
          <table:table-cell table:formula="of:=SUM([.C62:.L62])" office:value-type="float" office:value="390423">
            <text:p>390423</text:p>
          </table:table-cell>
          <table:table-cell table:formula="of:=[.C62]/[.$M62]" office:value-type="float" office:value="0.195833749548567">
            <text:p>0.2</text:p>
          </table:table-cell>
          <table:table-cell table:formula="of:=[.D62]/[.$M62]" office:value-type="float" office:value="0.216882714389265">
            <text:p>0.22</text:p>
          </table:table-cell>
          <table:table-cell table:formula="of:=[.E62]/[.$M62]" office:value-type="float" office:value="0.165243850900178">
            <text:p>0.17</text:p>
          </table:table-cell>
          <table:table-cell table:formula="of:=[.F62]/[.$M62]" office:value-type="float" office:value="0.122293000156241">
            <text:p>0.12</text:p>
          </table:table-cell>
          <table:table-cell table:formula="of:=[.G62]/[.$M62]" office:value-type="float" office:value="0.0766553199990779">
            <text:p>0.08</text:p>
          </table:table-cell>
          <table:table-cell table:formula="of:=[.H62]/[.$M62]" office:value-type="float" office:value="0.0710204060723882">
            <text:p>0.07</text:p>
          </table:table-cell>
          <table:table-cell table:formula="of:=[.I62]/[.$M62]" office:value-type="float" office:value="0.0575632070856481">
            <text:p>0.06</text:p>
          </table:table-cell>
          <table:table-cell table:formula="of:=[.J62]/[.$M62]" office:value-type="float" office:value="0.044958929161448">
            <text:p>0.04</text:p>
          </table:table-cell>
          <table:table-cell table:formula="of:=[.K62]/[.$M62]" office:value-type="float" office:value="0.0312455977234948">
            <text:p>0.03</text:p>
          </table:table-cell>
          <table:table-cell table:formula="of:=[.L62]/[.$M62]" office:value-type="float" office:value="0.0183032249636932">
            <text:p>0.02</text:p>
          </table:table-cell>
          <table:table-cell table:formula="of:=SUM([.N62:.W62])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0604">
            <text:p>80604</text:p>
          </table:table-cell>
          <table:table-cell office:value-type="float" office:value="208896">
            <text:p>208896</text:p>
          </table:table-cell>
          <table:table-cell office:value-type="float" office:value="179824">
            <text:p>179824</text:p>
          </table:table-cell>
          <table:table-cell office:value-type="float" office:value="123470">
            <text:p>123470</text:p>
          </table:table-cell>
          <table:table-cell office:value-type="float" office:value="77378">
            <text:p>77378</text:p>
          </table:table-cell>
          <table:table-cell office:value-type="float" office:value="71831">
            <text:p>71831</text:p>
          </table:table-cell>
          <table:table-cell office:value-type="float" office:value="59393">
            <text:p>59393</text:p>
          </table:table-cell>
          <table:table-cell office:value-type="float" office:value="45851">
            <text:p>45851</text:p>
          </table:table-cell>
          <table:table-cell office:value-type="float" office:value="29775">
            <text:p>29775</text:p>
          </table:table-cell>
          <table:table-cell office:value-type="float" office:value="14063">
            <text:p>14063</text:p>
          </table:table-cell>
          <table:table-cell table:formula="of:=SUM([.C63:.L63])" office:value-type="float" office:value="891085">
            <text:p>891085</text:p>
          </table:table-cell>
          <table:table-cell table:formula="of:=[.C63]/[.$M63]" office:value-type="float" office:value="0.0904560171027455">
            <text:p>0.09</text:p>
          </table:table-cell>
          <table:table-cell table:formula="of:=[.D63]/[.$M63]" office:value-type="float" office:value="0.234428814310644">
            <text:p>0.23</text:p>
          </table:table-cell>
          <table:table-cell table:formula="of:=[.E63]/[.$M63]" office:value-type="float" office:value="0.201803419426878">
            <text:p>0.2</text:p>
          </table:table-cell>
          <table:table-cell table:formula="of:=[.F63]/[.$M63]" office:value-type="float" office:value="0.138561416699866">
            <text:p>0.14</text:p>
          </table:table-cell>
          <table:table-cell table:formula="of:=[.G63]/[.$M63]" office:value-type="float" office:value="0.0868357115202253">
            <text:p>0.09</text:p>
          </table:table-cell>
          <table:table-cell table:formula="of:=[.H63]/[.$M63]" office:value-type="float" office:value="0.0806107161494134">
            <text:p>0.08</text:p>
          </table:table-cell>
          <table:table-cell table:formula="of:=[.I63]/[.$M63]" office:value-type="float" office:value="0.0666524517863055">
            <text:p>0.07</text:p>
          </table:table-cell>
          <table:table-cell table:formula="of:=[.J63]/[.$M63]" office:value-type="float" office:value="0.0514552483769786">
            <text:p>0.05</text:p>
          </table:table-cell>
          <table:table-cell table:formula="of:=[.K63]/[.$M63]" office:value-type="float" office:value="0.0334143207438123">
            <text:p>0.03</text:p>
          </table:table-cell>
          <table:table-cell table:formula="of:=[.L63]/[.$M63]" office:value-type="float" office:value="0.0157818838831312">
            <text:p>0.02</text:p>
          </table:table-cell>
          <table:table-cell table:formula="of:=SUM([.N63:.W63])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6965">
            <text:p>56965</text:p>
          </table:table-cell>
          <table:table-cell office:value-type="float" office:value="149884">
            <text:p>149884</text:p>
          </table:table-cell>
          <table:table-cell office:value-type="float" office:value="209320">
            <text:p>209320</text:p>
          </table:table-cell>
          <table:table-cell office:value-type="float" office:value="154417">
            <text:p>154417</text:p>
          </table:table-cell>
          <table:table-cell office:value-type="float" office:value="99358">
            <text:p>99358</text:p>
          </table:table-cell>
          <table:table-cell office:value-type="float" office:value="91297">
            <text:p>91297</text:p>
          </table:table-cell>
          <table:table-cell office:value-type="float" office:value="78879">
            <text:p>78879</text:p>
          </table:table-cell>
          <table:table-cell office:value-type="float" office:value="63631">
            <text:p>63631</text:p>
          </table:table-cell>
          <table:table-cell office:value-type="float" office:value="43092">
            <text:p>43092</text:p>
          </table:table-cell>
          <table:table-cell office:value-type="float" office:value="19707">
            <text:p>19707</text:p>
          </table:table-cell>
          <table:table-cell table:formula="of:=SUM([.C64:.L64])" office:value-type="float" office:value="966550">
            <text:p>966550</text:p>
          </table:table-cell>
          <table:table-cell table:formula="of:=[.C64]/[.$M64]" office:value-type="float" office:value="0.0589364233614402">
            <text:p>0.06</text:p>
          </table:table-cell>
          <table:table-cell table:formula="of:=[.D64]/[.$M64]" office:value-type="float" office:value="0.155071129274223">
            <text:p>0.16</text:p>
          </table:table-cell>
          <table:table-cell table:formula="of:=[.E64]/[.$M64]" office:value-type="float" office:value="0.216564068077182">
            <text:p>0.22</text:p>
          </table:table-cell>
          <table:table-cell table:formula="of:=[.F64]/[.$M64]" office:value-type="float" office:value="0.159761005638612">
            <text:p>0.16</text:p>
          </table:table-cell>
          <table:table-cell table:formula="of:=[.G64]/[.$M64]" office:value-type="float" office:value="0.102796544410532">
            <text:p>0.1</text:p>
          </table:table-cell>
          <table:table-cell table:formula="of:=[.H64]/[.$M64]" office:value-type="float" office:value="0.0944565723449382">
            <text:p>0.09</text:p>
          </table:table-cell>
          <table:table-cell table:formula="of:=[.I64]/[.$M64]" office:value-type="float" office:value="0.0816088148569655">
            <text:p>0.08</text:p>
          </table:table-cell>
          <table:table-cell table:formula="of:=[.J64]/[.$M64]" office:value-type="float" office:value="0.0658331177900781">
            <text:p>0.07</text:p>
          </table:table-cell>
          <table:table-cell table:formula="of:=[.K64]/[.$M64]" office:value-type="float" office:value="0.0445833117790078">
            <text:p>0.04</text:p>
          </table:table-cell>
          <table:table-cell table:formula="of:=[.L64]/[.$M64]" office:value-type="float" office:value="0.0203890124670219">
            <text:p>0.02</text:p>
          </table:table-cell>
          <table:table-cell table:formula="of:=SUM([.N64:.W64])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0684">
            <text:p>40684</text:p>
          </table:table-cell>
          <table:table-cell office:value-type="float" office:value="89486">
            <text:p>89486</text:p>
          </table:table-cell>
          <table:table-cell office:value-type="float" office:value="132606">
            <text:p>132606</text:p>
          </table:table-cell>
          <table:table-cell office:value-type="float" office:value="163469">
            <text:p>163469</text:p>
          </table:table-cell>
          <table:table-cell office:value-type="float" office:value="121895">
            <text:p>121895</text:p>
          </table:table-cell>
          <table:table-cell office:value-type="float" office:value="106004">
            <text:p>106004</text:p>
          </table:table-cell>
          <table:table-cell office:value-type="float" office:value="91677">
            <text:p>91677</text:p>
          </table:table-cell>
          <table:table-cell office:value-type="float" office:value="74372">
            <text:p>74372</text:p>
          </table:table-cell>
          <table:table-cell office:value-type="float" office:value="51074">
            <text:p>51074</text:p>
          </table:table-cell>
          <table:table-cell office:value-type="float" office:value="23359">
            <text:p>23359</text:p>
          </table:table-cell>
          <table:table-cell table:formula="of:=SUM([.C65:.L65])" office:value-type="float" office:value="894626">
            <text:p>894626</text:p>
          </table:table-cell>
          <table:table-cell table:formula="of:=[.C65]/[.$M65]" office:value-type="float" office:value="0.0454759866134005">
            <text:p>0.05</text:p>
          </table:table-cell>
          <table:table-cell table:formula="of:=[.D65]/[.$M65]" office:value-type="float" office:value="0.100026156181466">
            <text:p>0.1</text:p>
          </table:table-cell>
          <table:table-cell table:formula="of:=[.E65]/[.$M65]" office:value-type="float" office:value="0.148225068352585">
            <text:p>0.15</text:p>
          </table:table-cell>
          <table:table-cell table:formula="of:=[.F65]/[.$M65]" office:value-type="float" office:value="0.18272328324909">
            <text:p>0.18</text:p>
          </table:table-cell>
          <table:table-cell table:formula="of:=[.G65]/[.$M65]" office:value-type="float" office:value="0.136252467511564">
            <text:p>0.14</text:p>
          </table:table-cell>
          <table:table-cell table:formula="of:=[.H65]/[.$M65]" office:value-type="float" office:value="0.118489737611024">
            <text:p>0.12</text:p>
          </table:table-cell>
          <table:table-cell table:formula="of:=[.I65]/[.$M65]" office:value-type="float" office:value="0.102475224283667">
            <text:p>0.1</text:p>
          </table:table-cell>
          <table:table-cell table:formula="of:=[.J65]/[.$M65]" office:value-type="float" office:value="0.083131945639854">
            <text:p>0.08</text:p>
          </table:table-cell>
          <table:table-cell table:formula="of:=[.K65]/[.$M65]" office:value-type="float" office:value="0.0570897782984174">
            <text:p>0.06</text:p>
          </table:table-cell>
          <table:table-cell table:formula="of:=[.L65]/[.$M65]" office:value-type="float" office:value="0.0261103522589328">
            <text:p>0.03</text:p>
          </table:table-cell>
          <table:table-cell table:formula="of:=SUM([.N65:.W65])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7268">
            <text:p>27268</text:p>
          </table:table-cell>
          <table:table-cell office:value-type="float" office:value="54866">
            <text:p>54866</text:p>
          </table:table-cell>
          <table:table-cell office:value-type="float" office:value="76985">
            <text:p>76985</text:p>
          </table:table-cell>
          <table:table-cell office:value-type="float" office:value="103864">
            <text:p>103864</text:p>
          </table:table-cell>
          <table:table-cell office:value-type="float" office:value="113561">
            <text:p>113561</text:p>
          </table:table-cell>
          <table:table-cell office:value-type="float" office:value="113192">
            <text:p>113192</text:p>
          </table:table-cell>
          <table:table-cell office:value-type="float" office:value="102102">
            <text:p>102102</text:p>
          </table:table-cell>
          <table:table-cell office:value-type="float" office:value="76637">
            <text:p>76637</text:p>
          </table:table-cell>
          <table:table-cell office:value-type="float" office:value="51388">
            <text:p>51388</text:p>
          </table:table-cell>
          <table:table-cell office:value-type="float" office:value="23663">
            <text:p>23663</text:p>
          </table:table-cell>
          <table:table-cell table:formula="of:=SUM([.C66:.L66])" office:value-type="float" office:value="743526">
            <text:p>743526</text:p>
          </table:table-cell>
          <table:table-cell table:formula="of:=[.C66]/[.$M66]" office:value-type="float" office:value="0.0366739024593625">
            <text:p>0.04</text:p>
          </table:table-cell>
          <table:table-cell table:formula="of:=[.D66]/[.$M66]" office:value-type="float" office:value="0.0737916360692161">
            <text:p>0.07</text:p>
          </table:table-cell>
          <table:table-cell table:formula="of:=[.E66]/[.$M66]" office:value-type="float" office:value="0.103540427638038">
            <text:p>0.1</text:p>
          </table:table-cell>
          <table:table-cell table:formula="of:=[.F66]/[.$M66]" office:value-type="float" office:value="0.139691147316973">
            <text:p>0.14</text:p>
          </table:table-cell>
          <table:table-cell table:formula="of:=[.G66]/[.$M66]" office:value-type="float" office:value="0.152733058427009">
            <text:p>0.15</text:p>
          </table:table-cell>
          <table:table-cell table:formula="of:=[.H66]/[.$M66]" office:value-type="float" office:value="0.152236774504187">
            <text:p>0.15</text:p>
          </table:table-cell>
          <table:table-cell table:formula="of:=[.I66]/[.$M66]" office:value-type="float" office:value="0.137321357961927">
            <text:p>0.14</text:p>
          </table:table-cell>
          <table:table-cell table:formula="of:=[.J66]/[.$M66]" office:value-type="float" office:value="0.103072387515702">
            <text:p>0.1</text:p>
          </table:table-cell>
          <table:table-cell table:formula="of:=[.K66]/[.$M66]" office:value-type="float" office:value="0.0691139247316167">
            <text:p>0.07</text:p>
          </table:table-cell>
          <table:table-cell table:formula="of:=[.L66]/[.$M66]" office:value-type="float" office:value="0.031825383375968">
            <text:p>0.03</text:p>
          </table:table-cell>
          <table:table-cell table:formula="of:=SUM([.N66:.W66])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6020">
            <text:p>26020</text:p>
          </table:table-cell>
          <table:table-cell office:value-type="float" office:value="48939">
            <text:p>48939</text:p>
          </table:table-cell>
          <table:table-cell office:value-type="float" office:value="66141">
            <text:p>66141</text:p>
          </table:table-cell>
          <table:table-cell office:value-type="float" office:value="86478">
            <text:p>86478</text:p>
          </table:table-cell>
          <table:table-cell office:value-type="float" office:value="101852">
            <text:p>101852</text:p>
          </table:table-cell>
          <table:table-cell office:value-type="float" office:value="144693">
            <text:p>144693</text:p>
          </table:table-cell>
          <table:table-cell office:value-type="float" office:value="142271">
            <text:p>142271</text:p>
          </table:table-cell>
          <table:table-cell office:value-type="float" office:value="115755">
            <text:p>115755</text:p>
          </table:table-cell>
          <table:table-cell office:value-type="float" office:value="76917">
            <text:p>76917</text:p>
          </table:table-cell>
          <table:table-cell office:value-type="float" office:value="33522">
            <text:p>33522</text:p>
          </table:table-cell>
          <table:table-cell table:formula="of:=SUM([.C67:.L67])" office:value-type="float" office:value="842588">
            <text:p>842588</text:p>
          </table:table-cell>
          <table:table-cell table:formula="of:=[.C67]/[.$M67]" office:value-type="float" office:value="0.0308810474395553">
            <text:p>0.03</text:p>
          </table:table-cell>
          <table:table-cell table:formula="of:=[.D67]/[.$M67]" office:value-type="float" office:value="0.0580817671269945">
            <text:p>0.06</text:p>
          </table:table-cell>
          <table:table-cell table:formula="of:=[.E67]/[.$M67]" office:value-type="float" office:value="0.0784974388431832">
            <text:p>0.08</text:p>
          </table:table-cell>
          <table:table-cell table:formula="of:=[.F67]/[.$M67]" office:value-type="float" office:value="0.102633790179779">
            <text:p>0.1</text:p>
          </table:table-cell>
          <table:table-cell table:formula="of:=[.G67]/[.$M67]" office:value-type="float" office:value="0.120879955565472">
            <text:p>0.12</text:p>
          </table:table-cell>
          <table:table-cell table:formula="of:=[.H67]/[.$M67]" office:value-type="float" office:value="0.17172449643242">
            <text:p>0.17</text:p>
          </table:table-cell>
          <table:table-cell table:formula="of:=[.I67]/[.$M67]" office:value-type="float" office:value="0.168850019226478">
            <text:p>0.17</text:p>
          </table:table-cell>
          <table:table-cell table:formula="of:=[.J67]/[.$M67]" office:value-type="float" office:value="0.137380309237729">
            <text:p>0.14</text:p>
          </table:table-cell>
          <table:table-cell table:formula="of:=[.K67]/[.$M67]" office:value-type="float" office:value="0.091286607452278">
            <text:p>0.09</text:p>
          </table:table-cell>
          <table:table-cell table:formula="of:=[.L67]/[.$M67]" office:value-type="float" office:value="0.0397845684961096">
            <text:p>0.04</text:p>
          </table:table-cell>
          <table:table-cell table:formula="of:=SUM([.N67:.W67])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float" office:value="22444">
            <text:p>22444</text:p>
          </table:table-cell>
          <table:table-cell office:value-type="float" office:value="41004">
            <text:p>41004</text:p>
          </table:table-cell>
          <table:table-cell office:value-type="float" office:value="56046">
            <text:p>56046</text:p>
          </table:table-cell>
          <table:table-cell office:value-type="float" office:value="68779">
            <text:p>68779</text:p>
          </table:table-cell>
          <table:table-cell office:value-type="float" office:value="77056">
            <text:p>77056</text:p>
          </table:table-cell>
          <table:table-cell office:value-type="float" office:value="125826">
            <text:p>125826</text:p>
          </table:table-cell>
          <table:table-cell office:value-type="float" office:value="190813">
            <text:p>190813</text:p>
          </table:table-cell>
          <table:table-cell office:value-type="float" office:value="178496">
            <text:p>178496</text:p>
          </table:table-cell>
          <table:table-cell office:value-type="float" office:value="123680">
            <text:p>123680</text:p>
          </table:table-cell>
          <table:table-cell office:value-type="float" office:value="49736">
            <text:p>49736</text:p>
          </table:table-cell>
          <table:table-cell table:formula="of:=SUM([.C68:.L68])" office:value-type="float" office:value="933880">
            <text:p>933880</text:p>
          </table:table-cell>
          <table:table-cell table:formula="of:=[.C68]/[.$M68]" office:value-type="float" office:value="0.024033066346854">
            <text:p>0.02</text:p>
          </table:table-cell>
          <table:table-cell table:formula="of:=[.D68]/[.$M68]" office:value-type="float" office:value="0.0439071401036536">
            <text:p>0.04</text:p>
          </table:table-cell>
          <table:table-cell table:formula="of:=[.E68]/[.$M68]" office:value-type="float" office:value="0.0600141345783184">
            <text:p>0.06</text:p>
          </table:table-cell>
          <table:table-cell table:formula="of:=[.F68]/[.$M68]" office:value-type="float" office:value="0.0736486486486486">
            <text:p>0.07</text:p>
          </table:table-cell>
          <table:table-cell table:formula="of:=[.G68]/[.$M68]" office:value-type="float" office:value="0.0825116717351266">
            <text:p>0.08</text:p>
          </table:table-cell>
          <table:table-cell table:formula="of:=[.H68]/[.$M68]" office:value-type="float" office:value="0.134734655416113">
            <text:p>0.13</text:p>
          </table:table-cell>
          <table:table-cell table:formula="of:=[.I68]/[.$M68]" office:value-type="float" office:value="0.204322825202381">
            <text:p>0.2</text:p>
          </table:table-cell>
          <table:table-cell table:formula="of:=[.J68]/[.$M68]" office:value-type="float" office:value="0.191133764509359">
            <text:p>0.19</text:p>
          </table:table-cell>
          <table:table-cell table:formula="of:=[.K68]/[.$M68]" office:value-type="float" office:value="0.132436715637983">
            <text:p>0.13</text:p>
          </table:table-cell>
          <table:table-cell table:formula="of:=[.L68]/[.$M68]" office:value-type="float" office:value="0.0532573778215617">
            <text:p>0.05</text:p>
          </table:table-cell>
          <table:table-cell table:formula="of:=SUM([.N68:.W68])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8935">
            <text:p>18935</text:p>
          </table:table-cell>
          <table:table-cell office:value-type="float" office:value="32114">
            <text:p>32114</text:p>
          </table:table-cell>
          <table:table-cell office:value-type="float" office:value="44654">
            <text:p>44654</text:p>
          </table:table-cell>
          <table:table-cell office:value-type="float" office:value="53390">
            <text:p>53390</text:p>
          </table:table-cell>
          <table:table-cell office:value-type="float" office:value="55389">
            <text:p>55389</text:p>
          </table:table-cell>
          <table:table-cell office:value-type="float" office:value="87018">
            <text:p>87018</text:p>
          </table:table-cell>
          <table:table-cell office:value-type="float" office:value="145486">
            <text:p>145486</text:p>
          </table:table-cell>
          <table:table-cell office:value-type="float" office:value="234418">
            <text:p>234418</text:p>
          </table:table-cell>
          <table:table-cell office:value-type="float" office:value="204659">
            <text:p>204659</text:p>
          </table:table-cell>
          <table:table-cell office:value-type="float" office:value="80289">
            <text:p>80289</text:p>
          </table:table-cell>
          <table:table-cell table:formula="of:=SUM([.C69:.L69])" office:value-type="float" office:value="956352">
            <text:p>956352</text:p>
          </table:table-cell>
          <table:table-cell table:formula="of:=[.C69]/[.$M69]" office:value-type="float" office:value="0.0197991952753798">
            <text:p>0.02</text:p>
          </table:table-cell>
          <table:table-cell table:formula="of:=[.D69]/[.$M69]" office:value-type="float" office:value="0.0335796861406679">
            <text:p>0.03</text:p>
          </table:table-cell>
          <table:table-cell table:formula="of:=[.E69]/[.$M69]" office:value-type="float" office:value="0.0466920129826675">
            <text:p>0.05</text:p>
          </table:table-cell>
          <table:table-cell table:formula="of:=[.F69]/[.$M69]" office:value-type="float" office:value="0.0558267248879074">
            <text:p>0.06</text:p>
          </table:table-cell>
          <table:table-cell table:formula="of:=[.G69]/[.$M69]" office:value-type="float" office:value="0.0579169594458944">
            <text:p>0.06</text:p>
          </table:table-cell>
          <table:table-cell table:formula="of:=[.H69]/[.$M69]" office:value-type="float" office:value="0.0909895101385264">
            <text:p>0.09</text:p>
          </table:table-cell>
          <table:table-cell table:formula="of:=[.I69]/[.$M69]" office:value-type="float" office:value="0.152125995449374">
            <text:p>0.15</text:p>
          </table:table-cell>
          <table:table-cell table:formula="of:=[.J69]/[.$M69]" office:value-type="float" office:value="0.245116860737469">
            <text:p>0.25</text:p>
          </table:table-cell>
          <table:table-cell table:formula="of:=[.K69]/[.$M69]" office:value-type="float" office:value="0.213999657030047">
            <text:p>0.21</text:p>
          </table:table-cell>
          <table:table-cell table:formula="of:=[.L69]/[.$M69]" office:value-type="float" office:value="0.0839533979120658">
            <text:p>0.08</text:p>
          </table:table-cell>
          <table:table-cell table:formula="of:=SUM([.N69:.W69])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119">
            <text:p>15119</text:p>
          </table:table-cell>
          <table:table-cell office:value-type="float" office:value="23292">
            <text:p>23292</text:p>
          </table:table-cell>
          <table:table-cell office:value-type="float" office:value="32330">
            <text:p>32330</text:p>
          </table:table-cell>
          <table:table-cell office:value-type="float" office:value="37701">
            <text:p>37701</text:p>
          </table:table-cell>
          <table:table-cell office:value-type="float" office:value="35646">
            <text:p>35646</text:p>
          </table:table-cell>
          <table:table-cell office:value-type="float" office:value="51062">
            <text:p>51062</text:p>
          </table:table-cell>
          <table:table-cell office:value-type="float" office:value="79179">
            <text:p>79179</text:p>
          </table:table-cell>
          <table:table-cell office:value-type="float" office:value="153960">
            <text:p>153960</text:p>
          </table:table-cell>
          <table:table-cell office:value-type="float" office:value="310417">
            <text:p>310417</text:p>
          </table:table-cell>
          <table:table-cell office:value-type="float" office:value="202491">
            <text:p>202491</text:p>
          </table:table-cell>
          <table:table-cell table:formula="of:=SUM([.C70:.L70])" office:value-type="float" office:value="941197">
            <text:p>941197</text:p>
          </table:table-cell>
          <table:table-cell table:formula="of:=[.C70]/[.$M70]" office:value-type="float" office:value="0.0160635871130061">
            <text:p>0.02</text:p>
          </table:table-cell>
          <table:table-cell table:formula="of:=[.D70]/[.$M70]" office:value-type="float" office:value="0.0247472102014775">
            <text:p>0.02</text:p>
          </table:table-cell>
          <table:table-cell table:formula="of:=[.E70]/[.$M70]" office:value-type="float" office:value="0.0343498757433353">
            <text:p>0.03</text:p>
          </table:table-cell>
          <table:table-cell table:formula="of:=[.F70]/[.$M70]" office:value-type="float" office:value="0.0400564387689294">
            <text:p>0.04</text:p>
          </table:table-cell>
          <table:table-cell table:formula="of:=[.G70]/[.$M70]" office:value-type="float" office:value="0.037873048894121">
            <text:p>0.04</text:p>
          </table:table-cell>
          <table:table-cell table:formula="of:=[.H70]/[.$M70]" office:value-type="float" office:value="0.0542521916240702">
            <text:p>0.05</text:p>
          </table:table-cell>
          <table:table-cell table:formula="of:=[.I70]/[.$M70]" office:value-type="float" office:value="0.0841258525048422">
            <text:p>0.08</text:p>
          </table:table-cell>
          <table:table-cell table:formula="of:=[.J70]/[.$M70]" office:value-type="float" office:value="0.163578931934547">
            <text:p>0.16</text:p>
          </table:table-cell>
          <table:table-cell table:formula="of:=[.K70]/[.$M70]" office:value-type="float" office:value="0.329810868500431">
            <text:p>0.33</text:p>
          </table:table-cell>
          <table:table-cell table:formula="of:=[.L70]/[.$M70]" office:value-type="float" office:value="0.21514199471524">
            <text:p>0.22</text:p>
          </table:table-cell>
          <table:table-cell table:formula="of:=SUM([.N70:.W70])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170">
            <text:p>9170</text:p>
          </table:table-cell>
          <table:table-cell office:value-type="float" office:value="11895">
            <text:p>11895</text:p>
          </table:table-cell>
          <table:table-cell office:value-type="float" office:value="16109">
            <text:p>16109</text:p>
          </table:table-cell>
          <table:table-cell office:value-type="float" office:value="18459">
            <text:p>18459</text:p>
          </table:table-cell>
          <table:table-cell office:value-type="float" office:value="16662">
            <text:p>16662</text:p>
          </table:table-cell>
          <table:table-cell office:value-type="float" office:value="21974">
            <text:p>21974</text:p>
          </table:table-cell>
          <table:table-cell office:value-type="float" office:value="29145">
            <text:p>29145</text:p>
          </table:table-cell>
          <table:table-cell office:value-type="float" office:value="47746">
            <text:p>47746</text:p>
          </table:table-cell>
          <table:table-cell office:value-type="float" office:value="117861">
            <text:p>117861</text:p>
          </table:table-cell>
          <table:table-cell office:value-type="float" office:value="399050">
            <text:p>399050</text:p>
          </table:table-cell>
          <table:table-cell table:formula="of:=SUM([.C71:.L71])" office:value-type="float" office:value="688071">
            <text:p>688071</text:p>
          </table:table-cell>
          <table:table-cell table:formula="of:=[.C71]/[.$M71]" office:value-type="float" office:value="0.0133271130450201">
            <text:p>0.01</text:p>
          </table:table-cell>
          <table:table-cell table:formula="of:=[.D71]/[.$M71]" office:value-type="float" office:value="0.0172874601603614">
            <text:p>0.02</text:p>
          </table:table-cell>
          <table:table-cell table:formula="of:=[.E71]/[.$M71]" office:value-type="float" office:value="0.0234118281398286">
            <text:p>0.02</text:p>
          </table:table-cell>
          <table:table-cell table:formula="of:=[.F71]/[.$M71]" office:value-type="float" office:value="0.0268271733585633">
            <text:p>0.03</text:p>
          </table:table-cell>
          <table:table-cell table:formula="of:=[.G71]/[.$M71]" office:value-type="float" office:value="0.0242155242700245">
            <text:p>0.02</text:p>
          </table:table-cell>
          <table:table-cell table:formula="of:=[.H71]/[.$M71]" office:value-type="float" office:value="0.0319356578027558">
            <text:p>0.03</text:p>
          </table:table-cell>
          <table:table-cell table:formula="of:=[.I71]/[.$M71]" office:value-type="float" office:value="0.042357547404265">
            <text:p>0.04</text:p>
          </table:table-cell>
          <table:table-cell table:formula="of:=[.J71]/[.$M71]" office:value-type="float" office:value="0.0693910948143433">
            <text:p>0.07</text:p>
          </table:table-cell>
          <table:table-cell table:formula="of:=[.K71]/[.$M71]" office:value-type="float" office:value="0.171291916095868">
            <text:p>0.17</text:p>
          </table:table-cell>
          <table:table-cell table:formula="of:=[.L71]/[.$M71]" office:value-type="float" office:value="0.57995468490897">
            <text:p>0.58</text:p>
          </table:table-cell>
          <table:table-cell table:formula="of:=SUM([.N71:.W71])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0702">
            <text:p>90702</text:p>
          </table:table-cell>
          <table:table-cell office:value-type="float" office:value="101849">
            <text:p>101849</text:p>
          </table:table-cell>
          <table:table-cell office:value-type="float" office:value="79164">
            <text:p>79164</text:p>
          </table:table-cell>
          <table:table-cell office:value-type="float" office:value="57860">
            <text:p>57860</text:p>
          </table:table-cell>
          <table:table-cell office:value-type="float" office:value="37288">
            <text:p>37288</text:p>
          </table:table-cell>
          <table:table-cell office:value-type="float" office:value="35030">
            <text:p>35030</text:p>
          </table:table-cell>
          <table:table-cell office:value-type="float" office:value="29106">
            <text:p>29106</text:p>
          </table:table-cell>
          <table:table-cell office:value-type="float" office:value="22122">
            <text:p>22122</text:p>
          </table:table-cell>
          <table:table-cell office:value-type="float" office:value="15640">
            <text:p>15640</text:p>
          </table:table-cell>
          <table:table-cell office:value-type="float" office:value="8646">
            <text:p>8646</text:p>
          </table:table-cell>
          <table:table-cell table:formula="of:=SUM([.C72:.L72])" office:value-type="float" office:value="477407">
            <text:p>477407</text:p>
          </table:table-cell>
          <table:table-cell table:formula="of:=[.C72]/[.$M72]" office:value-type="float" office:value="0.189988835521892">
            <text:p>0.19</text:p>
          </table:table-cell>
          <table:table-cell table:formula="of:=[.D72]/[.$M72]" office:value-type="float" office:value="0.213337885703394">
            <text:p>0.21</text:p>
          </table:table-cell>
          <table:table-cell table:formula="of:=[.E72]/[.$M72]" office:value-type="float" office:value="0.165820777659314">
            <text:p>0.17</text:p>
          </table:table-cell>
          <table:table-cell table:formula="of:=[.F72]/[.$M72]" office:value-type="float" office:value="0.121196379609013">
            <text:p>0.12</text:p>
          </table:table-cell>
          <table:table-cell table:formula="of:=[.G72]/[.$M72]" office:value-type="float" office:value="0.0781052644808308">
            <text:p>0.08</text:p>
          </table:table-cell>
          <table:table-cell table:formula="of:=[.H72]/[.$M72]" office:value-type="float" office:value="0.0733755474888303">
            <text:p>0.07</text:p>
          </table:table-cell>
          <table:table-cell table:formula="of:=[.I72]/[.$M72]" office:value-type="float" office:value="0.0609668479934312">
            <text:p>0.06</text:p>
          </table:table-cell>
          <table:table-cell table:formula="of:=[.J72]/[.$M72]" office:value-type="float" office:value="0.0463378207692807">
            <text:p>0.05</text:p>
          </table:table-cell>
          <table:table-cell table:formula="of:=[.K72]/[.$M72]" office:value-type="float" office:value="0.0327603072430861">
            <text:p>0.03</text:p>
          </table:table-cell>
          <table:table-cell table:formula="of:=[.L72]/[.$M72]" office:value-type="float" office:value="0.0181103335309285">
            <text:p>0.02</text:p>
          </table:table-cell>
          <table:table-cell table:formula="of:=SUM([.N72:.W72])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1563">
            <text:p>91563</text:p>
          </table:table-cell>
          <table:table-cell office:value-type="float" office:value="233976">
            <text:p>233976</text:p>
          </table:table-cell>
          <table:table-cell office:value-type="float" office:value="206328">
            <text:p>206328</text:p>
          </table:table-cell>
          <table:table-cell office:value-type="float" office:value="142243">
            <text:p>142243</text:p>
          </table:table-cell>
          <table:table-cell office:value-type="float" office:value="90651">
            <text:p>90651</text:p>
          </table:table-cell>
          <table:table-cell office:value-type="float" office:value="85707">
            <text:p>85707</text:p>
          </table:table-cell>
          <table:table-cell office:value-type="float" office:value="71626">
            <text:p>71626</text:p>
          </table:table-cell>
          <table:table-cell office:value-type="float" office:value="56255">
            <text:p>56255</text:p>
          </table:table-cell>
          <table:table-cell office:value-type="float" office:value="37230">
            <text:p>37230</text:p>
          </table:table-cell>
          <table:table-cell office:value-type="float" office:value="17535">
            <text:p>17535</text:p>
          </table:table-cell>
          <table:table-cell table:formula="of:=SUM([.C73:.L73])" office:value-type="float" office:value="1033114">
            <text:p>1033114</text:p>
          </table:table-cell>
          <table:table-cell table:formula="of:=[.C73]/[.$M73]" office:value-type="float" office:value="0.0886281668818736">
            <text:p>0.09</text:p>
          </table:table-cell>
          <table:table-cell table:formula="of:=[.D73]/[.$M73]" office:value-type="float" office:value="0.226476458551525">
            <text:p>0.23</text:p>
          </table:table-cell>
          <table:table-cell table:formula="of:=[.E73]/[.$M73]" office:value-type="float" office:value="0.199714649109392">
            <text:p>0.2</text:p>
          </table:table-cell>
          <table:table-cell table:formula="of:=[.F73]/[.$M73]" office:value-type="float" office:value="0.13768374061333">
            <text:p>0.14</text:p>
          </table:table-cell>
          <table:table-cell table:formula="of:=[.G73]/[.$M73]" office:value-type="float" office:value="0.0877453988620811">
            <text:p>0.09</text:p>
          </table:table-cell>
          <table:table-cell table:formula="of:=[.H73]/[.$M73]" office:value-type="float" office:value="0.0829598669653107">
            <text:p>0.08</text:p>
          </table:table-cell>
          <table:table-cell table:formula="of:=[.I73]/[.$M73]" office:value-type="float" office:value="0.0693301997649824">
            <text:p>0.07</text:p>
          </table:table-cell>
          <table:table-cell table:formula="of:=[.J73]/[.$M73]" office:value-type="float" office:value="0.0544518804313948">
            <text:p>0.05</text:p>
          </table:table-cell>
          <table:table-cell table:formula="of:=[.K73]/[.$M73]" office:value-type="float" office:value="0.0360366813342961">
            <text:p>0.04</text:p>
          </table:table-cell>
          <table:table-cell table:formula="of:=[.L73]/[.$M73]" office:value-type="float" office:value="0.0169729574858147">
            <text:p>0.02</text:p>
          </table:table-cell>
          <table:table-cell table:formula="of:=SUM([.N73:.W73])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5391">
            <text:p>65391</text:p>
          </table:table-cell>
          <table:table-cell office:value-type="float" office:value="166175">
            <text:p>166175</text:p>
          </table:table-cell>
          <table:table-cell office:value-type="float" office:value="223126">
            <text:p>223126</text:p>
          </table:table-cell>
          <table:table-cell office:value-type="float" office:value="169977">
            <text:p>169977</text:p>
          </table:table-cell>
          <table:table-cell office:value-type="float" office:value="110033">
            <text:p>110033</text:p>
          </table:table-cell>
          <table:table-cell office:value-type="float" office:value="103349">
            <text:p>103349</text:p>
          </table:table-cell>
          <table:table-cell office:value-type="float" office:value="91120">
            <text:p>91120</text:p>
          </table:table-cell>
          <table:table-cell office:value-type="float" office:value="75134">
            <text:p>75134</text:p>
          </table:table-cell>
          <table:table-cell office:value-type="float" office:value="52130">
            <text:p>52130</text:p>
          </table:table-cell>
          <table:table-cell office:value-type="float" office:value="24653">
            <text:p>24653</text:p>
          </table:table-cell>
          <table:table-cell table:formula="of:=SUM([.C74:.L74])" office:value-type="float" office:value="1081088">
            <text:p>1081088</text:p>
          </table:table-cell>
          <table:table-cell table:formula="of:=[.C74]/[.$M74]" office:value-type="float" office:value="0.0604862878877575">
            <text:p>0.06</text:p>
          </table:table-cell>
          <table:table-cell table:formula="of:=[.D74]/[.$M74]" office:value-type="float" office:value="0.153710891250296">
            <text:p>0.15</text:p>
          </table:table-cell>
          <table:table-cell table:formula="of:=[.E74]/[.$M74]" office:value-type="float" office:value="0.206390229102534">
            <text:p>0.21</text:p>
          </table:table-cell>
          <table:table-cell table:formula="of:=[.F74]/[.$M74]" office:value-type="float" office:value="0.1572277187426">
            <text:p>0.16</text:p>
          </table:table-cell>
          <table:table-cell table:formula="of:=[.G74]/[.$M74]" office:value-type="float" office:value="0.101779873608809">
            <text:p>0.1</text:p>
          </table:table-cell>
          <table:table-cell table:formula="of:=[.H74]/[.$M74]" office:value-type="float" office:value="0.0955972131778357">
            <text:p>0.1</text:p>
          </table:table-cell>
          <table:table-cell table:formula="of:=[.I74]/[.$M74]" office:value-type="float" office:value="0.0842854605730523">
            <text:p>0.08</text:p>
          </table:table-cell>
          <table:table-cell table:formula="of:=[.J74]/[.$M74]" office:value-type="float" office:value="0.0694985052095667">
            <text:p>0.07</text:p>
          </table:table-cell>
          <table:table-cell table:formula="of:=[.K74]/[.$M74]" office:value-type="float" office:value="0.0482199413923751">
            <text:p>0.05</text:p>
          </table:table-cell>
          <table:table-cell table:formula="of:=[.L74]/[.$M74]" office:value-type="float" office:value="0.022803879055174">
            <text:p>0.02</text:p>
          </table:table-cell>
          <table:table-cell table:formula="of:=SUM([.N74:.W74])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6173">
            <text:p>46173</text:p>
          </table:table-cell>
          <table:table-cell office:value-type="float" office:value="98697">
            <text:p>98697</text:p>
          </table:table-cell>
          <table:table-cell office:value-type="float" office:value="140292">
            <text:p>140292</text:p>
          </table:table-cell>
          <table:table-cell office:value-type="float" office:value="164398">
            <text:p>164398</text:p>
          </table:table-cell>
          <table:table-cell office:value-type="float" office:value="123818">
            <text:p>123818</text:p>
          </table:table-cell>
          <table:table-cell office:value-type="float" office:value="109167">
            <text:p>109167</text:p>
          </table:table-cell>
          <table:table-cell office:value-type="float" office:value="97841">
            <text:p>97841</text:p>
          </table:table-cell>
          <table:table-cell office:value-type="float" office:value="82941">
            <text:p>82941</text:p>
          </table:table-cell>
          <table:table-cell office:value-type="float" office:value="59357">
            <text:p>59357</text:p>
          </table:table-cell>
          <table:table-cell office:value-type="float" office:value="27762">
            <text:p>27762</text:p>
          </table:table-cell>
          <table:table-cell table:formula="of:=SUM([.C75:.L75])" office:value-type="float" office:value="950446">
            <text:p>950446</text:p>
          </table:table-cell>
          <table:table-cell table:formula="of:=[.C75]/[.$M75]" office:value-type="float" office:value="0.0485803506985142">
            <text:p>0.05</text:p>
          </table:table-cell>
          <table:table-cell table:formula="of:=[.D75]/[.$M75]" office:value-type="float" office:value="0.103842827472576">
            <text:p>0.1</text:p>
          </table:table-cell>
          <table:table-cell table:formula="of:=[.E75]/[.$M75]" office:value-type="float" office:value="0.14760649211002">
            <text:p>0.15</text:p>
          </table:table-cell>
          <table:table-cell table:formula="of:=[.F75]/[.$M75]" office:value-type="float" office:value="0.172969321771042">
            <text:p>0.17</text:p>
          </table:table-cell>
          <table:table-cell table:formula="of:=[.G75]/[.$M75]" office:value-type="float" office:value="0.130273576826037">
            <text:p>0.13</text:p>
          </table:table-cell>
          <table:table-cell table:formula="of:=[.H75]/[.$M75]" office:value-type="float" office:value="0.114858708437933">
            <text:p>0.11</text:p>
          </table:table-cell>
          <table:table-cell table:formula="of:=[.I75]/[.$M75]" office:value-type="float" office:value="0.102942197662992">
            <text:p>0.1</text:p>
          </table:table-cell>
          <table:table-cell table:formula="of:=[.J75]/[.$M75]" office:value-type="float" office:value="0.0872653470055111">
            <text:p>0.09</text:p>
          </table:table-cell>
          <table:table-cell table:formula="of:=[.K75]/[.$M75]" office:value-type="float" office:value="0.0624517331863146">
            <text:p>0.06</text:p>
          </table:table-cell>
          <table:table-cell table:formula="of:=[.L75]/[.$M75]" office:value-type="float" office:value="0.0292094448290592">
            <text:p>0.03</text:p>
          </table:table-cell>
          <table:table-cell table:formula="of:=SUM([.N75:.W75])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0566">
            <text:p>30566</text:p>
          </table:table-cell>
          <table:table-cell office:value-type="float" office:value="59966">
            <text:p>59966</text:p>
          </table:table-cell>
          <table:table-cell office:value-type="float" office:value="80781">
            <text:p>80781</text:p>
          </table:table-cell>
          <table:table-cell office:value-type="float" office:value="105719">
            <text:p>105719</text:p>
          </table:table-cell>
          <table:table-cell office:value-type="float" office:value="110001">
            <text:p>110001</text:p>
          </table:table-cell>
          <table:table-cell office:value-type="float" office:value="110024">
            <text:p>110024</text:p>
          </table:table-cell>
          <table:table-cell office:value-type="float" office:value="100833">
            <text:p>100833</text:p>
          </table:table-cell>
          <table:table-cell office:value-type="float" office:value="79549">
            <text:p>79549</text:p>
          </table:table-cell>
          <table:table-cell office:value-type="float" office:value="56558">
            <text:p>56558</text:p>
          </table:table-cell>
          <table:table-cell office:value-type="float" office:value="27495">
            <text:p>27495</text:p>
          </table:table-cell>
          <table:table-cell table:formula="of:=SUM([.C76:.L76])" office:value-type="float" office:value="761492">
            <text:p>761492</text:p>
          </table:table-cell>
          <table:table-cell table:formula="of:=[.C76]/[.$M76]" office:value-type="float" office:value="0.0401396206394814">
            <text:p>0.04</text:p>
          </table:table-cell>
          <table:table-cell table:formula="of:=[.D76]/[.$M76]" office:value-type="float" office:value="0.0787480367489087">
            <text:p>0.08</text:p>
          </table:table-cell>
          <table:table-cell table:formula="of:=[.E76]/[.$M76]" office:value-type="float" office:value="0.106082532712097">
            <text:p>0.11</text:p>
          </table:table-cell>
          <table:table-cell table:formula="of:=[.F76]/[.$M76]" office:value-type="float" office:value="0.138831399410631">
            <text:p>0.14</text:p>
          </table:table-cell>
          <table:table-cell table:formula="of:=[.G76]/[.$M76]" office:value-type="float" office:value="0.144454570763711">
            <text:p>0.14</text:p>
          </table:table-cell>
          <table:table-cell table:formula="of:=[.H76]/[.$M76]" office:value-type="float" office:value="0.144484774626654">
            <text:p>0.14</text:p>
          </table:table-cell>
          <table:table-cell table:formula="of:=[.I76]/[.$M76]" office:value-type="float" office:value="0.132415048352445">
            <text:p>0.13</text:p>
          </table:table-cell>
          <table:table-cell table:formula="of:=[.J76]/[.$M76]" office:value-type="float" office:value="0.104464656227511">
            <text:p>0.1</text:p>
          </table:table-cell>
          <table:table-cell table:formula="of:=[.K76]/[.$M76]" office:value-type="float" office:value="0.0742726121876527">
            <text:p>0.07</text:p>
          </table:table-cell>
          <table:table-cell table:formula="of:=[.L76]/[.$M76]" office:value-type="float" office:value="0.0361067483309083">
            <text:p>0.04</text:p>
          </table:table-cell>
          <table:table-cell table:formula="of:=SUM([.N76:.W76])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9002">
            <text:p>29002</text:p>
          </table:table-cell>
          <table:table-cell office:value-type="float" office:value="52396">
            <text:p>52396</text:p>
          </table:table-cell>
          <table:table-cell office:value-type="float" office:value="70291">
            <text:p>70291</text:p>
          </table:table-cell>
          <table:table-cell office:value-type="float" office:value="87020">
            <text:p>87020</text:p>
          </table:table-cell>
          <table:table-cell office:value-type="float" office:value="96929">
            <text:p>96929</text:p>
          </table:table-cell>
          <table:table-cell office:value-type="float" office:value="134586">
            <text:p>134586</text:p>
          </table:table-cell>
          <table:table-cell office:value-type="float" office:value="130062">
            <text:p>130062</text:p>
          </table:table-cell>
          <table:table-cell office:value-type="float" office:value="109930">
            <text:p>109930</text:p>
          </table:table-cell>
          <table:table-cell office:value-type="float" office:value="77658">
            <text:p>77658</text:p>
          </table:table-cell>
          <table:table-cell office:value-type="float" office:value="36362">
            <text:p>36362</text:p>
          </table:table-cell>
          <table:table-cell table:formula="of:=SUM([.C77:.L77])" office:value-type="float" office:value="824236">
            <text:p>824236</text:p>
          </table:table-cell>
          <table:table-cell table:formula="of:=[.C77]/[.$M77]" office:value-type="float" office:value="0.0351865242479096">
            <text:p>0.04</text:p>
          </table:table-cell>
          <table:table-cell table:formula="of:=[.D77]/[.$M77]" office:value-type="float" office:value="0.063569171936193">
            <text:p>0.06</text:p>
          </table:table-cell>
          <table:table-cell table:formula="of:=[.E77]/[.$M77]" office:value-type="float" office:value="0.085280186742632">
            <text:p>0.09</text:p>
          </table:table-cell>
          <table:table-cell table:formula="of:=[.F77]/[.$M77]" office:value-type="float" office:value="0.105576558170233">
            <text:p>0.11</text:p>
          </table:table-cell>
          <table:table-cell table:formula="of:=[.G77]/[.$M77]" office:value-type="float" office:value="0.117598600400856">
            <text:p>0.12</text:p>
          </table:table-cell>
          <table:table-cell table:formula="of:=[.H77]/[.$M77]" office:value-type="float" office:value="0.163285757962525">
            <text:p>0.16</text:p>
          </table:table-cell>
          <table:table-cell table:formula="of:=[.I77]/[.$M77]" office:value-type="float" office:value="0.157797038712213">
            <text:p>0.16</text:p>
          </table:table-cell>
          <table:table-cell table:formula="of:=[.J77]/[.$M77]" office:value-type="float" office:value="0.133371995399376">
            <text:p>0.13</text:p>
          </table:table-cell>
          <table:table-cell table:formula="of:=[.K77]/[.$M77]" office:value-type="float" office:value="0.0942181608180181">
            <text:p>0.09</text:p>
          </table:table-cell>
          <table:table-cell table:formula="of:=[.L77]/[.$M77]" office:value-type="float" office:value="0.0441160056100437">
            <text:p>0.04</text:p>
          </table:table-cell>
          <table:table-cell table:formula="of:=SUM([.N77:.W77])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745">
            <text:p>24745</text:p>
          </table:table-cell>
          <table:table-cell office:value-type="float" office:value="43092">
            <text:p>43092</text:p>
          </table:table-cell>
          <table:table-cell office:value-type="float" office:value="57866">
            <text:p>57866</text:p>
          </table:table-cell>
          <table:table-cell office:value-type="float" office:value="68475">
            <text:p>68475</text:p>
          </table:table-cell>
          <table:table-cell office:value-type="float" office:value="73427">
            <text:p>73427</text:p>
          </table:table-cell>
          <table:table-cell office:value-type="float" office:value="115550">
            <text:p>115550</text:p>
          </table:table-cell>
          <table:table-cell office:value-type="float" office:value="166861">
            <text:p>166861</text:p>
          </table:table-cell>
          <table:table-cell office:value-type="float" office:value="156916">
            <text:p>156916</text:p>
          </table:table-cell>
          <table:table-cell office:value-type="float" office:value="112706">
            <text:p>112706</text:p>
          </table:table-cell>
          <table:table-cell office:value-type="float" office:value="51174">
            <text:p>51174</text:p>
          </table:table-cell>
          <table:table-cell table:formula="of:=SUM([.C78:.L78])" office:value-type="float" office:value="870812">
            <text:p>870812</text:p>
          </table:table-cell>
          <table:table-cell table:formula="of:=[.C78]/[.$M78]" office:value-type="float" office:value="0.0284160071289785">
            <text:p>0.03</text:p>
          </table:table-cell>
          <table:table-cell table:formula="of:=[.D78]/[.$M78]" office:value-type="float" office:value="0.0494848486240428">
            <text:p>0.05</text:p>
          </table:table-cell>
          <table:table-cell table:formula="of:=[.E78]/[.$M78]" office:value-type="float" office:value="0.0664506230966041">
            <text:p>0.07</text:p>
          </table:table-cell>
          <table:table-cell table:formula="of:=[.F78]/[.$M78]" office:value-type="float" office:value="0.0786335052801294">
            <text:p>0.08</text:p>
          </table:table-cell>
          <table:table-cell table:formula="of:=[.G78]/[.$M78]" office:value-type="float" office:value="0.0843201517663973">
            <text:p>0.08</text:p>
          </table:table-cell>
          <table:table-cell table:formula="of:=[.H78]/[.$M78]" office:value-type="float" office:value="0.132692245857889">
            <text:p>0.13</text:p>
          </table:table-cell>
          <table:table-cell table:formula="of:=[.I78]/[.$M78]" office:value-type="float" office:value="0.191615411822529">
            <text:p>0.19</text:p>
          </table:table-cell>
          <table:table-cell table:formula="of:=[.J78]/[.$M78]" office:value-type="float" office:value="0.180195036356872">
            <text:p>0.18</text:p>
          </table:table-cell>
          <table:table-cell table:formula="of:=[.K78]/[.$M78]" office:value-type="float" office:value="0.129426328530153">
            <text:p>0.13</text:p>
          </table:table-cell>
          <table:table-cell table:formula="of:=[.L78]/[.$M78]" office:value-type="float" office:value="0.0587658415364051">
            <text:p>0.06</text:p>
          </table:table-cell>
          <table:table-cell table:formula="of:=SUM([.N78:.W78])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20801">
            <text:p>20801</text:p>
          </table:table-cell>
          <table:table-cell office:value-type="float" office:value="34127">
            <text:p>34127</text:p>
          </table:table-cell>
          <table:table-cell office:value-type="float" office:value="45695">
            <text:p>45695</text:p>
          </table:table-cell>
          <table:table-cell office:value-type="float" office:value="53344">
            <text:p>53344</text:p>
          </table:table-cell>
          <table:table-cell office:value-type="float" office:value="53929">
            <text:p>53929</text:p>
          </table:table-cell>
          <table:table-cell office:value-type="float" office:value="81087">
            <text:p>81087</text:p>
          </table:table-cell>
          <table:table-cell office:value-type="float" office:value="128267">
            <text:p>128267</text:p>
          </table:table-cell>
          <table:table-cell office:value-type="float" office:value="195247">
            <text:p>195247</text:p>
          </table:table-cell>
          <table:table-cell office:value-type="float" office:value="174407">
            <text:p>174407</text:p>
          </table:table-cell>
          <table:table-cell office:value-type="float" office:value="78707">
            <text:p>78707</text:p>
          </table:table-cell>
          <table:table-cell table:formula="of:=SUM([.C79:.L79])" office:value-type="float" office:value="865611">
            <text:p>865611</text:p>
          </table:table-cell>
          <table:table-cell table:formula="of:=[.C79]/[.$M79]" office:value-type="float" office:value="0.024030424751996">
            <text:p>0.02</text:p>
          </table:table-cell>
          <table:table-cell table:formula="of:=[.D79]/[.$M79]" office:value-type="float" office:value="0.0394253307779129">
            <text:p>0.04</text:p>
          </table:table-cell>
          <table:table-cell table:formula="of:=[.E79]/[.$M79]" office:value-type="float" office:value="0.0527893014298571">
            <text:p>0.05</text:p>
          </table:table-cell>
          <table:table-cell table:formula="of:=[.F79]/[.$M79]" office:value-type="float" office:value="0.0616258342373191">
            <text:p>0.06</text:p>
          </table:table-cell>
          <table:table-cell table:formula="of:=[.G79]/[.$M79]" office:value-type="float" office:value="0.0623016574419687">
            <text:p>0.06</text:p>
          </table:table-cell>
          <table:table-cell table:formula="of:=[.H79]/[.$M79]" office:value-type="float" office:value="0.0936760276844911">
            <text:p>0.09</text:p>
          </table:table-cell>
          <table:table-cell table:formula="of:=[.I79]/[.$M79]" office:value-type="float" office:value="0.148180880326151">
            <text:p>0.15</text:p>
          </table:table-cell>
          <table:table-cell table:formula="of:=[.J79]/[.$M79]" office:value-type="float" office:value="0.225559749125184">
            <text:p>0.23</text:p>
          </table:table-cell>
          <table:table-cell table:formula="of:=[.K79]/[.$M79]" office:value-type="float" office:value="0.201484269492878">
            <text:p>0.2</text:p>
          </table:table-cell>
          <table:table-cell table:formula="of:=[.L79]/[.$M79]" office:value-type="float" office:value="0.0909265247322412">
            <text:p>0.09</text:p>
          </table:table-cell>
          <table:table-cell table:formula="of:=SUM([.N79:.W79])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075">
            <text:p>17075</text:p>
          </table:table-cell>
          <table:table-cell office:value-type="float" office:value="24626">
            <text:p>24626</text:p>
          </table:table-cell>
          <table:table-cell office:value-type="float" office:value="33750">
            <text:p>33750</text:p>
          </table:table-cell>
          <table:table-cell office:value-type="float" office:value="38299">
            <text:p>38299</text:p>
          </table:table-cell>
          <table:table-cell office:value-type="float" office:value="35874">
            <text:p>35874</text:p>
          </table:table-cell>
          <table:table-cell office:value-type="float" office:value="49252">
            <text:p>49252</text:p>
          </table:table-cell>
          <table:table-cell office:value-type="float" office:value="74442">
            <text:p>74442</text:p>
          </table:table-cell>
          <table:table-cell office:value-type="float" office:value="136277">
            <text:p>136277</text:p>
          </table:table-cell>
          <table:table-cell office:value-type="float" office:value="257790">
            <text:p>257790</text:p>
          </table:table-cell>
          <table:table-cell office:value-type="float" office:value="178386">
            <text:p>178386</text:p>
          </table:table-cell>
          <table:table-cell table:formula="of:=SUM([.C80:.L80])" office:value-type="float" office:value="845771">
            <text:p>845771</text:p>
          </table:table-cell>
          <table:table-cell table:formula="of:=[.C80]/[.$M80]" office:value-type="float" office:value="0.0201886799145395">
            <text:p>0.02</text:p>
          </table:table-cell>
          <table:table-cell table:formula="of:=[.D80]/[.$M80]" office:value-type="float" office:value="0.029116628496366">
            <text:p>0.03</text:p>
          </table:table-cell>
          <table:table-cell table:formula="of:=[.E80]/[.$M80]" office:value-type="float" office:value="0.0399044185719302">
            <text:p>0.04</text:p>
          </table:table-cell>
          <table:table-cell table:formula="of:=[.F80]/[.$M80]" office:value-type="float" office:value="0.045282943018855">
            <text:p>0.05</text:p>
          </table:table-cell>
          <table:table-cell table:formula="of:=[.G80]/[.$M80]" office:value-type="float" office:value="0.0424157366473904">
            <text:p>0.04</text:p>
          </table:table-cell>
          <table:table-cell table:formula="of:=[.H80]/[.$M80]" office:value-type="float" office:value="0.0582332569927321">
            <text:p>0.06</text:p>
          </table:table-cell>
          <table:table-cell table:formula="of:=[.I80]/[.$M80]" office:value-type="float" office:value="0.0880167326616779">
            <text:p>0.09</text:p>
          </table:table-cell>
          <table:table-cell table:formula="of:=[.J80]/[.$M80]" office:value-type="float" office:value="0.161127539251168">
            <text:p>0.16</text:p>
          </table:table-cell>
          <table:table-cell table:formula="of:=[.K80]/[.$M80]" office:value-type="float" office:value="0.304798816700975">
            <text:p>0.3</text:p>
          </table:table-cell>
          <table:table-cell table:formula="of:=[.L80]/[.$M80]" office:value-type="float" office:value="0.210915247744366">
            <text:p>0.21</text:p>
          </table:table-cell>
          <table:table-cell table:formula="of:=SUM([.N80:.W80])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414">
            <text:p>10414</text:p>
          </table:table-cell>
          <table:table-cell office:value-type="float" office:value="13348">
            <text:p>13348</text:p>
          </table:table-cell>
          <table:table-cell office:value-type="float" office:value="17622">
            <text:p>17622</text:p>
          </table:table-cell>
          <table:table-cell office:value-type="float" office:value="19907">
            <text:p>19907</text:p>
          </table:table-cell>
          <table:table-cell office:value-type="float" office:value="17653">
            <text:p>17653</text:p>
          </table:table-cell>
          <table:table-cell office:value-type="float" office:value="23006">
            <text:p>23006</text:p>
          </table:table-cell>
          <table:table-cell office:value-type="float" office:value="29746">
            <text:p>29746</text:p>
          </table:table-cell>
          <table:table-cell office:value-type="float" office:value="48277">
            <text:p>48277</text:p>
          </table:table-cell>
          <table:table-cell office:value-type="float" office:value="110315">
            <text:p>110315</text:p>
          </table:table-cell>
          <table:table-cell office:value-type="float" office:value="336257">
            <text:p>336257</text:p>
          </table:table-cell>
          <table:table-cell table:formula="of:=SUM([.C81:.L81])" office:value-type="float" office:value="626545">
            <text:p>626545</text:p>
          </table:table-cell>
          <table:table-cell table:formula="of:=[.C81]/[.$M81]" office:value-type="float" office:value="0.0166213121164481">
            <text:p>0.02</text:p>
          </table:table-cell>
          <table:table-cell table:formula="of:=[.D81]/[.$M81]" office:value-type="float" office:value="0.0213041361753745">
            <text:p>0.02</text:p>
          </table:table-cell>
          <table:table-cell table:formula="of:=[.E81]/[.$M81]" office:value-type="float" office:value="0.0281256733355146">
            <text:p>0.03</text:p>
          </table:table-cell>
          <table:table-cell table:formula="of:=[.F81]/[.$M81]" office:value-type="float" office:value="0.0317726579894501">
            <text:p>0.03</text:p>
          </table:table-cell>
          <table:table-cell table:formula="of:=[.G81]/[.$M81]" office:value-type="float" office:value="0.0281751510266621">
            <text:p>0.03</text:p>
          </table:table-cell>
          <table:table-cell table:formula="of:=[.H81]/[.$M81]" office:value-type="float" office:value="0.0367188310496453">
            <text:p>0.04</text:p>
          </table:table-cell>
          <table:table-cell table:formula="of:=[.I81]/[.$M81]" office:value-type="float" office:value="0.0474762387378401">
            <text:p>0.05</text:p>
          </table:table-cell>
          <table:table-cell table:formula="of:=[.J81]/[.$M81]" office:value-type="float" office:value="0.0770527256621631">
            <text:p>0.08</text:p>
          </table:table-cell>
          <table:table-cell table:formula="of:=[.K81]/[.$M81]" office:value-type="float" office:value="0.176068758030149">
            <text:p>0.18</text:p>
          </table:table-cell>
          <table:table-cell table:formula="of:=[.L81]/[.$M81]" office:value-type="float" office:value="0.536684515876753">
            <text:p>0.54</text:p>
          </table:table-cell>
          <table:table-cell table:formula="of:=SUM([.N81:.W81])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6743">
            <text:p>116743</text:p>
          </table:table-cell>
          <table:table-cell office:value-type="float" office:value="136136">
            <text:p>136136</text:p>
          </table:table-cell>
          <table:table-cell office:value-type="float" office:value="108108">
            <text:p>108108</text:p>
          </table:table-cell>
          <table:table-cell office:value-type="float" office:value="80136">
            <text:p>80136</text:p>
          </table:table-cell>
          <table:table-cell office:value-type="float" office:value="51877">
            <text:p>51877</text:p>
          </table:table-cell>
          <table:table-cell office:value-type="float" office:value="48826">
            <text:p>48826</text:p>
          </table:table-cell>
          <table:table-cell office:value-type="float" office:value="41182">
            <text:p>41182</text:p>
          </table:table-cell>
          <table:table-cell office:value-type="float" office:value="32105">
            <text:p>32105</text:p>
          </table:table-cell>
          <table:table-cell office:value-type="float" office:value="22419">
            <text:p>22419</text:p>
          </table:table-cell>
          <table:table-cell office:value-type="float" office:value="12391">
            <text:p>12391</text:p>
          </table:table-cell>
          <table:table-cell table:formula="of:=SUM([.C82:.L82])" office:value-type="float" office:value="649923">
            <text:p>649923</text:p>
          </table:table-cell>
          <table:table-cell table:formula="of:=[.C82]/[.$M82]" office:value-type="float" office:value="0.179625894144383">
            <text:p>0.18</text:p>
          </table:table-cell>
          <table:table-cell table:formula="of:=[.D82]/[.$M82]" office:value-type="float" office:value="0.209464813524064">
            <text:p>0.21</text:p>
          </table:table-cell>
          <table:table-cell table:formula="of:=[.E82]/[.$M82]" office:value-type="float" office:value="0.166339704857345">
            <text:p>0.17</text:p>
          </table:table-cell>
          <table:table-cell table:formula="of:=[.F82]/[.$M82]" office:value-type="float" office:value="0.123300760243906">
            <text:p>0.12</text:p>
          </table:table-cell>
          <table:table-cell table:formula="of:=[.G82]/[.$M82]" office:value-type="float" office:value="0.0798202248574062">
            <text:p>0.08</text:p>
          </table:table-cell>
          <table:table-cell table:formula="of:=[.H82]/[.$M82]" office:value-type="float" office:value="0.0751258225974462">
            <text:p>0.08</text:p>
          </table:table-cell>
          <table:table-cell table:formula="of:=[.I82]/[.$M82]" office:value-type="float" office:value="0.0633644293247046">
            <text:p>0.06</text:p>
          </table:table-cell>
          <table:table-cell table:formula="of:=[.J82]/[.$M82]" office:value-type="float" office:value="0.0493981594742762">
            <text:p>0.05</text:p>
          </table:table-cell>
          <table:table-cell table:formula="of:=[.K82]/[.$M82]" office:value-type="float" office:value="0.034494855544426">
            <text:p>0.03</text:p>
          </table:table-cell>
          <table:table-cell table:formula="of:=[.L82]/[.$M82]" office:value-type="float" office:value="0.0190653354320435">
            <text:p>0.02</text:p>
          </table:table-cell>
          <table:table-cell table:formula="of:=SUM([.N82:.W82])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7780">
            <text:p>117780</text:p>
          </table:table-cell>
          <table:table-cell office:value-type="float" office:value="290904">
            <text:p>290904</text:p>
          </table:table-cell>
          <table:table-cell office:value-type="float" office:value="258536">
            <text:p>258536</text:p>
          </table:table-cell>
          <table:table-cell office:value-type="float" office:value="180319">
            <text:p>180319</text:p>
          </table:table-cell>
          <table:table-cell office:value-type="float" office:value="116478">
            <text:p>116478</text:p>
          </table:table-cell>
          <table:table-cell office:value-type="float" office:value="110466">
            <text:p>110466</text:p>
          </table:table-cell>
          <table:table-cell office:value-type="float" office:value="94524">
            <text:p>94524</text:p>
          </table:table-cell>
          <table:table-cell office:value-type="float" office:value="75082">
            <text:p>75082</text:p>
          </table:table-cell>
          <table:table-cell office:value-type="float" office:value="50641">
            <text:p>50641</text:p>
          </table:table-cell>
          <table:table-cell office:value-type="float" office:value="24128">
            <text:p>24128</text:p>
          </table:table-cell>
          <table:table-cell table:formula="of:=SUM([.C83:.L83])" office:value-type="float" office:value="1318858">
            <text:p>1318858</text:p>
          </table:table-cell>
          <table:table-cell table:formula="of:=[.C83]/[.$M83]" office:value-type="float" office:value="0.0893045346807617">
            <text:p>0.09</text:p>
          </table:table-cell>
          <table:table-cell table:formula="of:=[.D83]/[.$M83]" office:value-type="float" office:value="0.220572646941521">
            <text:p>0.22</text:p>
          </table:table-cell>
          <table:table-cell table:formula="of:=[.E83]/[.$M83]" office:value-type="float" office:value="0.196030201886784">
            <text:p>0.2</text:p>
          </table:table-cell>
          <table:table-cell table:formula="of:=[.F83]/[.$M83]" office:value-type="float" office:value="0.136723589651047">
            <text:p>0.14</text:p>
          </table:table-cell>
          <table:table-cell table:formula="of:=[.G83]/[.$M83]" office:value-type="float" office:value="0.0883173169514838">
            <text:p>0.09</text:p>
          </table:table-cell>
          <table:table-cell table:formula="of:=[.H83]/[.$M83]" office:value-type="float" office:value="0.0837588277130669">
            <text:p>0.08</text:p>
          </table:table-cell>
          <table:table-cell table:formula="of:=[.I83]/[.$M83]" office:value-type="float" office:value="0.0716710972674844">
            <text:p>0.07</text:p>
          </table:table-cell>
          <table:table-cell table:formula="of:=[.J83]/[.$M83]" office:value-type="float" office:value="0.0569295557216926">
            <text:p>0.06</text:p>
          </table:table-cell>
          <table:table-cell table:formula="of:=[.K83]/[.$M83]" office:value-type="float" office:value="0.0383976136930587">
            <text:p>0.04</text:p>
          </table:table-cell>
          <table:table-cell table:formula="of:=[.L83]/[.$M83]" office:value-type="float" office:value="0.0182946154931008">
            <text:p>0.02</text:p>
          </table:table-cell>
          <table:table-cell table:formula="of:=SUM([.N83:.W83])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4377">
            <text:p>84377</text:p>
          </table:table-cell>
          <table:table-cell office:value-type="float" office:value="204656">
            <text:p>204656</text:p>
          </table:table-cell>
          <table:table-cell office:value-type="float" office:value="263599">
            <text:p>263599</text:p>
          </table:table-cell>
          <table:table-cell office:value-type="float" office:value="201875">
            <text:p>201875</text:p>
          </table:table-cell>
          <table:table-cell office:value-type="float" office:value="132472">
            <text:p>132472</text:p>
          </table:table-cell>
          <table:table-cell office:value-type="float" office:value="126140">
            <text:p>126140</text:p>
          </table:table-cell>
          <table:table-cell office:value-type="float" office:value="113708">
            <text:p>113708</text:p>
          </table:table-cell>
          <table:table-cell office:value-type="float" office:value="96016">
            <text:p>96016</text:p>
          </table:table-cell>
          <table:table-cell office:value-type="float" office:value="68407">
            <text:p>68407</text:p>
          </table:table-cell>
          <table:table-cell office:value-type="float" office:value="33669">
            <text:p>33669</text:p>
          </table:table-cell>
          <table:table-cell table:formula="of:=SUM([.C84:.L84])" office:value-type="float" office:value="1324919">
            <text:p>1324919</text:p>
          </table:table-cell>
          <table:table-cell table:formula="of:=[.C84]/[.$M84]" office:value-type="float" office:value="0.0636846478916824">
            <text:p>0.06</text:p>
          </table:table-cell>
          <table:table-cell table:formula="of:=[.D84]/[.$M84]" office:value-type="float" office:value="0.154466801366725">
            <text:p>0.15</text:p>
          </table:table-cell>
          <table:table-cell table:formula="of:=[.E84]/[.$M84]" office:value-type="float" office:value="0.198954804029529">
            <text:p>0.2</text:p>
          </table:table-cell>
          <table:table-cell table:formula="of:=[.F84]/[.$M84]" office:value-type="float" office:value="0.1523678051262">
            <text:p>0.15</text:p>
          </table:table-cell>
          <table:table-cell table:formula="of:=[.G84]/[.$M84]" office:value-type="float" office:value="0.0999849802138848">
            <text:p>0.1</text:p>
          </table:table-cell>
          <table:table-cell table:formula="of:=[.H84]/[.$M84]" office:value-type="float" office:value="0.0952058201293815">
            <text:p>0.1</text:p>
          </table:table-cell>
          <table:table-cell table:formula="of:=[.I84]/[.$M84]" office:value-type="float" office:value="0.0858226050045324">
            <text:p>0.09</text:p>
          </table:table-cell>
          <table:table-cell table:formula="of:=[.J84]/[.$M84]" office:value-type="float" office:value="0.0724693358612866">
            <text:p>0.07</text:p>
          </table:table-cell>
          <table:table-cell table:formula="of:=[.K84]/[.$M84]" office:value-type="float" office:value="0.0516310808434327">
            <text:p>0.05</text:p>
          </table:table-cell>
          <table:table-cell table:formula="of:=[.L84]/[.$M84]" office:value-type="float" office:value="0.0254121195333451">
            <text:p>0.03</text:p>
          </table:table-cell>
          <table:table-cell table:formula="of:=SUM([.N84:.W84])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9493">
            <text:p>59493</text:p>
          </table:table-cell>
          <table:table-cell office:value-type="float" office:value="122536">
            <text:p>122536</text:p>
          </table:table-cell>
          <table:table-cell office:value-type="float" office:value="165990">
            <text:p>165990</text:p>
          </table:table-cell>
          <table:table-cell office:value-type="float" office:value="185393">
            <text:p>185393</text:p>
          </table:table-cell>
          <table:table-cell office:value-type="float" office:value="137576">
            <text:p>137576</text:p>
          </table:table-cell>
          <table:table-cell office:value-type="float" office:value="125290">
            <text:p>125290</text:p>
          </table:table-cell>
          <table:table-cell office:value-type="float" office:value="114252">
            <text:p>114252</text:p>
          </table:table-cell>
          <table:table-cell office:value-type="float" office:value="99391">
            <text:p>99391</text:p>
          </table:table-cell>
          <table:table-cell office:value-type="float" office:value="74653">
            <text:p>74653</text:p>
          </table:table-cell>
          <table:table-cell office:value-type="float" office:value="37512">
            <text:p>37512</text:p>
          </table:table-cell>
          <table:table-cell table:formula="of:=SUM([.C85:.L85])" office:value-type="float" office:value="1122086">
            <text:p>1122086</text:p>
          </table:table-cell>
          <table:table-cell table:formula="of:=[.C85]/[.$M85]" office:value-type="float" office:value="0.0530200002495352">
            <text:p>0.05</text:p>
          </table:table-cell>
          <table:table-cell table:formula="of:=[.D85]/[.$M85]" office:value-type="float" office:value="0.109203750871145">
            <text:p>0.11</text:p>
          </table:table-cell>
          <table:table-cell table:formula="of:=[.E85]/[.$M85]" office:value-type="float" office:value="0.147929837819918">
            <text:p>0.15</text:p>
          </table:table-cell>
          <table:table-cell table:formula="of:=[.F85]/[.$M85]" office:value-type="float" office:value="0.165221738797205">
            <text:p>0.17</text:p>
          </table:table-cell>
          <table:table-cell table:formula="of:=[.G85]/[.$M85]" office:value-type="float" office:value="0.122607358081288">
            <text:p>0.12</text:p>
          </table:table-cell>
          <table:table-cell table:formula="of:=[.H85]/[.$M85]" office:value-type="float" office:value="0.111658108202045">
            <text:p>0.11</text:p>
          </table:table-cell>
          <table:table-cell table:formula="of:=[.I85]/[.$M85]" office:value-type="float" office:value="0.101821072538112">
            <text:p>0.1</text:p>
          </table:table-cell>
          <table:table-cell table:formula="of:=[.J85]/[.$M85]" office:value-type="float" office:value="0.0885769896425051">
            <text:p>0.09</text:p>
          </table:table-cell>
          <table:table-cell table:formula="of:=[.K85]/[.$M85]" office:value-type="float" office:value="0.0665305511342268">
            <text:p>0.07</text:p>
          </table:table-cell>
          <table:table-cell table:formula="of:=[.L85]/[.$M85]" office:value-type="float" office:value="0.0334305926640204">
            <text:p>0.03</text:p>
          </table:table-cell>
          <table:table-cell table:formula="of:=SUM([.N85:.W85])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8519">
            <text:p>38519</text:p>
          </table:table-cell>
          <table:table-cell office:value-type="float" office:value="73724">
            <text:p>73724</text:p>
          </table:table-cell>
          <table:table-cell office:value-type="float" office:value="97024">
            <text:p>97024</text:p>
          </table:table-cell>
          <table:table-cell office:value-type="float" office:value="120106">
            <text:p>120106</text:p>
          </table:table-cell>
          <table:table-cell office:value-type="float" office:value="117182">
            <text:p>117182</text:p>
          </table:table-cell>
          <table:table-cell office:value-type="float" office:value="117701">
            <text:p>117701</text:p>
          </table:table-cell>
          <table:table-cell office:value-type="float" office:value="109683">
            <text:p>109683</text:p>
          </table:table-cell>
          <table:table-cell office:value-type="float" office:value="90439">
            <text:p>90439</text:p>
          </table:table-cell>
          <table:table-cell office:value-type="float" office:value="67399">
            <text:p>67399</text:p>
          </table:table-cell>
          <table:table-cell office:value-type="float" office:value="34978">
            <text:p>34978</text:p>
          </table:table-cell>
          <table:table-cell table:formula="of:=SUM([.C86:.L86])" office:value-type="float" office:value="866755">
            <text:p>866755</text:p>
          </table:table-cell>
          <table:table-cell table:formula="of:=[.C86]/[.$M86]" office:value-type="float" office:value="0.0444404704905077">
            <text:p>0.04</text:p>
          </table:table-cell>
          <table:table-cell table:formula="of:=[.D86]/[.$M86]" office:value-type="float" office:value="0.0850574845256157">
            <text:p>0.09</text:p>
          </table:table-cell>
          <table:table-cell table:formula="of:=[.E86]/[.$M86]" office:value-type="float" office:value="0.111939360026767">
            <text:p>0.11</text:p>
          </table:table-cell>
          <table:table-cell table:formula="of:=[.F86]/[.$M86]" office:value-type="float" office:value="0.13856972270134">
            <text:p>0.14</text:p>
          </table:table-cell>
          <table:table-cell table:formula="of:=[.G86]/[.$M86]" office:value-type="float" office:value="0.13519622038523">
            <text:p>0.14</text:p>
          </table:table-cell>
          <table:table-cell table:formula="of:=[.H86]/[.$M86]" office:value-type="float" office:value="0.135795005509054">
            <text:p>0.14</text:p>
          </table:table-cell>
          <table:table-cell table:formula="of:=[.I86]/[.$M86]" office:value-type="float" office:value="0.126544409896684">
            <text:p>0.13</text:p>
          </table:table-cell>
          <table:table-cell table:formula="of:=[.J86]/[.$M86]" office:value-type="float" office:value="0.104342057444145">
            <text:p>0.1</text:p>
          </table:table-cell>
          <table:table-cell table:formula="of:=[.K86]/[.$M86]" office:value-type="float" office:value="0.0777601513691874">
            <text:p>0.08</text:p>
          </table:table-cell>
          <table:table-cell table:formula="of:=[.L86]/[.$M86]" office:value-type="float" office:value="0.0403551176514701">
            <text:p>0.04</text:p>
          </table:table-cell>
          <table:table-cell table:formula="of:=SUM([.N86:.W86])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6875">
            <text:p>36875</text:p>
          </table:table-cell>
          <table:table-cell office:value-type="float" office:value="64125">
            <text:p>64125</text:p>
          </table:table-cell>
          <table:table-cell office:value-type="float" office:value="82300">
            <text:p>82300</text:p>
          </table:table-cell>
          <table:table-cell office:value-type="float" office:value="98414">
            <text:p>98414</text:p>
          </table:table-cell>
          <table:table-cell office:value-type="float" office:value="104475">
            <text:p>104475</text:p>
          </table:table-cell>
          <table:table-cell office:value-type="float" office:value="137838">
            <text:p>137838</text:p>
          </table:table-cell>
          <table:table-cell office:value-type="float" office:value="134242">
            <text:p>134242</text:p>
          </table:table-cell>
          <table:table-cell office:value-type="float" office:value="114125">
            <text:p>114125</text:p>
          </table:table-cell>
          <table:table-cell office:value-type="float" office:value="85031">
            <text:p>85031</text:p>
          </table:table-cell>
          <table:table-cell office:value-type="float" office:value="43452">
            <text:p>43452</text:p>
          </table:table-cell>
          <table:table-cell table:formula="of:=SUM([.C87:.L87])" office:value-type="float" office:value="900877">
            <text:p>900877</text:p>
          </table:table-cell>
          <table:table-cell table:formula="of:=[.C87]/[.$M87]" office:value-type="float" office:value="0.0409323359348724">
            <text:p>0.04</text:p>
          </table:table-cell>
          <table:table-cell table:formula="of:=[.D87]/[.$M87]" office:value-type="float" office:value="0.0711806384223373">
            <text:p>0.07</text:p>
          </table:table-cell>
          <table:table-cell table:formula="of:=[.E87]/[.$M87]" office:value-type="float" office:value="0.0913554236593897">
            <text:p>0.09</text:p>
          </table:table-cell>
          <table:table-cell table:formula="of:=[.F87]/[.$M87]" office:value-type="float" office:value="0.109242438201885">
            <text:p>0.11</text:p>
          </table:table-cell>
          <table:table-cell table:formula="of:=[.G87]/[.$M87]" office:value-type="float" office:value="0.115970326692767">
            <text:p>0.12</text:p>
          </table:table-cell>
          <table:table-cell table:formula="of:=[.H87]/[.$M87]" office:value-type="float" office:value="0.153004239202466">
            <text:p>0.15</text:p>
          </table:table-cell>
          <table:table-cell table:formula="of:=[.I87]/[.$M87]" office:value-type="float" office:value="0.14901257330357">
            <text:p>0.15</text:p>
          </table:table-cell>
          <table:table-cell table:formula="of:=[.J87]/[.$M87]" office:value-type="float" office:value="0.126682110876402">
            <text:p>0.13</text:p>
          </table:table-cell>
          <table:table-cell table:formula="of:=[.K87]/[.$M87]" office:value-type="float" office:value="0.0943869140848307">
            <text:p>0.09</text:p>
          </table:table-cell>
          <table:table-cell table:formula="of:=[.L87]/[.$M87]" office:value-type="float" office:value="0.04823299962148">
            <text:p>0.05</text:p>
          </table:table-cell>
          <table:table-cell table:formula="of:=SUM([.N87:.W87])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0957">
            <text:p>30957</text:p>
          </table:table-cell>
          <table:table-cell office:value-type="float" office:value="52017">
            <text:p>52017</text:p>
          </table:table-cell>
          <table:table-cell office:value-type="float" office:value="67809">
            <text:p>67809</text:p>
          </table:table-cell>
          <table:table-cell office:value-type="float" office:value="76899">
            <text:p>76899</text:p>
          </table:table-cell>
          <table:table-cell office:value-type="float" office:value="79032">
            <text:p>79032</text:p>
          </table:table-cell>
          <table:table-cell office:value-type="float" office:value="116022">
            <text:p>116022</text:p>
          </table:table-cell>
          <table:table-cell office:value-type="float" office:value="160508">
            <text:p>160508</text:p>
          </table:table-cell>
          <table:table-cell office:value-type="float" office:value="151356">
            <text:p>151356</text:p>
          </table:table-cell>
          <table:table-cell office:value-type="float" office:value="113850">
            <text:p>113850</text:p>
          </table:table-cell>
          <table:table-cell office:value-type="float" office:value="57523">
            <text:p>57523</text:p>
          </table:table-cell>
          <table:table-cell table:formula="of:=SUM([.C88:.L88])" office:value-type="float" office:value="905973">
            <text:p>905973</text:p>
          </table:table-cell>
          <table:table-cell table:formula="of:=[.C88]/[.$M88]" office:value-type="float" office:value="0.0341698924802395">
            <text:p>0.03</text:p>
          </table:table-cell>
          <table:table-cell table:formula="of:=[.D88]/[.$M88]" office:value-type="float" office:value="0.0574156183462421">
            <text:p>0.06</text:p>
          </table:table-cell>
          <table:table-cell table:formula="of:=[.E88]/[.$M88]" office:value-type="float" office:value="0.0748466013887831">
            <text:p>0.07</text:p>
          </table:table-cell>
          <table:table-cell table:formula="of:=[.F88]/[.$M88]" office:value-type="float" office:value="0.0848800129805193">
            <text:p>0.08</text:p>
          </table:table-cell>
          <table:table-cell table:formula="of:=[.G88]/[.$M88]" office:value-type="float" office:value="0.0872343877797683">
            <text:p>0.09</text:p>
          </table:table-cell>
          <table:table-cell table:formula="of:=[.H88]/[.$M88]" office:value-type="float" office:value="0.128063419108516">
            <text:p>0.13</text:p>
          </table:table-cell>
          <table:table-cell table:formula="of:=[.I88]/[.$M88]" office:value-type="float" office:value="0.177166427697073">
            <text:p>0.18</text:p>
          </table:table-cell>
          <table:table-cell table:formula="of:=[.J88]/[.$M88]" office:value-type="float" office:value="0.16706458139481">
            <text:p>0.17</text:p>
          </table:table-cell>
          <table:table-cell table:formula="of:=[.K88]/[.$M88]" office:value-type="float" office:value="0.125665996668775">
            <text:p>0.13</text:p>
          </table:table-cell>
          <table:table-cell table:formula="of:=[.L88]/[.$M88]" office:value-type="float" office:value="0.0634930621552739">
            <text:p>0.06</text:p>
          </table:table-cell>
          <table:table-cell table:formula="of:=SUM([.N88:.W88])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5426">
            <text:p>25426</text:p>
          </table:table-cell>
          <table:table-cell office:value-type="float" office:value="40798">
            <text:p>40798</text:p>
          </table:table-cell>
          <table:table-cell office:value-type="float" office:value="53408">
            <text:p>53408</text:p>
          </table:table-cell>
          <table:table-cell office:value-type="float" office:value="59490">
            <text:p>59490</text:p>
          </table:table-cell>
          <table:table-cell office:value-type="float" office:value="59356">
            <text:p>59356</text:p>
          </table:table-cell>
          <table:table-cell office:value-type="float" office:value="83512">
            <text:p>83512</text:p>
          </table:table-cell>
          <table:table-cell office:value-type="float" office:value="126423">
            <text:p>126423</text:p>
          </table:table-cell>
          <table:table-cell office:value-type="float" office:value="179898">
            <text:p>179898</text:p>
          </table:table-cell>
          <table:table-cell office:value-type="float" office:value="163005">
            <text:p>163005</text:p>
          </table:table-cell>
          <table:table-cell office:value-type="float" office:value="82791">
            <text:p>82791</text:p>
          </table:table-cell>
          <table:table-cell table:formula="of:=SUM([.C89:.L89])" office:value-type="float" office:value="874107">
            <text:p>874107</text:p>
          </table:table-cell>
          <table:table-cell table:formula="of:=[.C89]/[.$M89]" office:value-type="float" office:value="0.0290879720674929">
            <text:p>0.03</text:p>
          </table:table-cell>
          <table:table-cell table:formula="of:=[.D89]/[.$M89]" office:value-type="float" office:value="0.046673919783276">
            <text:p>0.05</text:p>
          </table:table-cell>
          <table:table-cell table:formula="of:=[.E89]/[.$M89]" office:value-type="float" office:value="0.0611000712727389">
            <text:p>0.06</text:p>
          </table:table-cell>
          <table:table-cell table:formula="of:=[.F89]/[.$M89]" office:value-type="float" office:value="0.0680580295089732">
            <text:p>0.07</text:p>
          </table:table-cell>
          <table:table-cell table:formula="of:=[.G89]/[.$M89]" office:value-type="float" office:value="0.0679047301989344">
            <text:p>0.07</text:p>
          </table:table-cell>
          <table:table-cell table:formula="of:=[.H89]/[.$M89]" office:value-type="float" office:value="0.095539790895165">
            <text:p>0.1</text:p>
          </table:table-cell>
          <table:table-cell table:formula="of:=[.I89]/[.$M89]" office:value-type="float" office:value="0.144631034873305">
            <text:p>0.14</text:p>
          </table:table-cell>
          <table:table-cell table:formula="of:=[.J89]/[.$M89]" office:value-type="float" office:value="0.205807755801063">
            <text:p>0.21</text:p>
          </table:table-cell>
          <table:table-cell table:formula="of:=[.K89]/[.$M89]" office:value-type="float" office:value="0.186481746513871">
            <text:p>0.19</text:p>
          </table:table-cell>
          <table:table-cell table:formula="of:=[.L89]/[.$M89]" office:value-type="float" office:value="0.0947149490851806">
            <text:p>0.09</text:p>
          </table:table-cell>
          <table:table-cell table:formula="of:=SUM([.N89:.W89])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20706">
            <text:p>20706</text:p>
          </table:table-cell>
          <table:table-cell office:value-type="float" office:value="29904">
            <text:p>29904</text:p>
          </table:table-cell>
          <table:table-cell office:value-type="float" office:value="39528">
            <text:p>39528</text:p>
          </table:table-cell>
          <table:table-cell office:value-type="float" office:value="43747">
            <text:p>43747</text:p>
          </table:table-cell>
          <table:table-cell office:value-type="float" office:value="39682">
            <text:p>39682</text:p>
          </table:table-cell>
          <table:table-cell office:value-type="float" office:value="53966">
            <text:p>53966</text:p>
          </table:table-cell>
          <table:table-cell office:value-type="float" office:value="77220">
            <text:p>77220</text:p>
          </table:table-cell>
          <table:table-cell office:value-type="float" office:value="133016">
            <text:p>133016</text:p>
          </table:table-cell>
          <table:table-cell office:value-type="float" office:value="233710">
            <text:p>233710</text:p>
          </table:table-cell>
          <table:table-cell office:value-type="float" office:value="172687">
            <text:p>172687</text:p>
          </table:table-cell>
          <table:table-cell table:formula="of:=SUM([.C90:.L90])" office:value-type="float" office:value="844166">
            <text:p>844166</text:p>
          </table:table-cell>
          <table:table-cell table:formula="of:=[.C90]/[.$M90]" office:value-type="float" office:value="0.024528351058915">
            <text:p>0.02</text:p>
          </table:table-cell>
          <table:table-cell table:formula="of:=[.D90]/[.$M90]" office:value-type="float" office:value="0.0354243122798123">
            <text:p>0.04</text:p>
          </table:table-cell>
          <table:table-cell table:formula="of:=[.E90]/[.$M90]" office:value-type="float" office:value="0.0468249135833474">
            <text:p>0.05</text:p>
          </table:table-cell>
          <table:table-cell table:formula="of:=[.F90]/[.$M90]" office:value-type="float" office:value="0.051822745763274">
            <text:p>0.05</text:p>
          </table:table-cell>
          <table:table-cell table:formula="of:=[.G90]/[.$M90]" office:value-type="float" office:value="0.047007342157822">
            <text:p>0.05</text:p>
          </table:table-cell>
          <table:table-cell table:formula="of:=[.H90]/[.$M90]" office:value-type="float" office:value="0.0639281847409159">
            <text:p>0.06</text:p>
          </table:table-cell>
          <table:table-cell table:formula="of:=[.I90]/[.$M90]" office:value-type="float" office:value="0.0914748994865939">
            <text:p>0.09</text:p>
          </table:table-cell>
          <table:table-cell table:formula="of:=[.J90]/[.$M90]" office:value-type="float" office:value="0.157570904300813">
            <text:p>0.16</text:p>
          </table:table-cell>
          <table:table-cell table:formula="of:=[.K90]/[.$M90]" office:value-type="float" office:value="0.276853130782334">
            <text:p>0.28</text:p>
          </table:table-cell>
          <table:table-cell table:formula="of:=[.L90]/[.$M90]" office:value-type="float" office:value="0.204565215846172">
            <text:p>0.2</text:p>
          </table:table-cell>
          <table:table-cell table:formula="of:=SUM([.N90:.W90])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280">
            <text:p>13280</text:p>
          </table:table-cell>
          <table:table-cell office:value-type="float" office:value="16400">
            <text:p>16400</text:p>
          </table:table-cell>
          <table:table-cell office:value-type="float" office:value="21424">
            <text:p>21424</text:p>
          </table:table-cell>
          <table:table-cell office:value-type="float" office:value="23584">
            <text:p>23584</text:p>
          </table:table-cell>
          <table:table-cell office:value-type="float" office:value="20904">
            <text:p>20904</text:p>
          </table:table-cell>
          <table:table-cell office:value-type="float" office:value="26839">
            <text:p>26839</text:p>
          </table:table-cell>
          <table:table-cell office:value-type="float" office:value="33925">
            <text:p>33925</text:p>
          </table:table-cell>
          <table:table-cell office:value-type="float" office:value="51870">
            <text:p>51870</text:p>
          </table:table-cell>
          <table:table-cell office:value-type="float" office:value="111822">
            <text:p>111822</text:p>
          </table:table-cell>
          <table:table-cell office:value-type="float" office:value="308882">
            <text:p>308882</text:p>
          </table:table-cell>
          <table:table-cell table:formula="of:=SUM([.C91:.L91])" office:value-type="float" office:value="628930">
            <text:p>628930</text:p>
          </table:table-cell>
          <table:table-cell table:formula="of:=[.C91]/[.$M91]" office:value-type="float" office:value="0.0211152274497957">
            <text:p>0.02</text:p>
          </table:table-cell>
          <table:table-cell table:formula="of:=[.D91]/[.$M91]" office:value-type="float" office:value="0.0260760338988441">
            <text:p>0.03</text:p>
          </table:table-cell>
          <table:table-cell table:formula="of:=[.E91]/[.$M91]" office:value-type="float" office:value="0.0340642042834656">
            <text:p>0.03</text:p>
          </table:table-cell>
          <table:table-cell table:formula="of:=[.F91]/[.$M91]" office:value-type="float" office:value="0.0374986087481914">
            <text:p>0.04</text:p>
          </table:table-cell>
          <table:table-cell table:formula="of:=[.G91]/[.$M91]" office:value-type="float" office:value="0.0332374032086242">
            <text:p>0.03</text:p>
          </table:table-cell>
          <table:table-cell table:formula="of:=[.H91]/[.$M91]" office:value-type="float" office:value="0.0426740654762851">
            <text:p>0.04</text:p>
          </table:table-cell>
          <table:table-cell table:formula="of:=[.I91]/[.$M91]" office:value-type="float" office:value="0.0539408201230662">
            <text:p>0.05</text:p>
          </table:table-cell>
          <table:table-cell table:formula="of:=[.J91]/[.$M91]" office:value-type="float" office:value="0.0824734072154294">
            <text:p>0.08</text:p>
          </table:table-cell>
          <table:table-cell table:formula="of:=[.K91]/[.$M91]" office:value-type="float" office:value="0.177797211136374">
            <text:p>0.18</text:p>
          </table:table-cell>
          <table:table-cell table:formula="of:=[.L91]/[.$M91]" office:value-type="float" office:value="0.491123018459924">
            <text:p>0.49</text:p>
          </table:table-cell>
          <table:table-cell table:formula="of:=SUM([.N91:.W91])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31261">
            <text:p>331261</text:p>
          </table:table-cell>
          <table:table-cell office:value-type="float" office:value="369953">
            <text:p>369953</text:p>
          </table:table-cell>
          <table:table-cell office:value-type="float" office:value="308339">
            <text:p>308339</text:p>
          </table:table-cell>
          <table:table-cell office:value-type="float" office:value="234768">
            <text:p>234768</text:p>
          </table:table-cell>
          <table:table-cell office:value-type="float" office:value="157882">
            <text:p>157882</text:p>
          </table:table-cell>
          <table:table-cell office:value-type="float" office:value="151480">
            <text:p>151480</text:p>
          </table:table-cell>
          <table:table-cell office:value-type="float" office:value="133421">
            <text:p>133421</text:p>
          </table:table-cell>
          <table:table-cell office:value-type="float" office:value="109172">
            <text:p>109172</text:p>
          </table:table-cell>
          <table:table-cell office:value-type="float" office:value="78244">
            <text:p>78244</text:p>
          </table:table-cell>
          <table:table-cell office:value-type="float" office:value="44277">
            <text:p>44277</text:p>
          </table:table-cell>
          <table:table-cell table:formula="of:=SUM([.C92:.L92])" office:value-type="float" office:value="1918797">
            <text:p>1918797</text:p>
          </table:table-cell>
          <table:table-cell table:formula="of:=[.C92]/[.$M92]" office:value-type="float" office:value="0.172639940546082">
            <text:p>0.17</text:p>
          </table:table-cell>
          <table:table-cell table:formula="of:=[.D92]/[.$M92]" office:value-type="float" office:value="0.192804658335405">
            <text:p>0.19</text:p>
          </table:table-cell>
          <table:table-cell table:formula="of:=[.E92]/[.$M92]" office:value-type="float" office:value="0.160693913947124">
            <text:p>0.16</text:p>
          </table:table-cell>
          <table:table-cell table:formula="of:=[.F92]/[.$M92]" office:value-type="float" office:value="0.122351660962572">
            <text:p>0.12</text:p>
          </table:table-cell>
          <table:table-cell table:formula="of:=[.G92]/[.$M92]" office:value-type="float" office:value="0.0822817630004633">
            <text:p>0.08</text:p>
          </table:table-cell>
          <table:table-cell table:formula="of:=[.H92]/[.$M92]" office:value-type="float" office:value="0.0789452974962959">
            <text:p>0.08</text:p>
          </table:table-cell>
          <table:table-cell table:formula="of:=[.I92]/[.$M92]" office:value-type="float" office:value="0.0695336713576267">
            <text:p>0.07</text:p>
          </table:table-cell>
          <table:table-cell table:formula="of:=[.J92]/[.$M92]" office:value-type="float" office:value="0.056896065607774">
            <text:p>0.06</text:p>
          </table:table-cell>
          <table:table-cell table:formula="of:=[.K92]/[.$M92]" office:value-type="float" office:value="0.0407776330690532">
            <text:p>0.04</text:p>
          </table:table-cell>
          <table:table-cell table:formula="of:=[.L92]/[.$M92]" office:value-type="float" office:value="0.0230753956776042">
            <text:p>0.02</text:p>
          </table:table-cell>
          <table:table-cell table:formula="of:=SUM([.N92:.W92])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93459">
            <text:p>293459</text:p>
          </table:table-cell>
          <table:table-cell office:value-type="float" office:value="657107">
            <text:p>657107</text:p>
          </table:table-cell>
          <table:table-cell office:value-type="float" office:value="575841">
            <text:p>575841</text:p>
          </table:table-cell>
          <table:table-cell office:value-type="float" office:value="408627">
            <text:p>408627</text:p>
          </table:table-cell>
          <table:table-cell office:value-type="float" office:value="267730">
            <text:p>267730</text:p>
          </table:table-cell>
          <table:table-cell office:value-type="float" office:value="257031">
            <text:p>257031</text:p>
          </table:table-cell>
          <table:table-cell office:value-type="float" office:value="225486">
            <text:p>225486</text:p>
          </table:table-cell>
          <table:table-cell office:value-type="float" office:value="183525">
            <text:p>183525</text:p>
          </table:table-cell>
          <table:table-cell office:value-type="float" office:value="130421">
            <text:p>130421</text:p>
          </table:table-cell>
          <table:table-cell office:value-type="float" office:value="66629">
            <text:p>66629</text:p>
          </table:table-cell>
          <table:table-cell table:formula="of:=SUM([.C93:.L93])" office:value-type="float" office:value="3065856">
            <text:p>3065856</text:p>
          </table:table-cell>
          <table:table-cell table:formula="of:=[.C93]/[.$M93]" office:value-type="float" office:value="0.0957184551394456">
            <text:p>0.1</text:p>
          </table:table-cell>
          <table:table-cell table:formula="of:=[.D93]/[.$M93]" office:value-type="float" office:value="0.214330679588343">
            <text:p>0.21</text:p>
          </table:table-cell>
          <table:table-cell table:formula="of:=[.E93]/[.$M93]" office:value-type="float" office:value="0.187823889967435">
            <text:p>0.19</text:p>
          </table:table-cell>
          <table:table-cell table:formula="of:=[.F93]/[.$M93]" office:value-type="float" office:value="0.133283167898297">
            <text:p>0.13</text:p>
          </table:table-cell>
          <table:table-cell table:formula="of:=[.G93]/[.$M93]" office:value-type="float" office:value="0.0873263453991316">
            <text:p>0.09</text:p>
          </table:table-cell>
          <table:table-cell table:formula="of:=[.H93]/[.$M93]" office:value-type="float" office:value="0.0838366185495992">
            <text:p>0.08</text:p>
          </table:table-cell>
          <table:table-cell table:formula="of:=[.I93]/[.$M93]" office:value-type="float" office:value="0.0735474855961924">
            <text:p>0.07</text:p>
          </table:table-cell>
          <table:table-cell table:formula="of:=[.J93]/[.$M93]" office:value-type="float" office:value="0.0598609328031062">
            <text:p>0.06</text:p>
          </table:table-cell>
          <table:table-cell table:formula="of:=[.K93]/[.$M93]" office:value-type="float" office:value="0.0425398322687041">
            <text:p>0.04</text:p>
          </table:table-cell>
          <table:table-cell table:formula="of:=[.L93]/[.$M93]" office:value-type="float" office:value="0.0217325927897462">
            <text:p>0.02</text:p>
          </table:table-cell>
          <table:table-cell table:formula="of:=SUM([.N93:.W93])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6275">
            <text:p>216275</text:p>
          </table:table-cell>
          <table:table-cell office:value-type="float" office:value="468253">
            <text:p>468253</text:p>
          </table:table-cell>
          <table:table-cell office:value-type="float" office:value="551909">
            <text:p>551909</text:p>
          </table:table-cell>
          <table:table-cell office:value-type="float" office:value="416529">
            <text:p>416529</text:p>
          </table:table-cell>
          <table:table-cell office:value-type="float" office:value="277178">
            <text:p>277178</text:p>
          </table:table-cell>
          <table:table-cell office:value-type="float" office:value="266374">
            <text:p>266374</text:p>
          </table:table-cell>
          <table:table-cell office:value-type="float" office:value="244311">
            <text:p>244311</text:p>
          </table:table-cell>
          <table:table-cell office:value-type="float" office:value="213886">
            <text:p>213886</text:p>
          </table:table-cell>
          <table:table-cell office:value-type="float" office:value="161924">
            <text:p>161924</text:p>
          </table:table-cell>
          <table:table-cell office:value-type="float" office:value="88964">
            <text:p>88964</text:p>
          </table:table-cell>
          <table:table-cell table:formula="of:=SUM([.C94:.L94])" office:value-type="float" office:value="2905603">
            <text:p>2905603</text:p>
          </table:table-cell>
          <table:table-cell table:formula="of:=[.C94]/[.$M94]" office:value-type="float" office:value="0.0744337750201937">
            <text:p>0.07</text:p>
          </table:table-cell>
          <table:table-cell table:formula="of:=[.D94]/[.$M94]" office:value-type="float" office:value="0.161155188785254">
            <text:p>0.16</text:p>
          </table:table-cell>
          <table:table-cell table:formula="of:=[.E94]/[.$M94]" office:value-type="float" office:value="0.189946458618056">
            <text:p>0.19</text:p>
          </table:table-cell>
          <table:table-cell table:formula="of:=[.F94]/[.$M94]" office:value-type="float" office:value="0.143353720380933">
            <text:p>0.14</text:p>
          </table:table-cell>
          <table:table-cell table:formula="of:=[.G94]/[.$M94]" office:value-type="float" office:value="0.0953943122993747">
            <text:p>0.1</text:p>
          </table:table-cell>
          <table:table-cell table:formula="of:=[.H94]/[.$M94]" office:value-type="float" office:value="0.0916759791341075">
            <text:p>0.09</text:p>
          </table:table-cell>
          <table:table-cell table:formula="of:=[.I94]/[.$M94]" office:value-type="float" office:value="0.0840827188022589">
            <text:p>0.08</text:p>
          </table:table-cell>
          <table:table-cell table:formula="of:=[.J94]/[.$M94]" office:value-type="float" office:value="0.0736115704726351">
            <text:p>0.07</text:p>
          </table:table-cell>
          <table:table-cell table:formula="of:=[.K94]/[.$M94]" office:value-type="float" office:value="0.0557281913599346">
            <text:p>0.06</text:p>
          </table:table-cell>
          <table:table-cell table:formula="of:=[.L94]/[.$M94]" office:value-type="float" office:value="0.0306180851272524">
            <text:p>0.03</text:p>
          </table:table-cell>
          <table:table-cell table:formula="of:=SUM([.N94:.W94])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1474">
            <text:p>151474</text:p>
          </table:table-cell>
          <table:table-cell office:value-type="float" office:value="286368">
            <text:p>286368</text:p>
          </table:table-cell>
          <table:table-cell office:value-type="float" office:value="351875">
            <text:p>351875</text:p>
          </table:table-cell>
          <table:table-cell office:value-type="float" office:value="356819">
            <text:p>356819</text:p>
          </table:table-cell>
          <table:table-cell office:value-type="float" office:value="256801">
            <text:p>256801</text:p>
          </table:table-cell>
          <table:table-cell office:value-type="float" office:value="235775">
            <text:p>235775</text:p>
          </table:table-cell>
          <table:table-cell office:value-type="float" office:value="218277">
            <text:p>218277</text:p>
          </table:table-cell>
          <table:table-cell office:value-type="float" office:value="196112">
            <text:p>196112</text:p>
          </table:table-cell>
          <table:table-cell office:value-type="float" office:value="157465">
            <text:p>157465</text:p>
          </table:table-cell>
          <table:table-cell office:value-type="float" office:value="92753">
            <text:p>92753</text:p>
          </table:table-cell>
          <table:table-cell table:formula="of:=SUM([.C95:.L95])" office:value-type="float" office:value="2303719">
            <text:p>2303719</text:p>
          </table:table-cell>
          <table:table-cell table:formula="of:=[.C95]/[.$M95]" office:value-type="float" office:value="0.0657519428367783">
            <text:p>0.07</text:p>
          </table:table-cell>
          <table:table-cell table:formula="of:=[.D95]/[.$M95]" office:value-type="float" office:value="0.124306827351773">
            <text:p>0.12</text:p>
          </table:table-cell>
          <table:table-cell table:formula="of:=[.E95]/[.$M95]" office:value-type="float" office:value="0.152742153014322">
            <text:p>0.15</text:p>
          </table:table-cell>
          <table:table-cell table:formula="of:=[.F95]/[.$M95]" office:value-type="float" office:value="0.154888248089285">
            <text:p>0.15</text:p>
          </table:table-cell>
          <table:table-cell table:formula="of:=[.G95]/[.$M95]" office:value-type="float" office:value="0.111472362731739">
            <text:p>0.11</text:p>
          </table:table-cell>
          <table:table-cell table:formula="of:=[.H95]/[.$M95]" office:value-type="float" office:value="0.102345381533078">
            <text:p>0.1</text:p>
          </table:table-cell>
          <table:table-cell table:formula="of:=[.I95]/[.$M95]" office:value-type="float" office:value="0.0947498371112102">
            <text:p>0.09</text:p>
          </table:table-cell>
          <table:table-cell table:formula="of:=[.J95]/[.$M95]" office:value-type="float" office:value="0.0851284379735549">
            <text:p>0.09</text:p>
          </table:table-cell>
          <table:table-cell table:formula="of:=[.K95]/[.$M95]" office:value-type="float" office:value="0.068352520424583">
            <text:p>0.07</text:p>
          </table:table-cell>
          <table:table-cell table:formula="of:=[.L95]/[.$M95]" office:value-type="float" office:value="0.0402622889336764">
            <text:p>0.04</text:p>
          </table:table-cell>
          <table:table-cell table:formula="of:=SUM([.N95:.W95])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8974">
            <text:p>98974</text:p>
          </table:table-cell>
          <table:table-cell office:value-type="float" office:value="172922">
            <text:p>172922</text:p>
          </table:table-cell>
          <table:table-cell office:value-type="float" office:value="207933">
            <text:p>207933</text:p>
          </table:table-cell>
          <table:table-cell office:value-type="float" office:value="230149">
            <text:p>230149</text:p>
          </table:table-cell>
          <table:table-cell office:value-type="float" office:value="204425">
            <text:p>204425</text:p>
          </table:table-cell>
          <table:table-cell office:value-type="float" office:value="203458">
            <text:p>203458</text:p>
          </table:table-cell>
          <table:table-cell office:value-type="float" office:value="189335">
            <text:p>189335</text:p>
          </table:table-cell>
          <table:table-cell office:value-type="float" office:value="159588">
            <text:p>159588</text:p>
          </table:table-cell>
          <table:table-cell office:value-type="float" office:value="128896">
            <text:p>128896</text:p>
          </table:table-cell>
          <table:table-cell office:value-type="float" office:value="79301">
            <text:p>79301</text:p>
          </table:table-cell>
          <table:table-cell table:formula="of:=SUM([.C96:.L96])" office:value-type="float" office:value="1674981">
            <text:p>1674981</text:p>
          </table:table-cell>
          <table:table-cell table:formula="of:=[.C96]/[.$M96]" office:value-type="float" office:value="0.0590896254942593">
            <text:p>0.06</text:p>
          </table:table-cell>
          <table:table-cell table:formula="of:=[.D96]/[.$M96]" office:value-type="float" office:value="0.103238185985393">
            <text:p>0.1</text:p>
          </table:table-cell>
          <table:table-cell table:formula="of:=[.E96]/[.$M96]" office:value-type="float" office:value="0.124140512638651">
            <text:p>0.12</text:p>
          </table:table-cell>
          <table:table-cell table:formula="of:=[.F96]/[.$M96]" office:value-type="float" office:value="0.137403946671634">
            <text:p>0.14</text:p>
          </table:table-cell>
          <table:table-cell table:formula="of:=[.G96]/[.$M96]" office:value-type="float" office:value="0.122046160523612">
            <text:p>0.12</text:p>
          </table:table-cell>
          <table:table-cell table:formula="of:=[.H96]/[.$M96]" office:value-type="float" office:value="0.121468840542072">
            <text:p>0.12</text:p>
          </table:table-cell>
          <table:table-cell table:formula="of:=[.I96]/[.$M96]" office:value-type="float" office:value="0.113037103107438">
            <text:p>0.11</text:p>
          </table:table-cell>
          <table:table-cell table:formula="of:=[.J96]/[.$M96]" office:value-type="float" office:value="0.0952774986701342">
            <text:p>0.1</text:p>
          </table:table-cell>
          <table:table-cell table:formula="of:=[.K96]/[.$M96]" office:value-type="float" office:value="0.0769537087286363">
            <text:p>0.08</text:p>
          </table:table-cell>
          <table:table-cell table:formula="of:=[.L96]/[.$M96]" office:value-type="float" office:value="0.0473444176381702">
            <text:p>0.05</text:p>
          </table:table-cell>
          <table:table-cell table:formula="of:=SUM([.N96:.W96])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1368">
            <text:p>91368</text:p>
          </table:table-cell>
          <table:table-cell office:value-type="float" office:value="148694">
            <text:p>148694</text:p>
          </table:table-cell>
          <table:table-cell office:value-type="float" office:value="176329">
            <text:p>176329</text:p>
          </table:table-cell>
          <table:table-cell office:value-type="float" office:value="192516">
            <text:p>192516</text:p>
          </table:table-cell>
          <table:table-cell office:value-type="float" office:value="182710">
            <text:p>182710</text:p>
          </table:table-cell>
          <table:table-cell office:value-type="float" office:value="214313">
            <text:p>214313</text:p>
          </table:table-cell>
          <table:table-cell office:value-type="float" office:value="206649">
            <text:p>206649</text:p>
          </table:table-cell>
          <table:table-cell office:value-type="float" office:value="181355">
            <text:p>181355</text:p>
          </table:table-cell>
          <table:table-cell office:value-type="float" office:value="142049">
            <text:p>142049</text:p>
          </table:table-cell>
          <table:table-cell office:value-type="float" office:value="85048">
            <text:p>85048</text:p>
          </table:table-cell>
          <table:table-cell table:formula="of:=SUM([.C97:.L97])" office:value-type="float" office:value="1621031">
            <text:p>1621031</text:p>
          </table:table-cell>
          <table:table-cell table:formula="of:=[.C97]/[.$M97]" office:value-type="float" office:value="0.0563641287550948">
            <text:p>0.06</text:p>
          </table:table-cell>
          <table:table-cell table:formula="of:=[.D97]/[.$M97]" office:value-type="float" office:value="0.0917280422151088">
            <text:p>0.09</text:p>
          </table:table-cell>
          <table:table-cell table:formula="of:=[.E97]/[.$M97]" office:value-type="float" office:value="0.108775834638573">
            <text:p>0.11</text:p>
          </table:table-cell>
          <table:table-cell table:formula="of:=[.F97]/[.$M97]" office:value-type="float" office:value="0.118761454901233">
            <text:p>0.12</text:p>
          </table:table-cell>
          <table:table-cell table:formula="of:=[.G97]/[.$M97]" office:value-type="float" office:value="0.112712218335121">
            <text:p>0.11</text:p>
          </table:table-cell>
          <table:table-cell table:formula="of:=[.H97]/[.$M97]" office:value-type="float" office:value="0.132207835630534">
            <text:p>0.13</text:p>
          </table:table-cell>
          <table:table-cell table:formula="of:=[.I97]/[.$M97]" office:value-type="float" office:value="0.127479980333504">
            <text:p>0.13</text:p>
          </table:table-cell>
          <table:table-cell table:formula="of:=[.J97]/[.$M97]" office:value-type="float" office:value="0.111876330557528">
            <text:p>0.11</text:p>
          </table:table-cell>
          <table:table-cell table:formula="of:=[.K97]/[.$M97]" office:value-type="float" office:value="0.0876287992024829">
            <text:p>0.09</text:p>
          </table:table-cell>
          <table:table-cell table:formula="of:=[.L97]/[.$M97]" office:value-type="float" office:value="0.0524653754308215">
            <text:p>0.05</text:p>
          </table:table-cell>
          <table:table-cell table:formula="of:=SUM([.N97:.W97])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7345">
            <text:p>77345</text:p>
          </table:table-cell>
          <table:table-cell office:value-type="float" office:value="122533">
            <text:p>122533</text:p>
          </table:table-cell>
          <table:table-cell office:value-type="float" office:value="146786">
            <text:p>146786</text:p>
          </table:table-cell>
          <table:table-cell office:value-type="float" office:value="152303">
            <text:p>152303</text:p>
          </table:table-cell>
          <table:table-cell office:value-type="float" office:value="143215">
            <text:p>143215</text:p>
          </table:table-cell>
          <table:table-cell office:value-type="float" office:value="185431">
            <text:p>185431</text:p>
          </table:table-cell>
          <table:table-cell office:value-type="float" office:value="235052">
            <text:p>235052</text:p>
          </table:table-cell>
          <table:table-cell office:value-type="float" office:value="220370">
            <text:p>220370</text:p>
          </table:table-cell>
          <table:table-cell office:value-type="float" office:value="171889">
            <text:p>171889</text:p>
          </table:table-cell>
          <table:table-cell office:value-type="float" office:value="101456">
            <text:p>101456</text:p>
          </table:table-cell>
          <table:table-cell table:formula="of:=SUM([.C98:.L98])" office:value-type="float" office:value="1556380">
            <text:p>1556380</text:p>
          </table:table-cell>
          <table:table-cell table:formula="of:=[.C98]/[.$M98]" office:value-type="float" office:value="0.0496954471273082">
            <text:p>0.05</text:p>
          </table:table-cell>
          <table:table-cell table:formula="of:=[.D98]/[.$M98]" office:value-type="float" office:value="0.0787294876572559">
            <text:p>0.08</text:p>
          </table:table-cell>
          <table:table-cell table:formula="of:=[.E98]/[.$M98]" office:value-type="float" office:value="0.094312442976651">
            <text:p>0.09</text:p>
          </table:table-cell>
          <table:table-cell table:formula="of:=[.F98]/[.$M98]" office:value-type="float" office:value="0.0978572071088038">
            <text:p>0.1</text:p>
          </table:table-cell>
          <table:table-cell table:formula="of:=[.G98]/[.$M98]" office:value-type="float" office:value="0.0920180161657179">
            <text:p>0.09</text:p>
          </table:table-cell>
          <table:table-cell table:formula="of:=[.H98]/[.$M98]" office:value-type="float" office:value="0.119142497333556">
            <text:p>0.12</text:p>
          </table:table-cell>
          <table:table-cell table:formula="of:=[.I98]/[.$M98]" office:value-type="float" office:value="0.151024813991442">
            <text:p>0.15</text:p>
          </table:table-cell>
          <table:table-cell table:formula="of:=[.J98]/[.$M98]" office:value-type="float" office:value="0.141591385137306">
            <text:p>0.14</text:p>
          </table:table-cell>
          <table:table-cell table:formula="of:=[.K98]/[.$M98]" office:value-type="float" office:value="0.110441537413742">
            <text:p>0.11</text:p>
          </table:table-cell>
          <table:table-cell table:formula="of:=[.L98]/[.$M98]" office:value-type="float" office:value="0.0651871650882175">
            <text:p>0.07</text:p>
          </table:table-cell>
          <table:table-cell table:formula="of:=SUM([.N98:.W98])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3491">
            <text:p>63491</text:p>
          </table:table-cell>
          <table:table-cell office:value-type="float" office:value="96786">
            <text:p>96786</text:p>
          </table:table-cell>
          <table:table-cell office:value-type="float" office:value="117088">
            <text:p>117088</text:p>
          </table:table-cell>
          <table:table-cell office:value-type="float" office:value="120280">
            <text:p>120280</text:p>
          </table:table-cell>
          <table:table-cell office:value-type="float" office:value="109790">
            <text:p>109790</text:p>
          </table:table-cell>
          <table:table-cell office:value-type="float" office:value="139961">
            <text:p>139961</text:p>
          </table:table-cell>
          <table:table-cell office:value-type="float" office:value="189581">
            <text:p>189581</text:p>
          </table:table-cell>
          <table:table-cell office:value-type="float" office:value="244081">
            <text:p>244081</text:p>
          </table:table-cell>
          <table:table-cell office:value-type="float" office:value="222372">
            <text:p>222372</text:p>
          </table:table-cell>
          <table:table-cell office:value-type="float" office:value="129587">
            <text:p>129587</text:p>
          </table:table-cell>
          <table:table-cell table:formula="of:=SUM([.C99:.L99])" office:value-type="float" office:value="1433017">
            <text:p>1433017</text:p>
          </table:table-cell>
          <table:table-cell table:formula="of:=[.C99]/[.$M99]" office:value-type="float" office:value="0.0443058247041033">
            <text:p>0.04</text:p>
          </table:table-cell>
          <table:table-cell table:formula="of:=[.D99]/[.$M99]" office:value-type="float" office:value="0.0675400222049006">
            <text:p>0.07</text:p>
          </table:table-cell>
          <table:table-cell table:formula="of:=[.E99]/[.$M99]" office:value-type="float" office:value="0.0817073349443866">
            <text:p>0.08</text:p>
          </table:table-cell>
          <table:table-cell table:formula="of:=[.F99]/[.$M99]" office:value-type="float" office:value="0.0839348032856554">
            <text:p>0.08</text:p>
          </table:table-cell>
          <table:table-cell table:formula="of:=[.G99]/[.$M99]" office:value-type="float" office:value="0.0766145830789167">
            <text:p>0.08</text:p>
          </table:table-cell>
          <table:table-cell table:formula="of:=[.H99]/[.$M99]" office:value-type="float" office:value="0.0976687645715299">
            <text:p>0.1</text:p>
          </table:table-cell>
          <table:table-cell table:formula="of:=[.I99]/[.$M99]" office:value-type="float" office:value="0.132295011154787">
            <text:p>0.13</text:p>
          </table:table-cell>
          <table:table-cell table:formula="of:=[.J99]/[.$M99]" office:value-type="float" office:value="0.170326660465298">
            <text:p>0.17</text:p>
          </table:table-cell>
          <table:table-cell table:formula="of:=[.K99]/[.$M99]" office:value-type="float" office:value="0.155177503128016">
            <text:p>0.16</text:p>
          </table:table-cell>
          <table:table-cell table:formula="of:=[.L99]/[.$M99]" office:value-type="float" office:value="0.0904294924624062">
            <text:p>0.09</text:p>
          </table:table-cell>
          <table:table-cell table:formula="of:=SUM([.N99:.W99])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2525">
            <text:p>52525</text:p>
          </table:table-cell>
          <table:table-cell office:value-type="float" office:value="74335">
            <text:p>74335</text:p>
          </table:table-cell>
          <table:table-cell office:value-type="float" office:value="90795">
            <text:p>90795</text:p>
          </table:table-cell>
          <table:table-cell office:value-type="float" office:value="91569">
            <text:p>91569</text:p>
          </table:table-cell>
          <table:table-cell office:value-type="float" office:value="79316">
            <text:p>79316</text:p>
          </table:table-cell>
          <table:table-cell office:value-type="float" office:value="99567">
            <text:p>99567</text:p>
          </table:table-cell>
          <table:table-cell office:value-type="float" office:value="130527">
            <text:p>130527</text:p>
          </table:table-cell>
          <table:table-cell office:value-type="float" office:value="193540">
            <text:p>193540</text:p>
          </table:table-cell>
          <table:table-cell office:value-type="float" office:value="313672">
            <text:p>313672</text:p>
          </table:table-cell>
          <table:table-cell office:value-type="float" office:value="246634">
            <text:p>246634</text:p>
          </table:table-cell>
          <table:table-cell table:formula="of:=SUM([.C100:.L100])" office:value-type="float" office:value="1372480">
            <text:p>1372480</text:p>
          </table:table-cell>
          <table:table-cell table:formula="of:=[.C100]/[.$M100]" office:value-type="float" office:value="0.038270138726976">
            <text:p>0.04</text:p>
          </table:table-cell>
          <table:table-cell table:formula="of:=[.D100]/[.$M100]" office:value-type="float" office:value="0.0541610806714852">
            <text:p>0.05</text:p>
          </table:table-cell>
          <table:table-cell table:formula="of:=[.E100]/[.$M100]" office:value-type="float" office:value="0.0661539694567498">
            <text:p>0.07</text:p>
          </table:table-cell>
          <table:table-cell table:formula="of:=[.F100]/[.$M100]" office:value-type="float" office:value="0.0667179121007228">
            <text:p>0.07</text:p>
          </table:table-cell>
          <table:table-cell table:formula="of:=[.G100]/[.$M100]" office:value-type="float" office:value="0.057790277453952">
            <text:p>0.06</text:p>
          </table:table-cell>
          <table:table-cell table:formula="of:=[.H100]/[.$M100]" office:value-type="float" office:value="0.0725453194217766">
            <text:p>0.07</text:p>
          </table:table-cell>
          <table:table-cell table:formula="of:=[.I100]/[.$M100]" office:value-type="float" office:value="0.0951030251806948">
            <text:p>0.1</text:p>
          </table:table-cell>
          <table:table-cell table:formula="of:=[.J100]/[.$M100]" office:value-type="float" office:value="0.141014805315924">
            <text:p>0.14</text:p>
          </table:table-cell>
          <table:table-cell table:formula="of:=[.K100]/[.$M100]" office:value-type="float" office:value="0.22854394963861">
            <text:p>0.23</text:p>
          </table:table-cell>
          <table:table-cell table:formula="of:=[.L100]/[.$M100]" office:value-type="float" office:value="0.179699522033108">
            <text:p>0.18</text:p>
          </table:table-cell>
          <table:table-cell table:formula="of:=SUM([.N100:.W100])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36528">
            <text:p>36528</text:p>
          </table:table-cell>
          <table:table-cell office:value-type="float" office:value="45186">
            <text:p>45186</text:p>
          </table:table-cell>
          <table:table-cell office:value-type="float" office:value="54624">
            <text:p>54624</text:p>
          </table:table-cell>
          <table:table-cell office:value-type="float" office:value="54299">
            <text:p>54299</text:p>
          </table:table-cell>
          <table:table-cell office:value-type="float" office:value="46738">
            <text:p>46738</text:p>
          </table:table-cell>
          <table:table-cell office:value-type="float" office:value="56691">
            <text:p>56691</text:p>
          </table:table-cell>
          <table:table-cell office:value-type="float" office:value="67108">
            <text:p>67108</text:p>
          </table:table-cell>
          <table:table-cell office:value-type="float" office:value="92989">
            <text:p>92989</text:p>
          </table:table-cell>
          <table:table-cell office:value-type="float" office:value="182979">
            <text:p>182979</text:p>
          </table:table-cell>
          <table:table-cell office:value-type="float" office:value="439224">
            <text:p>439224</text:p>
          </table:table-cell>
          <table:table-cell table:formula="of:=SUM([.C101:.L101])" office:value-type="float" office:value="1076366">
            <text:p>1076366</text:p>
          </table:table-cell>
          <table:table-cell table:formula="of:=[.C101]/[.$M101]" office:value-type="float" office:value="0.0339364119639602">
            <text:p>0.03</text:p>
          </table:table-cell>
          <table:table-cell table:formula="of:=[.D101]/[.$M101]" office:value-type="float" office:value="0.0419801443003588">
            <text:p>0.04</text:p>
          </table:table-cell>
          <table:table-cell table:formula="of:=[.E101]/[.$M101]" office:value-type="float" office:value="0.0507485372076041">
            <text:p>0.05</text:p>
          </table:table-cell>
          <table:table-cell table:formula="of:=[.F101]/[.$M101]" office:value-type="float" office:value="0.0504465953030846">
            <text:p>0.05</text:p>
          </table:table-cell>
          <table:table-cell table:formula="of:=[.G101]/[.$M101]" office:value-type="float" office:value="0.043422033025941">
            <text:p>0.04</text:p>
          </table:table-cell>
          <table:table-cell table:formula="of:=[.H101]/[.$M101]" office:value-type="float" office:value="0.0526688877203479">
            <text:p>0.05</text:p>
          </table:table-cell>
          <table:table-cell table:formula="of:=[.I101]/[.$M101]" office:value-type="float" office:value="0.0623468225492072">
            <text:p>0.06</text:p>
          </table:table-cell>
          <table:table-cell table:formula="of:=[.J101]/[.$M101]" office:value-type="float" office:value="0.0863916177211097">
            <text:p>0.09</text:p>
          </table:table-cell>
          <table:table-cell table:formula="of:=[.K101]/[.$M101]" office:value-type="float" office:value="0.169997008452515">
            <text:p>0.17</text:p>
          </table:table-cell>
          <table:table-cell table:formula="of:=[.L101]/[.$M101]" office:value-type="float" office:value="0.408061941755871">
            <text:p>0.41</text:p>
          </table:table-cell>
          <table:table-cell table:formula="of:=SUM([.N101:.W101])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5">09/25/2009</text:date>, <text:time>23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date>2009-09-25T23:17:45.85</dc:date>
    <meta:editing-cycles>1</meta:editing-cycles>
    <meta:editing-duration>PT01H04M48S</meta:editing-duration>
    <dc:creator>John Abowd</dc:creator>
    <meta:document-statistic meta:table-count="1" meta:cell-count="2423" meta:object-count="0"/>
    <meta:user-defined meta:name="Info 1"/>
    <meta:user-defined meta:name="Info 2"/>
    <meta:user-defined meta:name="Info 3"/>
    <meta:user-defined meta:name="Info 4"/>
  </office:meta>
</office:document-meta>
</file>